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26.76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3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ime-style style:name="N45">
      <number:minutes number:style="long"/>
      <number:text>:</number:text>
      <number:seconds number:style="long" number:decimal-places="2"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45"/>
    <style:style style:name="ce6" style:family="table-cell" style:parent-style-name="Default" style:data-style-name="N114"/>
    <style:style style:name="ce7" style:family="table-cell" style:parent-style-name="Default" style:data-style-name="N99"/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fabench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5"/>
        <table:table-column table:style-name="co2" table:default-cell-style-name="ce4"/>
        <table:table-column table:style-name="co2" table:default-cell-style-name="ce6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2" table:number-rows-spanned="1">
            <text:p>CFACC</text:p>
          </table:table-cell>
          <table:covered-table-cell table:style-name="ce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wall(s)</text:p>
          </table:table-cell>
          <table:table-cell table:style-name="Default" table:number-columns-repeated="2"/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0468" calcext:value-type="float">
            <text:p>10468</text:p>
          </table:table-cell>
          <table:table-cell/>
          <table:table-cell office:value-type="string" calcext:value-type="string">
            <text:p>abs</text:p>
          </table:table-cell>
          <table:table-cell office:value-type="time" office:time-value="PT00H06M02.701S" calcext:value-type="time">
            <text:p>06:02.70</text:p>
          </table:table-cell>
          <table:table-cell table:formula="of:=SECOND([.H3])+MINUTE([.H3])*60" office:value-type="float" office:value="363" calcext:value-type="float">
            <text:p>363</text:p>
          </table:table-cell>
          <table:table-cell table:style-name="Default"/>
          <table:table-cell table:formula="of:=[.I3]/[.D3]" office:value-type="float" office:value="806.666666666667" calcext:value-type="float">
            <text:p>807</text:p>
          </table:table-cell>
        </table:table-row>
        <table:table-row table:style-name="ro1">
          <table:table-cell office:value-type="string" calcext:value-type="string">
            <text:p>alloc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5960" calcext:value-type="float">
            <text:p>5960</text:p>
          </table:table-cell>
          <table:table-cell/>
          <table:table-cell office:value-type="string" calcext:value-type="string">
            <text:p>alloc</text:p>
          </table:table-cell>
          <table:table-cell office:value-type="time" office:time-value="PT00H02M02.505S" calcext:value-type="time">
            <text:p>02:02.51</text:p>
          </table:table-cell>
          <table:table-cell table:formula="of:=SECOND([.H4])+MINUTE([.H4])*60" office:value-type="float" office:value="123" calcext:value-type="float">
            <text:p>123</text:p>
          </table:table-cell>
          <table:table-cell/>
          <table:table-cell table:formula="of:=[.I4]/[.D4]" office:value-type="float" office:value="723.529411764706" calcext:value-type="float">
            <text:p>724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array</text:p>
          </table:table-cell>
          <table:table-cell office:value-type="time" office:time-value="PT00H00M07.428S" calcext:value-type="time">
            <text:p>00:07.43</text:p>
          </table:table-cell>
          <table:table-cell table:formula="of:=SECOND([.H5])+MINUTE([.H5])*60" office:value-type="float" office:value="7" calcext:value-type="float">
            <text:p>7</text:p>
          </table:table-cell>
          <table:table-cell/>
          <table:table-cell table:formula="of:=[.I5]/[.D5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7784" calcext:value-type="float">
            <text:p>7784</text:p>
          </table:table-cell>
          <table:table-cell/>
          <table:table-cell office:value-type="string" calcext:value-type="string">
            <text:p>ato</text:p>
          </table:table-cell>
          <table:table-cell office:value-type="time" office:time-value="PT00H01M38.845S" calcext:value-type="time">
            <text:p>01:38.85</text:p>
          </table:table-cell>
          <table:table-cell table:formula="of:=SECOND([.H6])+MINUTE([.H6])*60" office:value-type="float" office:value="99" calcext:value-type="float">
            <text:p>99</text:p>
          </table:table-cell>
          <table:table-cell/>
          <table:table-cell table:formula="of:=[.I6]/[.D6]" office:value-type="float" office:value="341.379310344828" calcext:value-type="float">
            <text:p>341</text:p>
          </table:table-cell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44" calcext:value-type="float">
            <text:p>4544</text:p>
          </table:table-cell>
          <table:table-cell/>
          <table:table-cell office:value-type="string" calcext:value-type="string">
            <text:p>attributes</text:p>
          </table:table-cell>
          <table:table-cell office:value-type="time" office:time-value="PT00H00M09.408S" calcext:value-type="time">
            <text:p>00:09.41</text:p>
          </table:table-cell>
          <table:table-cell table:formula="of:=SECOND([.H7])+MINUTE([.H7])*60" office:value-type="float" office:value="9" calcext:value-type="float">
            <text:p>9</text:p>
          </table:table-cell>
          <table:table-cell/>
          <table:table-cell table:formula="of:=[.I7]/[.D7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avl_tes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624" calcext:value-type="float">
            <text:p>5624</text:p>
          </table:table-cell>
          <table:table-cell/>
          <table:table-cell office:value-type="string" calcext:value-type="string">
            <text:p>avl_test</text:p>
          </table:table-cell>
          <table:table-cell office:value-type="time" office:time-value="PT00H03M05.331S" calcext:value-type="time">
            <text:p>03:05.33</text:p>
          </table:table-cell>
          <table:table-cell table:formula="of:=SECOND([.H8])+MINUTE([.H8])*60" office:value-type="float" office:value="185" calcext:value-type="float">
            <text:p>185</text:p>
          </table:table-cell>
          <table:table-cell/>
          <table:table-cell table:formula="of:=[.I8]/[.D8]" office:value-type="float" office:value="1850" calcext:value-type="float">
            <text:p>1850</text:p>
          </table:table-cell>
        </table:table-row>
        <table:table-row table:style-name="ro1">
          <table:table-cell office:value-type="string" calcext:value-type="string">
            <text:p>barge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8320" calcext:value-type="float">
            <text:p>8320</text:p>
          </table:table-cell>
          <table:table-cell/>
          <table:table-cell office:value-type="string" calcext:value-type="string">
            <text:p>barge</text:p>
          </table:table-cell>
          <table:table-cell office:value-type="time" office:time-value="PT00H04M00.353S" calcext:value-type="time">
            <text:p>04:00.35</text:p>
          </table:table-cell>
          <table:table-cell table:formula="of:=SECOND([.H9])+MINUTE([.H9])*60" office:value-type="float" office:value="240" calcext:value-type="float">
            <text:p>240</text:p>
          </table:table-cell>
          <table:table-cell/>
          <table:table-cell table:formula="of:=[.I9]/[.D9]" office:value-type="float" office:value="521.739130434783" calcext:value-type="float">
            <text:p>522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8692" calcext:value-type="float">
            <text:p>8692</text:p>
          </table:table-cell>
          <table:table-cell/>
          <table:table-cell office:value-type="string" calcext:value-type="string">
            <text:p>block</text:p>
          </table:table-cell>
          <table:table-cell office:value-type="time" office:time-value="PT00H04M40.155S" calcext:value-type="time">
            <text:p>04:40.16</text:p>
          </table:table-cell>
          <table:table-cell table:formula="of:=SECOND([.H10])+MINUTE([.H10])*60" office:value-type="float" office:value="280" calcext:value-type="float">
            <text:p>280</text:p>
          </table:table-cell>
          <table:table-cell/>
          <table:table-cell table:formula="of:=[.I10]/[.D10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boundedBufferEXT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9120" calcext:value-type="float">
            <text:p>9120</text:p>
          </table:table-cell>
          <table:table-cell/>
          <table:table-cell office:value-type="string" calcext:value-type="string">
            <text:p>boundedBufferEXT</text:p>
          </table:table-cell>
          <table:table-cell office:value-type="time" office:time-value="PT00H04M08.111S" calcext:value-type="time">
            <text:p>04:08.11</text:p>
          </table:table-cell>
          <table:table-cell table:formula="of:=SECOND([.H11])+MINUTE([.H11])*60" office:value-type="float" office:value="248" calcext:value-type="float">
            <text:p>248</text:p>
          </table:table-cell>
          <table:table-cell/>
          <table:table-cell table:formula="of:=[.I11]/[.D11]" office:value-type="float" office:value="506.122448979592" calcext:value-type="float">
            <text:p>506</text:p>
          </table:table-cell>
        </table:table-row>
        <table:table-row table:style-name="ro1">
          <table:table-cell office:value-type="string" calcext:value-type="string">
            <text:p>boundedBufferINT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9092" calcext:value-type="float">
            <text:p>9092</text:p>
          </table:table-cell>
          <table:table-cell/>
          <table:table-cell office:value-type="string" calcext:value-type="string">
            <text:p>boundedBufferINT</text:p>
          </table:table-cell>
          <table:table-cell office:value-type="time" office:time-value="PT00H04M15.376S" calcext:value-type="time">
            <text:p>04:15.38</text:p>
          </table:table-cell>
          <table:table-cell table:formula="of:=SECOND([.H12])+MINUTE([.H12])*60" office:value-type="float" office:value="255" calcext:value-type="float">
            <text:p>255</text:p>
          </table:table-cell>
          <table:table-cell/>
          <table:table-cell table:formula="of:=[.I12]/[.D12]" office:value-type="float" office:value="481.132075471698" calcext:value-type="float">
            <text:p>481</text:p>
          </table:table-cell>
        </table:table-row>
        <table:table-row table:style-name="ro1">
          <table:table-cell office:value-type="string" calcext:value-type="string">
            <text:p>cast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castError</text:p>
          </table:table-cell>
          <table:table-cell office:value-type="time" office:time-value="PT00H00M05.178S" calcext:value-type="time">
            <text:p>00:05.18</text:p>
          </table:table-cell>
          <table:table-cell table:formula="of:=SECOND([.H13])+MINUTE([.H13])*60" office:value-type="float" office:value="5" calcext:value-type="float">
            <text:p>5</text:p>
          </table:table-cell>
          <table:table-cell/>
          <table:table-cell table:formula="of:=[.I13]/[.D1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cast</text:p>
          </table:table-cell>
          <table:table-cell office:value-type="time" office:time-value="PT00H00M07.509S" calcext:value-type="time">
            <text:p>00:07.51</text:p>
          </table:table-cell>
          <table:table-cell table:formula="of:=SECOND([.H14])+MINUTE([.H14])*60" office:value-type="float" office:value="8" calcext:value-type="float">
            <text:p>8</text:p>
          </table:table-cell>
          <table:table-cell/>
          <table:table-cell table:formula="of:=[.I14]/[.D14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ompleteTypeErr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completeTypeError</text:p>
          </table:table-cell>
          <table:table-cell office:value-type="time" office:time-value="PT00H00M05.651S" calcext:value-type="time">
            <text:p>00:05.65</text:p>
          </table:table-cell>
          <table:table-cell table:formula="of:=SECOND([.H15])+MINUTE([.H15])*60" office:value-type="float" office:value="6" calcext:value-type="float">
            <text:p>6</text:p>
          </table:table-cell>
          <table:table-cell/>
          <table:table-cell table:formula="of:=[.I15]/[.D15]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0584" calcext:value-type="float">
            <text:p>10584</text:p>
          </table:table-cell>
          <table:table-cell/>
          <table:table-cell office:value-type="string" calcext:value-type="string">
            <text:p>complex</text:p>
          </table:table-cell>
          <table:table-cell office:value-type="time" office:time-value="PT00H01M28.993S" calcext:value-type="time">
            <text:p>01:28.99</text:p>
          </table:table-cell>
          <table:table-cell table:formula="of:=SECOND([.H16])+MINUTE([.H16])*60" office:value-type="float" office:value="89" calcext:value-type="float">
            <text:p>89</text:p>
          </table:table-cell>
          <table:table-cell/>
          <table:table-cell table:formula="of:=[.I16]/[.D16]" office:value-type="float" office:value="741.666666666667" calcext:value-type="float">
            <text:p>742</text:p>
          </table:table-cell>
        </table:table-row>
        <table:table-row table:style-name="ro1">
          <table:table-cell office:value-type="string" calcext:value-type="string">
            <text:p>coroutineYield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7748" calcext:value-type="float">
            <text:p>7748</text:p>
          </table:table-cell>
          <table:table-cell/>
          <table:table-cell office:value-type="string" calcext:value-type="string">
            <text:p>coroutineYield</text:p>
          </table:table-cell>
          <table:table-cell office:value-type="time" office:time-value="PT00H04M23.851S" calcext:value-type="time">
            <text:p>04:23.85</text:p>
          </table:table-cell>
          <table:table-cell table:formula="of:=SECOND([.H17])+MINUTE([.H17])*60" office:value-type="float" office:value="264" calcext:value-type="float">
            <text:p>264</text:p>
          </table:table-cell>
          <table:table-cell/>
          <table:table-cell table:formula="of:=[.I17]/[.D17]" office:value-type="float" office:value="488.888888888889" calcext:value-type="float">
            <text:p>489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counter</text:p>
          </table:table-cell>
          <table:table-cell office:value-type="time" office:time-value="PT00H00M07.521S" calcext:value-type="time">
            <text:p>00:07.52</text:p>
          </table:table-cell>
          <table:table-cell table:formula="of:=SECOND([.H18])+MINUTE([.H18])*60" office:value-type="float" office:value="8" calcext:value-type="float">
            <text:p>8</text:p>
          </table:table-cell>
          <table:table-cell/>
          <table:table-cell table:formula="of:=[.I18]/[.D18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tor-autoge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88" calcext:value-type="float">
            <text:p>4688</text:p>
          </table:table-cell>
          <table:table-cell/>
          <table:table-cell office:value-type="string" calcext:value-type="string">
            <text:p>ctor-autogen</text:p>
          </table:table-cell>
          <table:table-cell office:value-type="time" office:time-value="PT00H00M15.353S" calcext:value-type="time">
            <text:p>00:15.35</text:p>
          </table:table-cell>
          <table:table-cell table:formula="of:=SECOND([.H19])+MINUTE([.H19])*60" office:value-type="float" office:value="15" calcext:value-type="float">
            <text:p>15</text:p>
          </table:table-cell>
          <table:table-cell/>
          <table:table-cell table:formula="of:=[.I19]/[.D19]"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datingService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140" calcext:value-type="float">
            <text:p>7140</text:p>
          </table:table-cell>
          <table:table-cell/>
          <table:table-cell office:value-type="string" calcext:value-type="string">
            <text:p>datingService</text:p>
          </table:table-cell>
          <table:table-cell office:value-type="time" office:time-value="PT00H04M29.995S" calcext:value-type="time">
            <text:p>04:30.00</text:p>
          </table:table-cell>
          <table:table-cell table:formula="of:=SECOND([.H20])+MINUTE([.H20])*60" office:value-type="float" office:value="270" calcext:value-type="float">
            <text:p>270</text:p>
          </table:table-cell>
          <table:table-cell/>
          <table:table-cell table:formula="of:=[.I20]/[.D20]" office:value-type="float" office:value="586.95652173913" calcext:value-type="float">
            <text:p>587</text:p>
          </table:table-cell>
        </table:table-row>
        <table:table-row table:style-name="ro1">
          <table:table-cell office:value-type="string" calcext:value-type="string">
            <text:p>declarationSpecifie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string" calcext:value-type="string">
            <text:p>declarationSpecifier</text:p>
          </table:table-cell>
          <table:table-cell office:value-type="time" office:time-value="PT00H00M09.371S" calcext:value-type="time">
            <text:p>00:09.37</text:p>
          </table:table-cell>
          <table:table-cell table:formula="of:=SECOND([.H21])+MINUTE([.H21])*60" office:value-type="float" office:value="9" calcext:value-type="float">
            <text:p>9</text:p>
          </table:table-cell>
          <table:table-cell/>
          <table:table-cell table:formula="of:=[.I21]/[.D21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esignations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48" calcext:value-type="float">
            <text:p>4648</text:p>
          </table:table-cell>
          <table:table-cell/>
          <table:table-cell office:value-type="string" calcext:value-type="string">
            <text:p>designations</text:p>
          </table:table-cell>
          <table:table-cell office:value-type="time" office:time-value="PT00H00M09.432S" calcext:value-type="time">
            <text:p>00:09.43</text:p>
          </table:table-cell>
          <table:table-cell table:formula="of:=SECOND([.H22])+MINUTE([.H22])*60" office:value-type="float" office:value="9" calcext:value-type="float">
            <text:p>9</text:p>
          </table:table-cell>
          <table:table-cell/>
          <table:table-cell table:formula="of:=[.I22]/[.D22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disjoint</text:p>
          </table:table-cell>
          <table:table-cell office:value-type="float" office:value="0.58" calcext:value-type="float">
            <text:p>0.58</text:p>
          </table:table-cell>
          <table:table-cell office:value-type="float" office:value="0.02" calcext:value-type="float">
            <text:p>0.02</text:p>
          </table:table-cell>
          <table:table-cell office:value-type="float" office:value="0.6" calcext:value-type="float">
            <text:p>0.6</text:p>
          </table:table-cell>
          <table:table-cell office:value-type="float" office:value="9424" calcext:value-type="float">
            <text:p>9424</text:p>
          </table:table-cell>
          <table:table-cell/>
          <table:table-cell office:value-type="string" calcext:value-type="string">
            <text:p>disjoint</text:p>
          </table:table-cell>
          <table:table-cell office:value-type="time" office:time-value="PT00H04M39.804S" calcext:value-type="time">
            <text:p>04:39.80</text:p>
          </table:table-cell>
          <table:table-cell table:formula="of:=SECOND([.H23])+MINUTE([.H23])*60" office:value-type="float" office:value="280" calcext:value-type="float">
            <text:p>280</text:p>
          </table:table-cell>
          <table:table-cell/>
          <table:table-cell table:formula="of:=[.I23]/[.D23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7192" calcext:value-type="float">
            <text:p>7192</text:p>
          </table:table-cell>
          <table:table-cell/>
          <table:table-cell office:value-type="string" calcext:value-type="string">
            <text:p>div</text:p>
          </table:table-cell>
          <table:table-cell office:value-type="time" office:time-value="PT00H01M03.958S" calcext:value-type="time">
            <text:p>01:03.96</text:p>
          </table:table-cell>
          <table:table-cell table:formula="of:=SECOND([.H24])+MINUTE([.H24])*60" office:value-type="float" office:value="64" calcext:value-type="float">
            <text:p>64</text:p>
          </table:table-cell>
          <table:table-cell/>
          <table:table-cell table:formula="of:=[.I24]/[.D24]" office:value-type="float" office:value="533.333333333333" calcext:value-type="float">
            <text:p>533</text:p>
          </table:table-cell>
        </table:table-row>
        <table:table-row table:style-name="ro1">
          <table:table-cell office:value-type="string" calcext:value-type="string">
            <text:p>dtor-early-exit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7736" calcext:value-type="float">
            <text:p>7736</text:p>
          </table:table-cell>
          <table:table-cell/>
          <table:table-cell office:value-type="string" calcext:value-type="string">
            <text:p>dtor-early-exit</text:p>
          </table:table-cell>
          <table:table-cell office:value-type="time" office:time-value="PT00H01M37.618S" calcext:value-type="time">
            <text:p>01:37.62</text:p>
          </table:table-cell>
          <table:table-cell table:formula="of:=SECOND([.H25])+MINUTE([.H25])*60" office:value-type="float" office:value="98" calcext:value-type="float">
            <text:p>98</text:p>
          </table:table-cell>
          <table:table-cell/>
          <table:table-cell table:formula="of:=[.I25]/[.D25]" office:value-type="float" office:value="445.454545454545" calcext:value-type="float">
            <text:p>445</text:p>
          </table:table-cell>
        </table:table-row>
        <table:table-row table:style-name="ro1">
          <table:table-cell office:value-type="string" calcext:value-type="string">
            <text:p>dtor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7328" calcext:value-type="float">
            <text:p>7328</text:p>
          </table:table-cell>
          <table:table-cell/>
          <table:table-cell office:value-type="string" calcext:value-type="string">
            <text:p>dtor</text:p>
          </table:table-cell>
          <table:table-cell office:value-type="time" office:time-value="PT00H04M01.18S" calcext:value-type="time">
            <text:p>04:01.18</text:p>
          </table:table-cell>
          <table:table-cell table:formula="of:=SECOND([.H26])+MINUTE([.H26])*60" office:value-type="float" office:value="241" calcext:value-type="float">
            <text:p>241</text:p>
          </table:table-cell>
          <table:table-cell/>
          <table:table-cell table:formula="of:=[.I26]/[.D26]" office:value-type="float" office:value="560.46511627907" calcext:value-type="float">
            <text:p>560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0.43" calcext:value-type="float">
            <text:p>0.43</text:p>
          </table:table-cell>
          <table:table-cell office:value-type="float" office:value="9552" calcext:value-type="float">
            <text:p>9552</text:p>
          </table:table-cell>
          <table:table-cell/>
          <table:table-cell office:value-type="string" calcext:value-type="string">
            <text:p>else</text:p>
          </table:table-cell>
          <table:table-cell office:value-type="time" office:time-value="PT00H03M18.685S" calcext:value-type="time">
            <text:p>03:18.69</text:p>
          </table:table-cell>
          <table:table-cell table:formula="of:=SECOND([.H27])+MINUTE([.H27])*60" office:value-type="float" office:value="199" calcext:value-type="float">
            <text:p>199</text:p>
          </table:table-cell>
          <table:table-cell/>
          <table:table-cell table:formula="of:=[.I27]/[.D27]" office:value-type="float" office:value="462.790697674419" calcext:value-type="float">
            <text:p>463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string" calcext:value-type="string">
            <text:p>enum</text:p>
          </table:table-cell>
          <table:table-cell office:value-type="time" office:time-value="PT00H00M07.456S" calcext:value-type="time">
            <text:p>00:07.46</text:p>
          </table:table-cell>
          <table:table-cell table:formula="of:=SECOND([.H28])+MINUTE([.H28])*60" office:value-type="float" office:value="7" calcext:value-type="float">
            <text:p>7</text:p>
          </table:table-cell>
          <table:table-cell/>
          <table:table-cell table:formula="of:=[.I28]/[.D2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expression</text:p>
          </table:table-cell>
          <table:table-cell office:value-type="time" office:time-value="PT00H00M07.366S" calcext:value-type="time">
            <text:p>00:07.37</text:p>
          </table:table-cell>
          <table:table-cell table:formula="of:=SECOND([.H29])+MINUTE([.H29])*60" office:value-type="float" office:value="7" calcext:value-type="float">
            <text:p>7</text:p>
          </table:table-cell>
          <table:table-cell/>
          <table:table-cell table:formula="of:=[.I29]/[.D29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844" calcext:value-type="float">
            <text:p>4844</text:p>
          </table:table-cell>
          <table:table-cell/>
          <table:table-cell office:value-type="string" calcext:value-type="string">
            <text:p>extension</text:p>
          </table:table-cell>
          <table:table-cell office:value-type="time" office:time-value="PT00H00M08.166S" calcext:value-type="time">
            <text:p>00:08.17</text:p>
          </table:table-cell>
          <table:table-cell table:formula="of:=SECOND([.H30])+MINUTE([.H30])*60" office:value-type="float" office:value="8" calcext:value-type="float">
            <text:p>8</text:p>
          </table:table-cell>
          <table:table-cell/>
          <table:table-cell table:formula="of:=[.I30]/[.D30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fallthroug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fallthrough</text:p>
          </table:table-cell>
          <table:table-cell office:value-type="time" office:time-value="PT00H00M07.364S" calcext:value-type="time">
            <text:p>00:07.36</text:p>
          </table:table-cell>
          <table:table-cell table:formula="of:=SECOND([.H31])+MINUTE([.H31])*60" office:value-type="float" office:value="7" calcext:value-type="float">
            <text:p>7</text:p>
          </table:table-cell>
          <table:table-cell/>
          <table:table-cell table:formula="of:=[.I31]/[.D31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0536" calcext:value-type="float">
            <text:p>10536</text:p>
          </table:table-cell>
          <table:table-cell/>
          <table:table-cell office:value-type="string" calcext:value-type="string">
            <text:p>fibonacci</text:p>
          </table:table-cell>
          <table:table-cell office:value-type="time" office:time-value="PT00H02M26.699S" calcext:value-type="time">
            <text:p>02:26.70</text:p>
          </table:table-cell>
          <table:table-cell table:formula="of:=SECOND([.H32])+MINUTE([.H32])*60" office:value-type="float" office:value="147" calcext:value-type="float">
            <text:p>147</text:p>
          </table:table-cell>
          <table:table-cell/>
          <table:table-cell table:formula="of:=[.I32]/[.D32]" office:value-type="float" office:value="639.130434782609" calcext:value-type="float">
            <text:p>639</text:p>
          </table:table-cell>
        </table:table-row>
        <table:table-row table:style-name="ro1">
          <table:table-cell office:value-type="string" calcext:value-type="string">
            <text:p>fmtLines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6276" calcext:value-type="float">
            <text:p>6276</text:p>
          </table:table-cell>
          <table:table-cell/>
          <table:table-cell office:value-type="string" calcext:value-type="string">
            <text:p>fmtLines</text:p>
          </table:table-cell>
          <table:table-cell office:value-type="time" office:time-value="PT00H02M28.149S" calcext:value-type="time">
            <text:p>02:28.15</text:p>
          </table:table-cell>
          <table:table-cell table:formula="of:=SECOND([.H33])+MINUTE([.H33])*60" office:value-type="float" office:value="148" calcext:value-type="float">
            <text:p>148</text:p>
          </table:table-cell>
          <table:table-cell/>
          <table:table-cell table:formula="of:=[.I33]/[.D33]" office:value-type="float" office:value="704.761904761905" calcext:value-type="float">
            <text:p>705</text:p>
          </table:table-cell>
        </table:table-row>
        <table:table-row table:style-name="ro1">
          <table:table-cell office:value-type="string" calcext:value-type="string">
            <text:p>forall</text:p>
          </table:table-cell>
          <table:table-cell office:value-type="float" office:value="0.16" calcext:value-type="float">
            <text:p>0.16</text:p>
          </table:table-cell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15200" calcext:value-type="float">
            <text:p>15200</text:p>
          </table:table-cell>
          <table:table-cell/>
          <table:table-cell office:value-type="string" calcext:value-type="string">
            <text:p>forall</text:p>
          </table:table-cell>
          <table:table-cell office:value-type="time" office:time-value="PT00H00M16.523S" calcext:value-type="time">
            <text:p>00:16.52</text:p>
          </table:table-cell>
          <table:table-cell table:formula="of:=SECOND([.H34])+MINUTE([.H34])*60" office:value-type="float" office:value="17" calcext:value-type="float">
            <text:p>17</text:p>
          </table:table-cell>
          <table:table-cell/>
          <table:table-cell table:formula="of:=[.I34]/[.D34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orctrl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4480" calcext:value-type="float">
            <text:p>14480</text:p>
          </table:table-cell>
          <table:table-cell/>
          <table:table-cell office:value-type="string" calcext:value-type="string">
            <text:p>forctrl</text:p>
          </table:table-cell>
          <table:table-cell office:value-type="time" office:time-value="PT00H00M44.598S" calcext:value-type="time">
            <text:p>00:44.60</text:p>
          </table:table-cell>
          <table:table-cell table:formula="of:=SECOND([.H35])+MINUTE([.H35])*60" office:value-type="float" office:value="45" calcext:value-type="float">
            <text:p>45</text:p>
          </table:table-cell>
          <table:table-cell/>
          <table:table-cell table:formula="of:=[.I35]/[.D35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fstream_test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1380" calcext:value-type="float">
            <text:p>11380</text:p>
          </table:table-cell>
          <table:table-cell/>
          <table:table-cell office:value-type="string" calcext:value-type="string">
            <text:p>fstream_test</text:p>
          </table:table-cell>
          <table:table-cell office:value-type="time" office:time-value="PT00H00M34.901S" calcext:value-type="time">
            <text:p>00:34.90</text:p>
          </table:table-cell>
          <table:table-cell table:formula="of:=SECOND([.H36])+MINUTE([.H36])*60" office:value-type="float" office:value="35" calcext:value-type="float">
            <text:p>35</text:p>
          </table:table-cell>
          <table:table-cell/>
          <table:table-cell table:formula="of:=[.I36]/[.D36]" office:value-type="float" office:value="269.230769230769" calcext:value-type="float">
            <text:p>269</text:p>
          </table:table-cell>
        </table:table-row>
        <table:table-row table:style-name="ro1">
          <table:table-cell office:value-type="string" calcext:value-type="string">
            <text:p>function-operator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9104" calcext:value-type="float">
            <text:p>9104</text:p>
          </table:table-cell>
          <table:table-cell/>
          <table:table-cell office:value-type="string" calcext:value-type="string">
            <text:p>function-operator</text:p>
          </table:table-cell>
          <table:table-cell office:value-type="time" office:time-value="PT00H00M46.483S" calcext:value-type="time">
            <text:p>00:46.48</text:p>
          </table:table-cell>
          <table:table-cell table:formula="of:=SECOND([.H37])+MINUTE([.H37])*60" office:value-type="float" office:value="46" calcext:value-type="float">
            <text:p>46</text:p>
          </table:table-cell>
          <table:table-cell/>
          <table:table-cell table:formula="of:=[.I37]/[.D37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84" calcext:value-type="float">
            <text:p>4584</text:p>
          </table:table-cell>
          <table:table-cell/>
          <table:table-cell office:value-type="string" calcext:value-type="string">
            <text:p>functions</text:p>
          </table:table-cell>
          <table:table-cell office:value-type="time" office:time-value="PT00H00M07.348S" calcext:value-type="time">
            <text:p>00:07.35</text:p>
          </table:table-cell>
          <table:table-cell table:formula="of:=SECOND([.H38])+MINUTE([.H38])*60" office:value-type="float" office:value="7" calcext:value-type="float">
            <text:p>7</text:p>
          </table:table-cell>
          <table:table-cell/>
          <table:table-cell table:formula="of:=[.I38]/[.D3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ccExtens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784" calcext:value-type="float">
            <text:p>4784</text:p>
          </table:table-cell>
          <table:table-cell/>
          <table:table-cell office:value-type="string" calcext:value-type="string">
            <text:p>gccExtensions</text:p>
          </table:table-cell>
          <table:table-cell office:value-type="time" office:time-value="PT00H00M07.478S" calcext:value-type="time">
            <text:p>00:07.48</text:p>
          </table:table-cell>
          <table:table-cell table:formula="of:=SECOND([.H39])+MINUTE([.H39])*60" office:value-type="float" office:value="7" calcext:value-type="float">
            <text:p>7</text:p>
          </table:table-cell>
          <table:table-cell/>
          <table:table-cell table:formula="of:=[.I39]/[.D3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genericUn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92" calcext:value-type="float">
            <text:p>4592</text:p>
          </table:table-cell>
          <table:table-cell/>
          <table:table-cell office:value-type="string" calcext:value-type="string">
            <text:p>genericUnion</text:p>
          </table:table-cell>
          <table:table-cell office:value-type="time" office:time-value="PT00H00M08.259S" calcext:value-type="time">
            <text:p>00:08.26</text:p>
          </table:table-cell>
          <table:table-cell table:formula="of:=SECOND([.H40])+MINUTE([.H40])*60" office:value-type="float" office:value="8" calcext:value-type="float">
            <text:p>8</text:p>
          </table:table-cell>
          <table:table-cell/>
          <table:table-cell table:formula="of:=[.I40]/[.D40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glob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936" calcext:value-type="float">
            <text:p>6936</text:p>
          </table:table-cell>
          <table:table-cell/>
          <table:table-cell office:value-type="string" calcext:value-type="string">
            <text:p>globals</text:p>
          </table:table-cell>
          <table:table-cell office:value-type="time" office:time-value="PT00H00M32.167S" calcext:value-type="time">
            <text:p>00:32.17</text:p>
          </table:table-cell>
          <table:table-cell table:formula="of:=SECOND([.H41])+MINUTE([.H41])*60" office:value-type="float" office:value="32" calcext:value-type="float">
            <text:p>32</text:p>
          </table:table-cell>
          <table:table-cell/>
          <table:table-cell table:formula="of:=[.I41]/[.D41]" office:value-type="float" office:value="290.909090909091" calcext:value-type="float">
            <text:p>291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10540" calcext:value-type="float">
            <text:p>10540</text:p>
          </table:table-cell>
          <table:table-cell/>
          <table:table-cell office:value-type="string" calcext:value-type="string">
            <text:p>gmp</text:p>
          </table:table-cell>
          <table:table-cell office:value-type="time" office:time-value="PT00H01M32.825S" calcext:value-type="time">
            <text:p>01:32.83</text:p>
          </table:table-cell>
          <table:table-cell table:formula="of:=SECOND([.H42])+MINUTE([.H42])*60" office:value-type="float" office:value="93" calcext:value-type="float">
            <text:p>93</text:p>
          </table:table-cell>
          <table:table-cell/>
          <table:table-cell table:formula="of:=[.I42]/[.D42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6700" calcext:value-type="float">
            <text:p>6700</text:p>
          </table:table-cell>
          <table:table-cell/>
          <table:table-cell office:value-type="string" calcext:value-type="string">
            <text:p>heap</text:p>
          </table:table-cell>
          <table:table-cell office:value-type="time" office:time-value="PT00H04M04.118S" calcext:value-type="time">
            <text:p>04:04.12</text:p>
          </table:table-cell>
          <table:table-cell table:formula="of:=SECOND([.H43])+MINUTE([.H43])*60" office:value-type="float" office:value="244" calcext:value-type="float">
            <text:p>244</text:p>
          </table:table-cell>
          <table:table-cell/>
          <table:table-cell table:formula="of:=[.I43]/[.D43]" office:value-type="float" office:value="554.545454545455" calcext:value-type="float">
            <text:p>555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5468" calcext:value-type="float">
            <text:p>5468</text:p>
          </table:table-cell>
          <table:table-cell/>
          <table:table-cell office:value-type="string" calcext:value-type="string">
            <text:p>hello</text:p>
          </table:table-cell>
          <table:table-cell office:value-type="time" office:time-value="PT00H00M22.492S" calcext:value-type="time">
            <text:p>00:22.49</text:p>
          </table:table-cell>
          <table:table-cell table:formula="of:=SECOND([.H44])+MINUTE([.H44])*60" office:value-type="float" office:value="22" calcext:value-type="float">
            <text:p>22</text:p>
          </table:table-cell>
          <table:table-cell/>
          <table:table-cell table:formula="of:=[.I44]/[.D44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identFunc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identFuncDeclarator</text:p>
          </table:table-cell>
          <table:table-cell office:value-type="time" office:time-value="PT00H00M07.264S" calcext:value-type="time">
            <text:p>00:07.26</text:p>
          </table:table-cell>
          <table:table-cell table:formula="of:=SECOND([.H45])+MINUTE([.H45])*60" office:value-type="float" office:value="7" calcext:value-type="float">
            <text:p>7</text:p>
          </table:table-cell>
          <table:table-cell/>
          <table:table-cell table:formula="of:=[.I45]/[.D45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7808" calcext:value-type="float">
            <text:p>7808</text:p>
          </table:table-cell>
          <table:table-cell/>
          <table:table-cell office:value-type="string" calcext:value-type="string">
            <text:p>identity</text:p>
          </table:table-cell>
          <table:table-cell office:value-type="time" office:time-value="PT00H00M43.034S" calcext:value-type="time">
            <text:p>00:43.03</text:p>
          </table:table-cell>
          <table:table-cell table:formula="of:=SECOND([.H46])+MINUTE([.H46])*60" office:value-type="float" office:value="43" calcext:value-type="float">
            <text:p>43</text:p>
          </table:table-cell>
          <table:table-cell/>
          <table:table-cell table:formula="of:=[.I46]/[.D46]" office:value-type="float" office:value="148.275862068966" calcext:value-type="float">
            <text:p>148</text:p>
          </table:table-cell>
        </table:table-row>
        <table:table-row table:style-name="ro1">
          <table:table-cell office:value-type="string" calcext:value-type="string">
            <text:p>identParam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36" calcext:value-type="float">
            <text:p>4536</text:p>
          </table:table-cell>
          <table:table-cell/>
          <table:table-cell office:value-type="string" calcext:value-type="string">
            <text:p>identParamDeclarator</text:p>
          </table:table-cell>
          <table:table-cell office:value-type="time" office:time-value="PT00H00M07.402S" calcext:value-type="time">
            <text:p>00:07.40</text:p>
          </table:table-cell>
          <table:table-cell table:formula="of:=SECOND([.H47])+MINUTE([.H47])*60" office:value-type="float" office:value="7" calcext:value-type="float">
            <text:p>7</text:p>
          </table:table-cell>
          <table:table-cell/>
          <table:table-cell table:formula="of:=[.I47]/[.D47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ifwhileCtl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ifwhileCtl</text:p>
          </table:table-cell>
          <table:table-cell office:value-type="time" office:time-value="PT00H00M23.935S" calcext:value-type="time">
            <text:p>00:23.94</text:p>
          </table:table-cell>
          <table:table-cell table:formula="of:=SECOND([.H48])+MINUTE([.H48])*60" office:value-type="float" office:value="24" calcext:value-type="float">
            <text:p>24</text:p>
          </table:table-cell>
          <table:table-cell/>
          <table:table-cell table:formula="of:=[.I48]/[.D48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init_onc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60" calcext:value-type="float">
            <text:p>4660</text:p>
          </table:table-cell>
          <table:table-cell/>
          <table:table-cell office:value-type="string" calcext:value-type="string">
            <text:p>init_once</text:p>
          </table:table-cell>
          <table:table-cell office:value-type="time" office:time-value="PT00H00M09.13S" calcext:value-type="time">
            <text:p>00:09.13</text:p>
          </table:table-cell>
          <table:table-cell table:formula="of:=SECOND([.H49])+MINUTE([.H49])*60" office:value-type="float" office:value="9" calcext:value-type="float">
            <text:p>9</text:p>
          </table:table-cell>
          <table:table-cell/>
          <table:table-cell table:formula="of:=[.I49]/[.D49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io1</text:p>
          </table:table-cell>
          <table:table-cell office:value-type="float" office:value="1.23" calcext:value-type="float">
            <text:p>1.23</text:p>
          </table:table-cell>
          <table:table-cell office:value-type="float" office:value="0.02" calcext:value-type="float">
            <text:p>0.02</text:p>
          </table:table-cell>
          <table:table-cell office:value-type="float" office:value="1.25" calcext:value-type="float">
            <text:p>1.25</text:p>
          </table:table-cell>
          <table:table-cell office:value-type="float" office:value="43952" calcext:value-type="float">
            <text:p>43952</text:p>
          </table:table-cell>
          <table:table-cell/>
          <table:table-cell office:value-type="string" calcext:value-type="string">
            <text:p>io1</text:p>
          </table:table-cell>
          <table:table-cell office:value-type="time" office:time-value="PT00H07M00.282S" calcext:value-type="time">
            <text:p>07:00.28</text:p>
          </table:table-cell>
          <table:table-cell table:formula="of:=SECOND([.H50])+MINUTE([.H50])*60" office:value-type="float" office:value="420" calcext:value-type="float">
            <text:p>420</text:p>
          </table:table-cell>
          <table:table-cell/>
          <table:table-cell table:formula="of:=[.I50]/[.D50]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io2</text:p>
          </table:table-cell>
          <table:table-cell office:value-type="float" office:value="2.01" calcext:value-type="float">
            <text:p>2.01</text:p>
          </table:table-cell>
          <table:table-cell office:value-type="float" office:value="0.04" calcext:value-type="float">
            <text:p>0.04</text:p>
          </table:table-cell>
          <table:table-cell office:value-type="float" office:value="2.06" calcext:value-type="float">
            <text:p>2.06</text:p>
          </table:table-cell>
          <table:table-cell office:value-type="float" office:value="78424" calcext:value-type="float">
            <text:p>78424</text:p>
          </table:table-cell>
          <table:table-cell/>
          <table:table-cell office:value-type="string" calcext:value-type="string">
            <text:p>io2</text:p>
          </table:table-cell>
          <table:table-cell office:value-type="time" office:time-value="PT00H15M58.859S" calcext:value-type="time">
            <text:p>15:58.86</text:p>
          </table:table-cell>
          <table:table-cell table:formula="of:=SECOND([.H51])+MINUTE([.H51])*60" office:value-type="float" office:value="959" calcext:value-type="float">
            <text:p>959</text:p>
          </table:table-cell>
          <table:table-cell/>
          <table:table-cell table:formula="of:=[.I51]/[.D51]" office:value-type="float" office:value="465.533980582524" calcext:value-type="float">
            <text:p>466</text:p>
          </table:table-cell>
        </table:table-row>
        <table:table-row table:style-name="ro1">
          <table:table-cell office:value-type="string" calcext:value-type="string">
            <text:p>KRfunction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24" calcext:value-type="float">
            <text:p>4524</text:p>
          </table:table-cell>
          <table:table-cell/>
          <table:table-cell office:value-type="string" calcext:value-type="string">
            <text:p>KRfunctions</text:p>
          </table:table-cell>
          <table:table-cell office:value-type="time" office:time-value="PT00H00M07.374S" calcext:value-type="time">
            <text:p>00:07.37</text:p>
          </table:table-cell>
          <table:table-cell table:formula="of:=SECOND([.H52])+MINUTE([.H52])*60" office:value-type="float" office:value="7" calcext:value-type="float">
            <text:p>7</text:p>
          </table:table-cell>
          <table:table-cell/>
          <table:table-cell table:formula="of:=[.I52]/[.D52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labelledExi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labelledExit</text:p>
          </table:table-cell>
          <table:table-cell office:value-type="time" office:time-value="PT00H00M07.535S" calcext:value-type="time">
            <text:p>00:07.54</text:p>
          </table:table-cell>
          <table:table-cell table:formula="of:=SECOND([.H53])+MINUTE([.H53])*60" office:value-type="float" office:value="8" calcext:value-type="float">
            <text:p>8</text:p>
          </table:table-cell>
          <table:table-cell/>
          <table:table-cell table:formula="of:=[.I53]/[.D53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4756" calcext:value-type="float">
            <text:p>4756</text:p>
          </table:table-cell>
          <table:table-cell/>
          <table:table-cell office:value-type="string" calcext:value-type="string">
            <text:p>limits</text:p>
          </table:table-cell>
          <table:table-cell office:value-type="time" office:time-value="PT00H00M09.238S" calcext:value-type="time">
            <text:p>00:09.24</text:p>
          </table:table-cell>
          <table:table-cell table:formula="of:=SECOND([.H54])+MINUTE([.H54])*60" office:value-type="float" office:value="9" calcext:value-type="float">
            <text:p>9</text:p>
          </table:table-cell>
          <table:table-cell/>
          <table:table-cell table:formula="of:=[.I54]/[.D54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6804" calcext:value-type="float">
            <text:p>6804</text:p>
          </table:table-cell>
          <table:table-cell/>
          <table:table-cell office:value-type="string" calcext:value-type="string">
            <text:p>literals</text:p>
          </table:table-cell>
          <table:table-cell office:value-type="time" office:time-value="PT00H00M26.062S" calcext:value-type="time">
            <text:p>00:26.06</text:p>
          </table:table-cell>
          <table:table-cell table:formula="of:=SECOND([.H55])+MINUTE([.H55])*60" office:value-type="float" office:value="26" calcext:value-type="float">
            <text:p>26</text:p>
          </table:table-cell>
          <table:table-cell/>
          <table:table-cell table:formula="of:=[.I55]/[.D55]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math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34588" calcext:value-type="float">
            <text:p>34588</text:p>
          </table:table-cell>
          <table:table-cell/>
          <table:table-cell office:value-type="string" calcext:value-type="string">
            <text:p>math1</text:p>
          </table:table-cell>
          <table:table-cell office:value-type="time" office:time-value="PT00H12M06.633S" calcext:value-type="time">
            <text:p>12:06.63</text:p>
          </table:table-cell>
          <table:table-cell table:formula="of:=SECOND([.H56])+MINUTE([.H56])*60" office:value-type="float" office:value="727" calcext:value-type="float">
            <text:p>727</text:p>
          </table:table-cell>
          <table:table-cell/>
          <table:table-cell table:formula="of:=[.I56]/[.D56]" office:value-type="float" office:value="699.038461538462" calcext:value-type="float">
            <text:p>699</text:p>
          </table:table-cell>
        </table:table-row>
        <table:table-row table:style-name="ro1">
          <table:table-cell office:value-type="string" calcext:value-type="string">
            <text:p>math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1.35" calcext:value-type="float">
            <text:p>1.35</text:p>
          </table:table-cell>
          <table:table-cell office:value-type="float" office:value="24396" calcext:value-type="float">
            <text:p>24396</text:p>
          </table:table-cell>
          <table:table-cell/>
          <table:table-cell office:value-type="string" calcext:value-type="string">
            <text:p>math2</text:p>
          </table:table-cell>
          <table:table-cell office:value-type="time" office:time-value="PT00H15M06.035S" calcext:value-type="time">
            <text:p>15:06.04</text:p>
          </table:table-cell>
          <table:table-cell table:formula="of:=SECOND([.H57])+MINUTE([.H57])*60" office:value-type="float" office:value="906" calcext:value-type="float">
            <text:p>906</text:p>
          </table:table-cell>
          <table:table-cell/>
          <table:table-cell table:formula="of:=[.I57]/[.D57]" office:value-type="float" office:value="671.111111111111" calcext:value-type="float">
            <text:p>671</text:p>
          </table:table-cell>
        </table:table-row>
        <table:table-row table:style-name="ro1">
          <table:table-cell office:value-type="string" calcext:value-type="string">
            <text:p>math3</text:p>
          </table:table-cell>
          <table:table-cell office:value-type="float" office:value="0.97" calcext:value-type="float">
            <text:p>0.97</text:p>
          </table:table-cell>
          <table:table-cell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office:value-type="float" office:value="23916" calcext:value-type="float">
            <text:p>23916</text:p>
          </table:table-cell>
          <table:table-cell/>
          <table:table-cell office:value-type="string" calcext:value-type="string">
            <text:p>math3</text:p>
          </table:table-cell>
          <table:table-cell office:value-type="time" office:time-value="PT00H11M15.656S" calcext:value-type="time">
            <text:p>11:15.66</text:p>
          </table:table-cell>
          <table:table-cell table:formula="of:=SECOND([.H58])+MINUTE([.H58])*60" office:value-type="float" office:value="676" calcext:value-type="float">
            <text:p>676</text:p>
          </table:table-cell>
          <table:table-cell/>
          <table:table-cell table:formula="of:=[.I58]/[.D58]" office:value-type="float" office:value="689.795918367347" calcext:value-type="float">
            <text:p>690</text:p>
          </table:table-cell>
        </table:table-row>
        <table:table-row table:style-name="ro1">
          <table:table-cell office:value-type="string" calcext:value-type="string">
            <text:p>math4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15024" calcext:value-type="float">
            <text:p>15024</text:p>
          </table:table-cell>
          <table:table-cell/>
          <table:table-cell office:value-type="string" calcext:value-type="string">
            <text:p>math4</text:p>
          </table:table-cell>
          <table:table-cell office:value-type="time" office:time-value="PT00H05M41.735S" calcext:value-type="time">
            <text:p>05:41.74</text:p>
          </table:table-cell>
          <table:table-cell table:formula="of:=SECOND([.H59])+MINUTE([.H59])*60" office:value-type="float" office:value="342" calcext:value-type="float">
            <text:p>342</text:p>
          </table:table-cell>
          <table:table-cell/>
          <table:table-cell table:formula="of:=[.I59]/[.D59]" office:value-type="float" office:value="316.666666666667" calcext:value-type="float">
            <text:p>317</text:p>
          </table:table-cell>
        </table:table-row>
        <table:table-row table:style-name="ro1">
          <table:table-cell office:value-type="string" calcext:value-type="string">
            <text:p>matrixSum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8148" calcext:value-type="float">
            <text:p>8148</text:p>
          </table:table-cell>
          <table:table-cell/>
          <table:table-cell office:value-type="string" calcext:value-type="string">
            <text:p>matrixSum</text:p>
          </table:table-cell>
          <table:table-cell office:value-type="time" office:time-value="PT00H04M01.287S" calcext:value-type="time">
            <text:p>04:01.29</text:p>
          </table:table-cell>
          <table:table-cell table:formula="of:=SECOND([.H60])+MINUTE([.H60])*60" office:value-type="float" office:value="241" calcext:value-type="float">
            <text:p>241</text:p>
          </table:table-cell>
          <table:table-cell/>
          <table:table-cell table:formula="of:=[.I60]/[.D60]" office:value-type="float" office:value="547.727272727273" calcext:value-type="float">
            <text:p>548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48" calcext:value-type="float">
            <text:p>4548</text:p>
          </table:table-cell>
          <table:table-cell/>
          <table:table-cell office:value-type="string" calcext:value-type="string">
            <text:p>maybe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61])+MINUTE([.H61])*60" office:value-type="float" office:value="10" calcext:value-type="float">
            <text:p>10</text:p>
          </table:table-cell>
          <table:table-cell/>
          <table:table-cell table:formula="of:=[.I61]/[.D61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emberCt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20" calcext:value-type="float">
            <text:p>4520</text:p>
          </table:table-cell>
          <table:table-cell/>
          <table:table-cell office:value-type="string" calcext:value-type="string">
            <text:p>memberCtors</text:p>
          </table:table-cell>
          <table:table-cell office:value-type="time" office:time-value="PT00H00M08.538S" calcext:value-type="time">
            <text:p>00:08.54</text:p>
          </table:table-cell>
          <table:table-cell table:formula="of:=SECOND([.H62])+MINUTE([.H62])*60" office:value-type="float" office:value="9" calcext:value-type="float">
            <text:p>9</text:p>
          </table:table-cell>
          <table:table-cell/>
          <table:table-cell table:formula="of:=[.I62]/[.D6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minmax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14584" calcext:value-type="float">
            <text:p>14584</text:p>
          </table:table-cell>
          <table:table-cell/>
          <table:table-cell office:value-type="string" calcext:value-type="string">
            <text:p>minmax</text:p>
          </table:table-cell>
          <table:table-cell office:value-type="time" office:time-value="PT00H04M22.708S" calcext:value-type="time">
            <text:p>04:22.71</text:p>
          </table:table-cell>
          <table:table-cell table:formula="of:=SECOND([.H63])+MINUTE([.H63])*60" office:value-type="float" office:value="263" calcext:value-type="float">
            <text:p>263</text:p>
          </table:table-cell>
          <table:table-cell/>
          <table:table-cell table:formula="of:=[.I63]/[.D63]" office:value-type="float" office:value="360.27397260274" calcext:value-type="float">
            <text:p>36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8096" calcext:value-type="float">
            <text:p>8096</text:p>
          </table:table-cell>
          <table:table-cell/>
          <table:table-cell office:value-type="string" calcext:value-type="string">
            <text:p>monitor</text:p>
          </table:table-cell>
          <table:table-cell office:value-type="time" office:time-value="PT00H03M48.517S" calcext:value-type="time">
            <text:p>03:48.52</text:p>
          </table:table-cell>
          <table:table-cell table:formula="of:=SECOND([.H64])+MINUTE([.H64])*60" office:value-type="float" office:value="229" calcext:value-type="float">
            <text:p>229</text:p>
          </table:table-cell>
          <table:table-cell/>
          <table:table-cell table:formula="of:=[.I64]/[.D64]" office:value-type="float" office:value="532.558139534884" calcext:value-type="float">
            <text:p>533</text:p>
          </table:table-cell>
        </table:table-row>
        <table:table-row table:style-name="ro1">
          <table:table-cell office:value-type="string" calcext:value-type="string">
            <text:p>multi-monitor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0.46" calcext:value-type="float">
            <text:p>0.46</text:p>
          </table:table-cell>
          <table:table-cell office:value-type="float" office:value="15036" calcext:value-type="float">
            <text:p>15036</text:p>
          </table:table-cell>
          <table:table-cell/>
          <table:table-cell office:value-type="string" calcext:value-type="string">
            <text:p>multi-monitor</text:p>
          </table:table-cell>
          <table:table-cell office:value-type="time" office:time-value="PT00H03M57.938S" calcext:value-type="time">
            <text:p>03:57.94</text:p>
          </table:table-cell>
          <table:table-cell table:formula="of:=SECOND([.H65])+MINUTE([.H65])*60" office:value-type="float" office:value="238" calcext:value-type="float">
            <text:p>238</text:p>
          </table:table-cell>
          <table:table-cell/>
          <table:table-cell table:formula="of:=[.I65]/[.D65]" office:value-type="float" office:value="517.391304347826" calcext:value-type="float">
            <text:p>517</text:p>
          </table:table-cell>
        </table:table-row>
        <table:table-row table:style-name="ro1">
          <table:table-cell office:value-type="string" calcext:value-type="string">
            <text:p>nested-type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72" calcext:value-type="float">
            <text:p>4572</text:p>
          </table:table-cell>
          <table:table-cell/>
          <table:table-cell office:value-type="string" calcext:value-type="string">
            <text:p>nested-types</text:p>
          </table:table-cell>
          <table:table-cell office:value-type="time" office:time-value="PT00H00M08.004S" calcext:value-type="time">
            <text:p>00:08.00</text:p>
          </table:table-cell>
          <table:table-cell table:formula="of:=SECOND([.H66])+MINUTE([.H66])*60" office:value-type="float" office:value="8" calcext:value-type="float">
            <text:p>8</text:p>
          </table:table-cell>
          <table:table-cell/>
          <table:table-cell table:formula="of:=[.I66]/[.D6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numericConstant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numericConstants</text:p>
          </table:table-cell>
          <table:table-cell office:value-type="time" office:time-value="PT00H00M07.452S" calcext:value-type="time">
            <text:p>00:07.45</text:p>
          </table:table-cell>
          <table:table-cell table:formula="of:=SECOND([.H67])+MINUTE([.H67])*60" office:value-type="float" office:value="7" calcext:value-type="float">
            <text:p>7</text:p>
          </table:table-cell>
          <table:table-cell/>
          <table:table-cell table:formula="of:=[.I67]/[.D67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perators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0" calcext:value-type="float">
            <text:p>4560</text:p>
          </table:table-cell>
          <table:table-cell/>
          <table:table-cell office:value-type="string" calcext:value-type="string">
            <text:p>operators</text:p>
          </table:table-cell>
          <table:table-cell office:value-type="time" office:time-value="PT00H00M07.39S" calcext:value-type="time">
            <text:p>00:07.39</text:p>
          </table:table-cell>
          <table:table-cell table:formula="of:=SECOND([.H68])+MINUTE([.H68])*60" office:value-type="float" office:value="7" calcext:value-type="float">
            <text:p>7</text:p>
          </table:table-cell>
          <table:table-cell/>
          <table:table-cell table:formula="of:=[.I68]/[.D68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pingpong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6340" calcext:value-type="float">
            <text:p>6340</text:p>
          </table:table-cell>
          <table:table-cell/>
          <table:table-cell office:value-type="string" calcext:value-type="string">
            <text:p>pingpong</text:p>
          </table:table-cell>
          <table:table-cell office:value-type="time" office:time-value="PT00H02M25.677S" calcext:value-type="time">
            <text:p>02:25.68</text:p>
          </table:table-cell>
          <table:table-cell table:formula="of:=SECOND([.H69])+MINUTE([.H69])*60" office:value-type="float" office:value="146" calcext:value-type="float">
            <text:p>146</text:p>
          </table:table-cell>
          <table:table-cell/>
          <table:table-cell table:formula="of:=[.I69]/[.D69]" office:value-type="float" office:value="663.636363636364" calcext:value-type="float">
            <text:p>664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496" calcext:value-type="float">
            <text:p>6496</text:p>
          </table:table-cell>
          <table:table-cell/>
          <table:table-cell office:value-type="string" calcext:value-type="string">
            <text:p>polymorphism</text:p>
          </table:table-cell>
          <table:table-cell office:value-type="time" office:time-value="PT00H00M09.189S" calcext:value-type="time">
            <text:p>00:09.19</text:p>
          </table:table-cell>
          <table:table-cell table:formula="of:=SECOND([.H70])+MINUTE([.H70])*60" office:value-type="float" office:value="9" calcext:value-type="float">
            <text:p>9</text:p>
          </table:table-cell>
          <table:table-cell/>
          <table:table-cell table:formula="of:=[.I70]/[.D70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reempt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office:value-type="float" office:value="6864" calcext:value-type="float">
            <text:p>6864</text:p>
          </table:table-cell>
          <table:table-cell/>
          <table:table-cell office:value-type="string" calcext:value-type="string">
            <text:p>preempt</text:p>
          </table:table-cell>
          <table:table-cell office:value-type="time" office:time-value="PT00H04M02.135S" calcext:value-type="time">
            <text:p>04:02.14</text:p>
          </table:table-cell>
          <table:table-cell table:formula="of:=SECOND([.H71])+MINUTE([.H71])*60" office:value-type="float" office:value="242" calcext:value-type="float">
            <text:p>242</text:p>
          </table:table-cell>
          <table:table-cell/>
          <table:table-cell table:formula="of:=[.I71]/[.D71]" office:value-type="float" office:value="474.509803921569" calcext:value-type="float">
            <text:p>475</text:p>
          </table:table-cell>
        </table:table-row>
        <table:table-row table:style-name="ro1">
          <table:table-cell office:value-type="string" calcext:value-type="string">
            <text:p>prodcons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9744" calcext:value-type="float">
            <text:p>9744</text:p>
          </table:table-cell>
          <table:table-cell/>
          <table:table-cell office:value-type="string" calcext:value-type="string">
            <text:p>prodcons</text:p>
          </table:table-cell>
          <table:table-cell office:value-type="time" office:time-value="PT00H03M27.841S" calcext:value-type="time">
            <text:p>03:27.84</text:p>
          </table:table-cell>
          <table:table-cell table:formula="of:=SECOND([.H72])+MINUTE([.H72])*60" office:value-type="float" office:value="208" calcext:value-type="float">
            <text:p>208</text:p>
          </table:table-cell>
          <table:table-cell/>
          <table:table-cell table:formula="of:=[.I72]/[.D72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7788" calcext:value-type="float">
            <text:p>7788</text:p>
          </table:table-cell>
          <table:table-cell/>
          <table:table-cell office:value-type="string" calcext:value-type="string">
            <text:p>quickSort</text:p>
          </table:table-cell>
          <table:table-cell office:value-type="time" office:time-value="PT00H04M22.583S" calcext:value-type="time">
            <text:p>04:22.58</text:p>
          </table:table-cell>
          <table:table-cell table:formula="of:=SECOND([.H73])+MINUTE([.H73])*60" office:value-type="float" office:value="263" calcext:value-type="float">
            <text:p>263</text:p>
          </table:table-cell>
          <table:table-cell/>
          <table:table-cell table:formula="of:=[.I73]/[.D73]" office:value-type="float" office:value="571.739130434783" calcext:value-type="float">
            <text:p>572</text:p>
          </table:table-cell>
        </table:table-row>
        <table:table-row table:style-name="ro1">
          <table:table-cell office:value-type="string" calcext:value-type="string">
            <text:p>quoted_keyword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6464" calcext:value-type="float">
            <text:p>6464</text:p>
          </table:table-cell>
          <table:table-cell/>
          <table:table-cell office:value-type="string" calcext:value-type="string">
            <text:p>quoted_keyword</text:p>
          </table:table-cell>
          <table:table-cell office:value-type="time" office:time-value="PT00H00M21.312S" calcext:value-type="time">
            <text:p>00:21.31</text:p>
          </table:table-cell>
          <table:table-cell table:formula="of:=SECOND([.H74])+MINUTE([.H74])*60" office:value-type="float" office:value="21" calcext:value-type="float">
            <text:p>21</text:p>
          </table:table-cell>
          <table:table-cell/>
          <table:table-cell table:formula="of:=[.I74]/[.D74]"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7388" calcext:value-type="float">
            <text:p>7388</text:p>
          </table:table-cell>
          <table:table-cell/>
          <table:table-cell office:value-type="string" calcext:value-type="string">
            <text:p>random</text:p>
          </table:table-cell>
          <table:table-cell office:value-type="time" office:time-value="PT00H01M14.984S" calcext:value-type="time">
            <text:p>01:14.98</text:p>
          </table:table-cell>
          <table:table-cell table:formula="of:=SECOND([.H75])+MINUTE([.H75])*60" office:value-type="float" office:value="75" calcext:value-type="float">
            <text:p>75</text:p>
          </table:table-cell>
          <table:table-cell/>
          <table:table-cell table:formula="of:=[.I75]/[.D75]" office:value-type="float" office:value="326.086956521739" calcext:value-type="float">
            <text:p>326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3.63" calcext:value-type="float">
            <text:p>3.63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13276" calcext:value-type="float">
            <text:p>13276</text:p>
          </table:table-cell>
          <table:table-cell/>
          <table:table-cell office:value-type="string" calcext:value-type="string">
            <text:p>rational</text:p>
          </table:table-cell>
          <table:table-cell office:value-type="time" office:time-value="PT00H05M01.684S" calcext:value-type="time">
            <text:p>05:01.68</text:p>
          </table:table-cell>
          <table:table-cell table:formula="of:=SECOND([.H76])+MINUTE([.H76])*60" office:value-type="float" office:value="302" calcext:value-type="float">
            <text:p>302</text:p>
          </table:table-cell>
          <table:table-cell/>
          <table:table-cell table:formula="of:=[.I76]/[.D76]" office:value-type="float" office:value="82.967032967033" calcext:value-type="float">
            <text:p>83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8120" calcext:value-type="float">
            <text:p>8120</text:p>
          </table:table-cell>
          <table:table-cell/>
          <table:table-cell office:value-type="string" calcext:value-type="string">
            <text:p>recurse</text:p>
          </table:table-cell>
          <table:table-cell office:value-type="time" office:time-value="PT00H04M06.797S" calcext:value-type="time">
            <text:p>04:06.80</text:p>
          </table:table-cell>
          <table:table-cell table:formula="of:=SECOND([.H77])+MINUTE([.H77])*60" office:value-type="float" office:value="247" calcext:value-type="float">
            <text:p>247</text:p>
          </table:table-cell>
          <table:table-cell/>
          <table:table-cell table:formula="of:=[.I77]/[.D77]" office:value-type="float" office:value="536.95652173913" calcext:value-type="float">
            <text:p>537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4824" calcext:value-type="float">
            <text:p>4824</text:p>
          </table:table-cell>
          <table:table-cell/>
          <table:table-cell office:value-type="string" calcext:value-type="string">
            <text:p>references</text:p>
          </table:table-cell>
          <table:table-cell office:value-type="time" office:time-value="PT00H00M08.553S" calcext:value-type="time">
            <text:p>00:08.55</text:p>
          </table:table-cell>
          <table:table-cell table:formula="of:=SECOND([.H78])+MINUTE([.H78])*60" office:value-type="float" office:value="9" calcext:value-type="float">
            <text:p>9</text:p>
          </table:table-cell>
          <table:table-cell/>
          <table:table-cell table:formula="of:=[.I78]/[.D78]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776" calcext:value-type="float">
            <text:p>4776</text:p>
          </table:table-cell>
          <table:table-cell/>
          <table:table-cell office:value-type="string" calcext:value-type="string">
            <text:p>result</text:p>
          </table:table-cell>
          <table:table-cell office:value-type="time" office:time-value="PT00H00M13.718S" calcext:value-type="time">
            <text:p>00:13.72</text:p>
          </table:table-cell>
          <table:table-cell table:formula="of:=SECOND([.H79])+MINUTE([.H79])*60" office:value-type="float" office:value="14" calcext:value-type="float">
            <text:p>14</text:p>
          </table:table-cell>
          <table:table-cell/>
          <table:table-cell table:formula="of:=[.I79]/[.D7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runningTotal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0492" calcext:value-type="float">
            <text:p>10492</text:p>
          </table:table-cell>
          <table:table-cell/>
          <table:table-cell office:value-type="string" calcext:value-type="string">
            <text:p>runningTotal</text:p>
          </table:table-cell>
          <table:table-cell office:value-type="time" office:time-value="PT00H02M15.627S" calcext:value-type="time">
            <text:p>02:15.63</text:p>
          </table:table-cell>
          <table:table-cell table:formula="of:=SECOND([.H80])+MINUTE([.H80])*60" office:value-type="float" office:value="136" calcext:value-type="float">
            <text:p>136</text:p>
          </table:table-cell>
          <table:table-cell/>
          <table:table-cell table:formula="of:=[.I80]/[.D80]" office:value-type="float" office:value="618.181818181818" calcext:value-type="float">
            <text:p>618</text:p>
          </table:table-cell>
        </table:table-row>
        <table:table-row table:style-name="ro1">
          <table:table-cell office:value-type="string" calcext:value-type="string">
            <text:p>searchsort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18440" calcext:value-type="float">
            <text:p>18440</text:p>
          </table:table-cell>
          <table:table-cell/>
          <table:table-cell office:value-type="string" calcext:value-type="string">
            <text:p>searchsort</text:p>
          </table:table-cell>
          <table:table-cell office:value-type="time" office:time-value="PT00H04M27.428S" calcext:value-type="time">
            <text:p>04:27.43</text:p>
          </table:table-cell>
          <table:table-cell table:formula="of:=SECOND([.H81])+MINUTE([.H81])*60" office:value-type="float" office:value="267" calcext:value-type="float">
            <text:p>267</text:p>
          </table:table-cell>
          <table:table-cell/>
          <table:table-cell table:formula="of:=[.I81]/[.D81]" office:value-type="float" office:value="329.62962962963" calcext:value-type="float">
            <text:p>330</text:p>
          </table:table-cell>
        </table:table-row>
        <table:table-row table:style-name="ro1">
          <table:table-cell office:value-type="string" calcext:value-type="string">
            <text:p>self-assignmen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self-assignment</text:p>
          </table:table-cell>
          <table:table-cell office:value-type="time" office:time-value="PT00H00M07.779S" calcext:value-type="time">
            <text:p>00:07.78</text:p>
          </table:table-cell>
          <table:table-cell table:formula="of:=SECOND([.H82])+MINUTE([.H82])*60" office:value-type="float" office:value="8" calcext:value-type="float">
            <text:p>8</text:p>
          </table:table-cell>
          <table:table-cell/>
          <table:table-cell table:formula="of:=[.I82]/[.D8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hortCircuit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shortCircuit</text:p>
          </table:table-cell>
          <table:table-cell office:value-type="time" office:time-value="PT00H00M14.278S" calcext:value-type="time">
            <text:p>00:14.28</text:p>
          </table:table-cell>
          <table:table-cell table:formula="of:=SECOND([.H83])+MINUTE([.H83])*60" office:value-type="float" office:value="14" calcext:value-type="float">
            <text:p>14</text:p>
          </table:table-cell>
          <table:table-cell/>
          <table:table-cell table:formula="of:=[.I83]/[.D83]" office:value-type="float" office:value="466.666666666667" calcext:value-type="float">
            <text:p>467</text:p>
          </table:table-cell>
        </table:table-row>
        <table:table-row table:style-name="ro1">
          <table:table-cell office:value-type="string" calcext:value-type="string">
            <text:p>simpleGenericTriple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simpleGenericTriple</text:p>
          </table:table-cell>
          <table:table-cell office:value-type="time" office:time-value="PT00H00M08.911S" calcext:value-type="time">
            <text:p>00:08.91</text:p>
          </table:table-cell>
          <table:table-cell table:formula="of:=SECOND([.H84])+MINUTE([.H84])*60" office:value-type="float" office:value="9" calcext:value-type="float">
            <text:p>9</text:p>
          </table:table-cell>
          <table:table-cell/>
          <table:table-cell table:formula="of:=[.I84]/[.D84]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65" calcext:value-type="float">
            <text:p>0.65</text:p>
          </table:table-cell>
          <table:table-cell office:value-type="float" office:value="10980" calcext:value-type="float">
            <text:p>10980</text:p>
          </table:table-cell>
          <table:table-cell/>
          <table:table-cell office:value-type="string" calcext:value-type="string">
            <text:p>statement</text:p>
          </table:table-cell>
          <table:table-cell office:value-type="time" office:time-value="PT00H05M07.448S" calcext:value-type="time">
            <text:p>05:07.45</text:p>
          </table:table-cell>
          <table:table-cell table:formula="of:=SECOND([.H85])+MINUTE([.H85])*60" office:value-type="float" office:value="307" calcext:value-type="float">
            <text:p>307</text:p>
          </table:table-cell>
          <table:table-cell/>
          <table:table-cell table:formula="of:=[.I85]/[.D85]" office:value-type="float" office:value="472.307692307692" calcext:value-type="float">
            <text:p>472</text:p>
          </table:table-cell>
        </table:table-row>
        <table:table-row table:style-name="ro1">
          <table:table-cell office:value-type="string" calcext:value-type="string">
            <text:p>stdincludes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912" calcext:value-type="float">
            <text:p>6912</text:p>
          </table:table-cell>
          <table:table-cell/>
          <table:table-cell office:value-type="string" calcext:value-type="string">
            <text:p>stdincludes</text:p>
          </table:table-cell>
          <table:table-cell office:value-type="time" office:time-value="PT00H04M35.331S" calcext:value-type="time">
            <text:p>04:35.33</text:p>
          </table:table-cell>
          <table:table-cell table:formula="of:=SECOND([.H86])+MINUTE([.H86])*60" office:value-type="float" office:value="275" calcext:value-type="float">
            <text:p>275</text:p>
          </table:table-cell>
          <table:table-cell/>
          <table:table-cell table:formula="of:=[.I86]/[.D86]" office:value-type="float" office:value="528.846153846154" calcext:value-type="float">
            <text:p>52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office:value-type="float" office:value="12160" calcext:value-type="float">
            <text:p>12160</text:p>
          </table:table-cell>
          <table:table-cell/>
          <table:table-cell office:value-type="string" calcext:value-type="string">
            <text:p>sum</text:p>
          </table:table-cell>
          <table:table-cell office:value-type="time" office:time-value="PT00H04M19.355S" calcext:value-type="time">
            <text:p>04:19.36</text:p>
          </table:table-cell>
          <table:table-cell table:formula="of:=SECOND([.H87])+MINUTE([.H87])*60" office:value-type="float" office:value="259" calcext:value-type="float">
            <text:p>259</text:p>
          </table:table-cell>
          <table:table-cell/>
          <table:table-cell table:formula="of:=[.I87]/[.D87]" office:value-type="float" office:value="602.325581395349" calcext:value-type="float">
            <text:p>602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.01</text:p>
          </table:table-cell>
          <table:table-cell office:value-type="float" office:value="16400" calcext:value-type="float">
            <text:p>16400</text:p>
          </table:table-cell>
          <table:table-cell/>
          <table:table-cell office:value-type="string" calcext:value-type="string">
            <text:p>swap</text:p>
          </table:table-cell>
          <table:table-cell office:value-type="time" office:time-value="PT00H02M52.388S" calcext:value-type="time">
            <text:p>02:52.39</text:p>
          </table:table-cell>
          <table:table-cell table:formula="of:=SECOND([.H88])+MINUTE([.H88])*60" office:value-type="float" office:value="172" calcext:value-type="float">
            <text:p>172</text:p>
          </table:table-cell>
          <table:table-cell/>
          <table:table-cell table:formula="of:=[.I88]/[.D88]" office:value-type="float" office:value="170.29702970297" calcext:value-type="float">
            <text:p>170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56" calcext:value-type="float">
            <text:p>4556</text:p>
          </table:table-cell>
          <table:table-cell/>
          <table:table-cell office:value-type="string" calcext:value-type="string">
            <text:p>switch</text:p>
          </table:table-cell>
          <table:table-cell office:value-type="time" office:time-value="PT00H00M07.426S" calcext:value-type="time">
            <text:p>00:07.43</text:p>
          </table:table-cell>
          <table:table-cell table:formula="of:=SECOND([.H89])+MINUTE([.H89])*60" office:value-type="float" office:value="7" calcext:value-type="float">
            <text:p>7</text:p>
          </table:table-cell>
          <table:table-cell/>
          <table:table-cell table:formula="of:=[.I89]/[.D89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4920" calcext:value-type="float">
            <text:p>4920</text:p>
          </table:table-cell>
          <table:table-cell/>
          <table:table-cell office:value-type="string" calcext:value-type="string">
            <text:p>sync</text:p>
          </table:table-cell>
          <table:table-cell office:value-type="time" office:time-value="PT00H00M11.728S" calcext:value-type="time">
            <text:p>00:11.73</text:p>
          </table:table-cell>
          <table:table-cell table:formula="of:=SECOND([.H90])+MINUTE([.H90])*60" office:value-type="float" office:value="12" calcext:value-type="float">
            <text:p>12</text:p>
          </table:table-cell>
          <table:table-cell/>
          <table:table-cell table:formula="of:=[.I90]/[.D90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8748" calcext:value-type="float">
            <text:p>8748</text:p>
          </table:table-cell>
          <table:table-cell/>
          <table:table-cell office:value-type="string" calcext:value-type="string">
            <text:p>thread</text:p>
          </table:table-cell>
          <table:table-cell office:value-type="time" office:time-value="PT00H04M37.996S" calcext:value-type="time">
            <text:p>04:38.00</text:p>
          </table:table-cell>
          <table:table-cell table:formula="of:=SECOND([.H91])+MINUTE([.H91])*60" office:value-type="float" office:value="278" calcext:value-type="float">
            <text:p>278</text:p>
          </table:table-cell>
          <table:table-cell/>
          <table:table-cell table:formula="of:=[.I91]/[.D91]" office:value-type="float" office:value="631.818181818182" calcext:value-type="float">
            <text:p>6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13640" calcext:value-type="float">
            <text:p>13640</text:p>
          </table:table-cell>
          <table:table-cell/>
          <table:table-cell office:value-type="string" calcext:value-type="string">
            <text:p>time</text:p>
          </table:table-cell>
          <table:table-cell office:value-type="time" office:time-value="PT00H01M24.682S" calcext:value-type="time">
            <text:p>01:24.68</text:p>
          </table:table-cell>
          <table:table-cell table:formula="of:=SECOND([.H92])+MINUTE([.H92])*60" office:value-type="float" office:value="85" calcext:value-type="float">
            <text:p>85</text:p>
          </table:table-cell>
          <table:table-cell/>
          <table:table-cell table:formula="of:=[.I92]/[.D92]" office:value-type="float" office:value="314.814814814815" calcext:value-type="float">
            <text:p>315</text:p>
          </table:table-cell>
        </table:table-row>
        <table:table-row table:style-name="ro1">
          <table:table-cell office:value-type="string" calcext:value-type="string">
            <text:p>tupleAssign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4388" calcext:value-type="float">
            <text:p>14388</text:p>
          </table:table-cell>
          <table:table-cell/>
          <table:table-cell office:value-type="string" calcext:value-type="string">
            <text:p>tupleAssign</text:p>
          </table:table-cell>
          <table:table-cell office:value-type="time" office:time-value="PT00H01M41.817S" calcext:value-type="time">
            <text:p>01:41.82</text:p>
          </table:table-cell>
          <table:table-cell table:formula="of:=SECOND([.H93])+MINUTE([.H93])*60" office:value-type="float" office:value="102" calcext:value-type="float">
            <text:p>102</text:p>
          </table:table-cell>
          <table:table-cell/>
          <table:table-cell table:formula="of:=[.I93]/[.D93]" office:value-type="float" office:value="351.724137931035" calcext:value-type="float">
            <text:p>352</text:p>
          </table:table-cell>
        </table:table-row>
        <table:table-row table:style-name="ro1">
          <table:table-cell office:value-type="string" calcext:value-type="string">
            <text:p>tupleCas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44" calcext:value-type="float">
            <text:p>4544</text:p>
          </table:table-cell>
          <table:table-cell/>
          <table:table-cell office:value-type="string" calcext:value-type="string">
            <text:p>tupleCast</text:p>
          </table:table-cell>
          <table:table-cell office:value-type="time" office:time-value="PT00H00M07.262S" calcext:value-type="time">
            <text:p>00:07.26</text:p>
          </table:table-cell>
          <table:table-cell table:formula="of:=SECOND([.H94])+MINUTE([.H94])*60" office:value-type="float" office:value="7" calcext:value-type="float">
            <text:p>7</text:p>
          </table:table-cell>
          <table:table-cell/>
          <table:table-cell table:formula="of:=[.I94]/[.D94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tupleFunction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92" calcext:value-type="float">
            <text:p>4592</text:p>
          </table:table-cell>
          <table:table-cell/>
          <table:table-cell office:value-type="string" calcext:value-type="string">
            <text:p>tupleFunction</text:p>
          </table:table-cell>
          <table:table-cell office:value-type="time" office:time-value="PT00H00M09.137S" calcext:value-type="time">
            <text:p>00:09.14</text:p>
          </table:table-cell>
          <table:table-cell table:formula="of:=SECOND([.H95])+MINUTE([.H95])*60" office:value-type="float" office:value="9" calcext:value-type="float">
            <text:p>9</text:p>
          </table:table-cell>
          <table:table-cell/>
          <table:table-cell table:formula="of:=[.I95]/[.D95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tupleMembe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8" calcext:value-type="float">
            <text:p>4568</text:p>
          </table:table-cell>
          <table:table-cell/>
          <table:table-cell office:value-type="string" calcext:value-type="string">
            <text:p>tupleMember</text:p>
          </table:table-cell>
          <table:table-cell office:value-type="time" office:time-value="PT00H00M08.398S" calcext:value-type="time">
            <text:p>00:08.40</text:p>
          </table:table-cell>
          <table:table-cell table:formula="of:=SECOND([.H96])+MINUTE([.H96])*60" office:value-type="float" office:value="8" calcext:value-type="float">
            <text:p>8</text:p>
          </table:table-cell>
          <table:table-cell/>
          <table:table-cell table:formula="of:=[.I96]/[.D96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tuplePolymorphism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688" calcext:value-type="float">
            <text:p>4688</text:p>
          </table:table-cell>
          <table:table-cell/>
          <table:table-cell office:value-type="string" calcext:value-type="string">
            <text:p>tuplePolymorphism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H97])+MINUTE([.H97])*60" office:value-type="float" office:value="10" calcext:value-type="float">
            <text:p>10</text:p>
          </table:table-cell>
          <table:table-cell/>
          <table:table-cell table:formula="of:=[.I97]/[.D97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upleVariadic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5312" calcext:value-type="float">
            <text:p>5312</text:p>
          </table:table-cell>
          <table:table-cell/>
          <table:table-cell office:value-type="string" calcext:value-type="string">
            <text:p>tupleVariadic</text:p>
          </table:table-cell>
          <table:table-cell office:value-type="time" office:time-value="PT00H00M29.757S" calcext:value-type="time">
            <text:p>00:29.76</text:p>
          </table:table-cell>
          <table:table-cell table:formula="of:=SECOND([.H98])+MINUTE([.H98])*60" office:value-type="float" office:value="30" calcext:value-type="float">
            <text:p>30</text:p>
          </table:table-cell>
          <table:table-cell/>
          <table:table-cell table:formula="of:=[.I98]/[.D98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typedefRede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typedefRedef</text:p>
          </table:table-cell>
          <table:table-cell office:value-type="time" office:time-value="PT00H00M07.597S" calcext:value-type="time">
            <text:p>00:07.60</text:p>
          </table:table-cell>
          <table:table-cell table:formula="of:=SECOND([.H99])+MINUTE([.H99])*60" office:value-type="float" office:value="8" calcext:value-type="float">
            <text:p>8</text:p>
          </table:table-cell>
          <table:table-cell/>
          <table:table-cell table:formula="of:=[.I99]/[.D99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ypeof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12" calcext:value-type="float">
            <text:p>4512</text:p>
          </table:table-cell>
          <table:table-cell/>
          <table:table-cell office:value-type="string" calcext:value-type="string">
            <text:p>typeof</text:p>
          </table:table-cell>
          <table:table-cell office:value-type="time" office:time-value="PT00H00M07.161S" calcext:value-type="time">
            <text:p>00:07.16</text:p>
          </table:table-cell>
          <table:table-cell table:formula="of:=SECOND([.H100])+MINUTE([.H100])*60" office:value-type="float" office:value="7" calcext:value-type="float">
            <text:p>7</text:p>
          </table:table-cell>
          <table:table-cell/>
          <table:table-cell table:formula="of:=[.I100]/[.D100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user_literals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user_literals</text:p>
          </table:table-cell>
          <table:table-cell office:value-type="time" office:time-value="PT00H00M37.103S" calcext:value-type="time">
            <text:p>00:37.10</text:p>
          </table:table-cell>
          <table:table-cell table:formula="of:=SECOND([.H101])+MINUTE([.H101])*60" office:value-type="float" office:value="37" calcext:value-type="float">
            <text:p>37</text:p>
          </table:table-cell>
          <table:table-cell/>
          <table:table-cell table:formula="of:=[.I101]/[.D101]" office:value-type="float" office:value="336.363636363636" calcext:value-type="float">
            <text:p>336</text:p>
          </table:table-cell>
        </table:table-row>
        <table:table-row table:style-name="ro1">
          <table:table-cell office:value-type="string" calcext:value-type="string">
            <text:p>variableDecla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648" calcext:value-type="float">
            <text:p>4648</text:p>
          </table:table-cell>
          <table:table-cell/>
          <table:table-cell office:value-type="string" calcext:value-type="string">
            <text:p>variableDeclarator</text:p>
          </table:table-cell>
          <table:table-cell office:value-type="time" office:time-value="PT00H00M07.754S" calcext:value-type="time">
            <text:p>00:07.75</text:p>
          </table:table-cell>
          <table:table-cell table:formula="of:=SECOND([.H102])+MINUTE([.H102])*60" office:value-type="float" office:value="8" calcext:value-type="float">
            <text:p>8</text:p>
          </table:table-cell>
          <table:table-cell/>
          <table:table-cell table:formula="of:=[.I102]/[.D102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8820" calcext:value-type="float">
            <text:p>8820</text:p>
          </table:table-cell>
          <table:table-cell/>
          <table:table-cell office:value-type="string" calcext:value-type="string">
            <text:p>vector</text:p>
          </table:table-cell>
          <table:table-cell office:value-type="time" office:time-value="PT00H01M52.351S" calcext:value-type="time">
            <text:p>01:52.35</text:p>
          </table:table-cell>
          <table:table-cell table:formula="of:=SECOND([.H103])+MINUTE([.H103])*60" office:value-type="float" office:value="112" calcext:value-type="float">
            <text:p>112</text:p>
          </table:table-cell>
          <table:table-cell/>
          <table:table-cell table:formula="of:=[.I103]/[.D103]" office:value-type="float" office:value="302.702702702703" calcext:value-type="float">
            <text:p>303</text:p>
          </table:table-cell>
        </table:table-row>
        <table:table-row table:style-name="ro1">
          <table:table-cell office:value-type="string" calcext:value-type="string">
            <text:p>voidPt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16" calcext:value-type="float">
            <text:p>4516</text:p>
          </table:table-cell>
          <table:table-cell/>
          <table:table-cell office:value-type="string" calcext:value-type="string">
            <text:p>voidPtr</text:p>
          </table:table-cell>
          <table:table-cell office:value-type="time" office:time-value="PT00H00M07.112S" calcext:value-type="time">
            <text:p>00:07.11</text:p>
          </table:table-cell>
          <table:table-cell table:formula="of:=SECOND([.H104])+MINUTE([.H104])*60" office:value-type="float" office:value="7" calcext:value-type="float">
            <text:p>7</text:p>
          </table:table-cell>
          <table:table-cell/>
          <table:table-cell table:formula="of:=[.I104]/[.D104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7704" calcext:value-type="float">
            <text:p>7704</text:p>
          </table:table-cell>
          <table:table-cell/>
          <table:table-cell office:value-type="string" calcext:value-type="string">
            <text:p>wait</text:p>
          </table:table-cell>
          <table:table-cell office:value-type="time" office:time-value="PT00H04M28.271S" calcext:value-type="time">
            <text:p>04:28.27</text:p>
          </table:table-cell>
          <table:table-cell table:formula="of:=SECOND([.H105])+MINUTE([.H105])*60" office:value-type="float" office:value="268" calcext:value-type="float">
            <text:p>268</text:p>
          </table:table-cell>
          <table:table-cell/>
          <table:table-cell table:formula="of:=[.I105]/[.D105]" office:value-type="float" office:value="470.175438596491" calcext:value-type="float">
            <text:p>470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8836" calcext:value-type="float">
            <text:p>8836</text:p>
          </table:table-cell>
          <table:table-cell/>
          <table:table-cell office:value-type="string" calcext:value-type="string">
            <text:p>when</text:p>
          </table:table-cell>
          <table:table-cell office:value-type="time" office:time-value="PT00H04M25.621S" calcext:value-type="time">
            <text:p>04:25.62</text:p>
          </table:table-cell>
          <table:table-cell table:formula="of:=SECOND([.H106])+MINUTE([.H106])*60" office:value-type="float" office:value="266" calcext:value-type="float">
            <text:p>266</text:p>
          </table:table-cell>
          <table:table-cell/>
          <table:table-cell table:formula="of:=[.I106]/[.D106]" office:value-type="float" office:value="511.538461538462" calcext:value-type="float">
            <text:p>512</text:p>
          </table:table-cell>
        </table:table-row>
        <table:table-row table:style-name="ro1">
          <table:table-cell office:value-type="string" calcext:value-type="string">
            <text:p>with-statement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32" calcext:value-type="float">
            <text:p>4532</text:p>
          </table:table-cell>
          <table:table-cell/>
          <table:table-cell office:value-type="string" calcext:value-type="string">
            <text:p>with-statement</text:p>
          </table:table-cell>
          <table:table-cell office:value-type="time" office:time-value="PT00H00M08.183S" calcext:value-type="time">
            <text:p>00:08.18</text:p>
          </table:table-cell>
          <table:table-cell table:formula="of:=SECOND([.H107])+MINUTE([.H107])*60" office:value-type="float" office:value="8" calcext:value-type="float">
            <text:p>8</text:p>
          </table:table-cell>
          <table:table-cell/>
          <table:table-cell table:formula="of:=[.I107]/[.D107]" office:value-type="float" office:value="800" calcext:value-type="float">
            <text:p>800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7"/>
          <table:table-cell table:style-name="Default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107])" office:value-type="float" office:value="0.11" calcext:value-type="float">
            <text:p>0.11</text:p>
          </table:table-cell>
          <table:table-cell table:formula="of:=MEDIAN([.C3:.C107])" office:value-type="float" office:value="0" calcext:value-type="float">
            <text:p>0</text:p>
          </table:table-cell>
          <table:table-cell table:formula="of:=MEDIAN([.D3:.D107])" office:value-type="float" office:value="0.12" calcext:value-type="float">
            <text:p>0.12</text:p>
          </table:table-cell>
          <table:table-cell table:formula="of:=MEDIAN([.E3:.E107])" office:value-type="float" office:value="6700" calcext:value-type="float">
            <text:p>6700</text:p>
          </table:table-cell>
          <table:table-cell table:number-columns-repeated="2"/>
          <table:table-cell table:style-name="Default" table:number-columns-repeated="3"/>
          <table:table-cell table:style-name="Default" table:formula="of:=MEDIAN([.K3:.K107])" office:value-type="float" office:value="506.122448979592" calcext:value-type="float">
            <text:p>506.122448979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3" table:formula="of:=AVERAGE([.B3:.B107])" office:value-type="float" office:value="0.292666666666667" calcext:value-type="float">
            <text:p>0.29</text:p>
          </table:table-cell>
          <table:table-cell table:style-name="ce3" table:formula="of:=AVERAGE([.C3:.C107])" office:value-type="float" office:value="0.00104761904761905" calcext:value-type="float">
            <text:p>0.00</text:p>
          </table:table-cell>
          <table:table-cell table:style-name="ce3" table:formula="of:=AVERAGE([.D3:.D107])" office:value-type="float" office:value="0.29752380952381" calcext:value-type="float">
            <text:p>0.30</text:p>
          </table:table-cell>
          <table:table-cell table:style-name="ce4" table:formula="of:=AVERAGE([.E3:.E107])" office:value-type="float" office:value="8914.93333333333" calcext:value-type="float">
            <text:p>891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07])" office:value-type="float" office:value="3.63" calcext:value-type="float">
            <text:p>3.63</text:p>
          </table:table-cell>
          <table:table-cell table:formula="of:=MAX([.C3:.C107])" office:value-type="float" office:value="0.04" calcext:value-type="float">
            <text:p>0.04</text:p>
          </table:table-cell>
          <table:table-cell table:formula="of:=MAX([.D3:.D107])" office:value-type="float" office:value="3.64" calcext:value-type="float">
            <text:p>3.64</text:p>
          </table:table-cell>
          <table:table-cell table:formula="of:=MAX([.E3:.E107])" office:value-type="float" office:value="78424" calcext:value-type="float">
            <text:p>78424</text:p>
          </table:table-cell>
          <table:table-cell table:number-columns-repeated="2"/>
          <table:table-cell table:style-name="Default" table:number-columns-repeated="4"/>
        </table:table-row>
      </table:table>
      <table:table table:name="stdlib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.53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office:value-type="string" calcext:value-type="string">
            <text:p>coroutine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office:value-type="string" calcext:value-type="string">
            <text:p>fstream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6624" calcext:value-type="float">
            <text:p>6624</text:p>
          </table:table-cell>
        </table:table-row>
        <table:table-row table:style-name="ro1">
          <table:table-cell office:value-type="string" calcext:value-type="string">
            <text:p>interpose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office:value-type="string" calcext:value-type="string">
            <text:p>iostream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office:value-type="string" calcext:value-type="string">
            <text:p>iterator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24" calcext:value-type="float">
            <text:p>4524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8448" calcext:value-type="float">
            <text:p>8448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office:value-type="string" calcext:value-type="string">
            <text:p>preemption</text:p>
          </table:table-cell>
          <table:table-cell office:value-type="float" office:value="1.03" calcext:value-type="float">
            <text:p>1.03</text:p>
          </table:table-cell>
          <table:table-cell office:value-type="float" office:value="0.01" calcext:value-type="float">
            <text:p>0.01</text:p>
          </table:table-cell>
          <table:table-cell office:value-type="float" office:value="1.05" calcext:value-type="float">
            <text:p>1.05</text:p>
          </table:table-cell>
          <table:table-cell office:value-type="float" office:value="8028" calcext:value-type="float">
            <text:p>8028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string" calcext:value-type="string">
            <text:p>stdlib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8680" calcext:value-type="float">
            <text:p>8680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18496" calcext:value-type="float">
            <text:p>184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:.B26])" office:value-type="float" office:value="0.16" calcext:value-type="float">
            <text:p>0.16</text:p>
          </table:table-cell>
          <table:table-cell table:formula="of:=MEDIAN([.C3:.C26])" office:value-type="float" office:value="0" calcext:value-type="float">
            <text:p>0</text:p>
          </table:table-cell>
          <table:table-cell table:formula="of:=MEDIAN([.D3:.D26])" office:value-type="float" office:value="0.16" calcext:value-type="float">
            <text:p>0.16</text:p>
          </table:table-cell>
          <table:table-cell table:formula="of:=MEDIAN([.E3:.E26])" office:value-type="float" office:value="6264" calcext:value-type="float">
            <text:p>6264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3" table:formula="of:=AVERAGE([.B3:.B26])" office:value-type="float" office:value="0.310416666666667" calcext:value-type="float">
            <text:p>0.31</text:p>
          </table:table-cell>
          <table:table-cell table:style-name="ce3" table:formula="of:=AVERAGE([.C3:.C26])" office:value-type="float" office:value="0.000416666666666667" calcext:value-type="float">
            <text:p>0.00</text:p>
          </table:table-cell>
          <table:table-cell table:style-name="ce3" table:formula="of:=AVERAGE([.D3:.D26])" office:value-type="float" office:value="0.312916666666667" calcext:value-type="float">
            <text:p>0.31</text:p>
          </table:table-cell>
          <table:table-cell table:style-name="ce4" table:formula="of:=AVERAGE([.E3:.E26])" office:value-type="float" office:value="6752.16666666667" calcext:value-type="float">
            <text:p>675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26])" office:value-type="float" office:value="1.25" calcext:value-type="float">
            <text:p>1.25</text:p>
          </table:table-cell>
          <table:table-cell table:formula="of:=MAX([.C3:.C26])" office:value-type="float" office:value="0.01" calcext:value-type="float">
            <text:p>0.01</text:p>
          </table:table-cell>
          <table:table-cell table:formula="of:=MAX([.D3:.D26])" office:value-type="float" office:value="1.25" calcext:value-type="float">
            <text:p>1.25</text:p>
          </table:table-cell>
          <table:table-cell table:formula="of:=MAX([.E3:.E26])" office:value-type="float" office:value="18496" calcext:value-type="float">
            <text:p>18496</text:p>
          </table:table-cell>
        </table:table-row>
      </table:table>
      <table:table table:name="cfaother" table:style-name="ta1"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p-bu-tec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user(s)</text:p>
          </table:table-cell>
          <table:table-cell table:style-name="ce2" office:value-type="string" calcext:value-type="string">
            <text:p>sys(s)</text:p>
          </table:table-cell>
          <table:table-cell table:style-name="ce2" office:value-type="string" calcext:value-type="string">
            <text:p>wall(s)</text:p>
          </table:table-cell>
          <table:table-cell table:style-name="ce2" office:value-type="string" calcext:value-type="string">
            <text:p>max-mem(KB)</text:p>
          </table:table-cell>
        </table:table-row>
        <table:table-row table:style-name="ro1">
          <table:table-cell office:value-type="string" calcext:value-type="string">
            <text:p>glm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office:value-type="float" office:value="12732" calcext:value-type="float">
            <text:p>12732</text:p>
          </table:table-cell>
        </table:table-row>
        <table:table-row table:style-name="ro1">
          <table:table-cell office:value-type="string" calcext:value-type="string">
            <text:p>imgui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9772" calcext:value-type="float">
            <text:p>9772</text:p>
          </table:table-cell>
        </table:table-row>
      </table:table>
      <table:table table:name="Defer pre-post" table:style-name="ta1">
        <table:shapes>
          <draw:frame draw:z-index="0" draw:style-name="gr1" draw:text-style-name="P1" svg:width="160.05mm" svg:height="90.04mm" svg:x="402.3mm" svg:y="10.09mm">
            <loext:p draw:notify-on-update-of-ranges="'Defer pre-post'.I3:'Defer pre-post'.I99 'Defer pre-post'.C3:'Defer pre-post'.C99 'Defer pre-post'.O3:'Defer pre-post'.O99 'Defer pre-post'.C3:'Defer pre-post'.C9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ce5"/>
        <table:table-column table:style-name="co2" table:default-cell-style-name="ce9"/>
        <table:table-column table:style-name="co2" table:default-cell-style-name="Default"/>
        <table:table-column table:style-name="co8" table:default-cell-style-name="Default"/>
        <table:table-column table:style-name="co2" table:default-cell-style-name="ce5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2" table:default-cell-style-name="ce9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CFACC imm</text:p>
          </table:table-cell>
          <table:covered-table-cell table:style-name="ce2"/>
          <table:table-cell table:style-name="ce2"/>
          <table:table-cell/>
          <table:table-cell table:style-name="ce1" office:value-type="string" calcext:value-type="string" table:number-columns-spanned="2" table:number-rows-spanned="1">
            <text:p>CFACC def</text:p>
          </table:table-cell>
          <table:covered-table-cell table:style-name="ce2"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CFACC tec</text:p>
          </table:table-cell>
          <table:covered-table-cell table:style-name="Default"/>
          <table:table-cell table:style-name="Default"/>
          <table:table-cell/>
          <table:table-cell table:style-name="Default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wall(s)</text:p>
          </table:table-cell>
          <table:table-cell table:style-name="ce2"/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wall(s)</text:p>
          </table:table-cell>
          <table:table-cell table:style-name="Default"/>
          <table:table-cell/>
          <table:table-cell table:style-name="ce2" office:value-type="string" calcext:value-type="string">
            <text:p>speedup</text:p>
          </table:table-cell>
          <table:table-cell/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wall(s)</text:p>
          </table:table-cell>
          <table:table-cell table:style-name="Default"/>
          <table:table-cell/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office:value-type="time" office:time-value="PT00H06M02.701S" calcext:value-type="time">
            <text:p>06:02.70</text:p>
          </table:table-cell>
          <table:table-cell table:formula="of:=SECOND([.B3])+MINUTE([.B3])*60" office:value-type="float" office:value="363" calcext:value-type="float">
            <text:p>363</text:p>
          </table:table-cell>
          <table:table-cell/>
          <table:table-cell office:value-type="string" calcext:value-type="string">
            <text:p>abs</text:p>
          </table:table-cell>
          <table:table-cell office:value-type="time" office:time-value="PT00H04M41.199S" calcext:value-type="time">
            <text:p>04:41.20</text:p>
          </table:table-cell>
          <table:table-cell table:formula="of:=SECOND([.F3])+MINUTE([.F3])*60" office:value-type="float" office:value="281" calcext:value-type="float">
            <text:p>281</text:p>
          </table:table-cell>
          <table:table-cell/>
          <table:table-cell table:formula="of:=[.C3]/[.G3]" office:value-type="float" office:value="1.29181494661922" calcext:value-type="float">
            <text:p>1.29</text:p>
          </table:table-cell>
          <table:table-cell/>
          <table:table-cell office:value-type="string" calcext:value-type="string">
            <text:p>abs</text:p>
          </table:table-cell>
          <table:table-cell office:value-type="time" office:time-value="PT00H02M40.172S" calcext:value-type="time">
            <text:p>02:40.17</text:p>
          </table:table-cell>
          <table:table-cell table:formula="of:=SECOND([.L3])+MINUTE([.L3])*60" office:value-type="float" office:value="160" calcext:value-type="float">
            <text:p>160</text:p>
          </table:table-cell>
          <table:table-cell/>
          <table:table-cell table:formula="of:=[.C3]/[.M3]" office:value-type="float" office:value="2.26875" calcext:value-type="float">
            <text:p>2.27</text:p>
          </table:table-cell>
        </table:table-row>
        <table:table-row table:style-name="ro1">
          <table:table-cell office:value-type="string" calcext:value-type="string">
            <text:p>alloc</text:p>
          </table:table-cell>
          <table:table-cell office:value-type="time" office:time-value="PT00H02M02.505S" calcext:value-type="time">
            <text:p>02:02.51</text:p>
          </table:table-cell>
          <table:table-cell table:formula="of:=SECOND([.B4])+MINUTE([.B4])*60" office:value-type="float" office:value="123" calcext:value-type="float">
            <text:p>123</text:p>
          </table:table-cell>
          <table:table-cell/>
          <table:table-cell office:value-type="string" calcext:value-type="string">
            <text:p>alloc</text:p>
          </table:table-cell>
          <table:table-cell office:value-type="time" office:time-value="PT00H02M49.321S" calcext:value-type="time">
            <text:p>02:49.32</text:p>
          </table:table-cell>
          <table:table-cell table:formula="of:=SECOND([.F4])+MINUTE([.F4])*60" office:value-type="float" office:value="169" calcext:value-type="float">
            <text:p>169</text:p>
          </table:table-cell>
          <table:table-cell/>
          <table:table-cell table:formula="of:=[.C4]/[.G4]" office:value-type="float" office:value="0.727810650887574" calcext:value-type="float">
            <text:p>0.73</text:p>
          </table:table-cell>
          <table:table-cell/>
          <table:table-cell office:value-type="string" calcext:value-type="string">
            <text:p>alloc</text:p>
          </table:table-cell>
          <table:table-cell office:value-type="time" office:time-value="PT00H01M21.856S" calcext:value-type="time">
            <text:p>01:21.86</text:p>
          </table:table-cell>
          <table:table-cell table:formula="of:=SECOND([.L4])+MINUTE([.L4])*60" office:value-type="float" office:value="82" calcext:value-type="float">
            <text:p>82</text:p>
          </table:table-cell>
          <table:table-cell/>
          <table:table-cell table:formula="of:=[.C4]/[.M4]" office:value-type="float" office:value="1.5" calcext:value-type="float">
            <text:p>1.50</text:p>
          </table:table-cell>
        </table:table-row>
        <table:table-row table:style-name="ro1">
          <table:table-cell office:value-type="string" calcext:value-type="string">
            <text:p>array</text:p>
          </table:table-cell>
          <table:table-cell office:value-type="time" office:time-value="PT00H00M07.428S" calcext:value-type="time">
            <text:p>00:07.43</text:p>
          </table:table-cell>
          <table:table-cell table:formula="of:=SECOND([.B5])+MINUTE([.B5])*60" office:value-type="float" office:value="7" calcext:value-type="float">
            <text:p>7</text:p>
          </table:table-cell>
          <table:table-cell/>
          <table:table-cell office:value-type="string" calcext:value-type="string">
            <text:p>array</text:p>
          </table:table-cell>
          <table:table-cell office:value-type="time" office:time-value="PT00H00M15.969S" calcext:value-type="time">
            <text:p>00:15.97</text:p>
          </table:table-cell>
          <table:table-cell table:formula="of:=SECOND([.F5])+MINUTE([.F5])*60" office:value-type="float" office:value="16" calcext:value-type="float">
            <text:p>16</text:p>
          </table:table-cell>
          <table:table-cell/>
          <table:table-cell table:formula="of:=[.C5]/[.G5]" office:value-type="float" office:value="0.4375" calcext:value-type="float">
            <text:p>0.44</text:p>
          </table:table-cell>
          <table:table-cell/>
          <table:table-cell office:value-type="string" calcext:value-type="string">
            <text:p>array</text:p>
          </table:table-cell>
          <table:table-cell office:value-type="time" office:time-value="PT00H00M05.43S" calcext:value-type="time">
            <text:p>00:05.43</text:p>
          </table:table-cell>
          <table:table-cell table:formula="of:=SECOND([.L5])+MINUTE([.L5])*60" office:value-type="float" office:value="5" calcext:value-type="float">
            <text:p>5</text:p>
          </table:table-cell>
          <table:table-cell/>
          <table:table-cell table:formula="of:=[.C5]/[.M5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ato</text:p>
          </table:table-cell>
          <table:table-cell office:value-type="time" office:time-value="PT00H01M38.845S" calcext:value-type="time">
            <text:p>01:38.85</text:p>
          </table:table-cell>
          <table:table-cell table:formula="of:=SECOND([.B6])+MINUTE([.B6])*60" office:value-type="float" office:value="99" calcext:value-type="float">
            <text:p>99</text:p>
          </table:table-cell>
          <table:table-cell/>
          <table:table-cell office:value-type="string" calcext:value-type="string">
            <text:p>ato</text:p>
          </table:table-cell>
          <table:table-cell office:value-type="time" office:time-value="PT00H02M16.804S" calcext:value-type="time">
            <text:p>02:16.80</text:p>
          </table:table-cell>
          <table:table-cell table:formula="of:=SECOND([.F6])+MINUTE([.F6])*60" office:value-type="float" office:value="137" calcext:value-type="float">
            <text:p>137</text:p>
          </table:table-cell>
          <table:table-cell/>
          <table:table-cell table:formula="of:=[.C6]/[.G6]" office:value-type="float" office:value="0.722627737226277" calcext:value-type="float">
            <text:p>0.72</text:p>
          </table:table-cell>
          <table:table-cell/>
          <table:table-cell office:value-type="string" calcext:value-type="string">
            <text:p>ato</text:p>
          </table:table-cell>
          <table:table-cell office:value-type="time" office:time-value="PT00H01M05.944S" calcext:value-type="time">
            <text:p>01:05.94</text:p>
          </table:table-cell>
          <table:table-cell table:formula="of:=SECOND([.L6])+MINUTE([.L6])*60" office:value-type="float" office:value="66" calcext:value-type="float">
            <text:p>66</text:p>
          </table:table-cell>
          <table:table-cell/>
          <table:table-cell table:formula="of:=[.C6]/[.M6]" office:value-type="float" office:value="1.5" calcext:value-type="float">
            <text:p>1.50</text:p>
          </table:table-cell>
        </table:table-row>
        <table:table-row table:style-name="ro1">
          <table:table-cell office:value-type="string" calcext:value-type="string">
            <text:p>attributes</text:p>
          </table:table-cell>
          <table:table-cell office:value-type="time" office:time-value="PT00H00M09.408S" calcext:value-type="time">
            <text:p>00:09.41</text:p>
          </table:table-cell>
          <table:table-cell table:formula="of:=SECOND([.B7])+MINUTE([.B7])*60" office:value-type="float" office:value="9" calcext:value-type="float">
            <text:p>9</text:p>
          </table:table-cell>
          <table:table-cell/>
          <table:table-cell office:value-type="string" calcext:value-type="string">
            <text:p>attributes</text:p>
          </table:table-cell>
          <table:table-cell office:value-type="time" office:time-value="PT00H00M09.292S" calcext:value-type="time">
            <text:p>00:09.29</text:p>
          </table:table-cell>
          <table:table-cell table:formula="of:=SECOND([.F7])+MINUTE([.F7])*60" office:value-type="float" office:value="9" calcext:value-type="float">
            <text:p>9</text:p>
          </table:table-cell>
          <table:table-cell/>
          <table:table-cell table:formula="of:=[.C7]/[.G7]" office:value-type="float" office:value="1" calcext:value-type="float">
            <text:p>1.00</text:p>
          </table:table-cell>
          <table:table-cell/>
          <table:table-cell office:value-type="string" calcext:value-type="string">
            <text:p>attributes</text:p>
          </table:table-cell>
          <table:table-cell office:value-type="time" office:time-value="PT00H00M06.457S" calcext:value-type="time">
            <text:p>00:06.46</text:p>
          </table:table-cell>
          <table:table-cell table:formula="of:=SECOND([.L7])+MINUTE([.L7])*60" office:value-type="float" office:value="6" calcext:value-type="float">
            <text:p>6</text:p>
          </table:table-cell>
          <table:table-cell/>
          <table:table-cell table:formula="of:=[.C7]/[.M7]" office:value-type="float" office:value="1.5" calcext:value-type="float">
            <text:p>1.50</text:p>
          </table:table-cell>
        </table:table-row>
        <table:table-row table:style-name="ro1">
          <table:table-cell office:value-type="string" calcext:value-type="string">
            <text:p>avl_test</text:p>
          </table:table-cell>
          <table:table-cell office:value-type="time" office:time-value="PT00H03M05.331S" calcext:value-type="time">
            <text:p>03:05.33</text:p>
          </table:table-cell>
          <table:table-cell table:formula="of:=SECOND([.B8])+MINUTE([.B8])*60" office:value-type="float" office:value="185" calcext:value-type="float">
            <text:p>185</text:p>
          </table:table-cell>
          <table:table-cell/>
          <table:table-cell office:value-type="string" calcext:value-type="string">
            <text:p>avl_test</text:p>
          </table:table-cell>
          <table:table-cell office:value-type="time" office:time-value="PT00H01M17.446S" calcext:value-type="time">
            <text:p>01:17.45</text:p>
          </table:table-cell>
          <table:table-cell table:formula="of:=SECOND([.F8])+MINUTE([.F8])*60" office:value-type="float" office:value="77" calcext:value-type="float">
            <text:p>77</text:p>
          </table:table-cell>
          <table:table-cell/>
          <table:table-cell table:formula="of:=[.C8]/[.G8]" office:value-type="float" office:value="2.4025974025974" calcext:value-type="float">
            <text:p>2.40</text:p>
          </table:table-cell>
          <table:table-cell/>
          <table:table-cell office:value-type="string" calcext:value-type="string">
            <text:p>avl_test</text:p>
          </table:table-cell>
          <table:table-cell office:value-type="time" office:time-value="PT00H01M53.321S" calcext:value-type="time">
            <text:p>01:53.32</text:p>
          </table:table-cell>
          <table:table-cell table:formula="of:=SECOND([.L8])+MINUTE([.L8])*60" office:value-type="float" office:value="113" calcext:value-type="float">
            <text:p>113</text:p>
          </table:table-cell>
          <table:table-cell/>
          <table:table-cell table:formula="of:=[.C8]/[.M8]" office:value-type="float" office:value="1.63716814159292" calcext:value-type="float">
            <text:p>1.64</text:p>
          </table:table-cell>
        </table:table-row>
        <table:table-row table:style-name="ro1">
          <table:table-cell office:value-type="string" calcext:value-type="string">
            <text:p>barge</text:p>
          </table:table-cell>
          <table:table-cell office:value-type="time" office:time-value="PT00H04M00.353S" calcext:value-type="time">
            <text:p>04:00.35</text:p>
          </table:table-cell>
          <table:table-cell table:formula="of:=SECOND([.B9])+MINUTE([.B9])*60" office:value-type="float" office:value="240" calcext:value-type="float">
            <text:p>240</text:p>
          </table:table-cell>
          <table:table-cell/>
          <table:table-cell office:value-type="string" calcext:value-type="string">
            <text:p>barge</text:p>
          </table:table-cell>
          <table:table-cell office:value-type="time" office:time-value="PT00H04M49.886S" calcext:value-type="time">
            <text:p>04:49.89</text:p>
          </table:table-cell>
          <table:table-cell table:formula="of:=SECOND([.F9])+MINUTE([.F9])*60" office:value-type="float" office:value="290" calcext:value-type="float">
            <text:p>290</text:p>
          </table:table-cell>
          <table:table-cell/>
          <table:table-cell table:formula="of:=[.C9]/[.G9]" office:value-type="float" office:value="0.827586206896552" calcext:value-type="float">
            <text:p>0.83</text:p>
          </table:table-cell>
          <table:table-cell/>
          <table:table-cell office:value-type="string" calcext:value-type="string">
            <text:p>barge</text:p>
          </table:table-cell>
          <table:table-cell office:value-type="time" office:time-value="PT00H02M42.34S" calcext:value-type="time">
            <text:p>02:42.34</text:p>
          </table:table-cell>
          <table:table-cell table:formula="of:=SECOND([.L9])+MINUTE([.L9])*60" office:value-type="float" office:value="162" calcext:value-type="float">
            <text:p>162</text:p>
          </table:table-cell>
          <table:table-cell/>
          <table:table-cell table:formula="of:=[.C9]/[.M9]" office:value-type="float" office:value="1.48148148148148" calcext:value-type="float">
            <text:p>1.48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time" office:time-value="PT00H04M40.155S" calcext:value-type="time">
            <text:p>04:40.16</text:p>
          </table:table-cell>
          <table:table-cell table:formula="of:=SECOND([.B10])+MINUTE([.B10])*60" office:value-type="float" office:value="280" calcext:value-type="float">
            <text:p>280</text:p>
          </table:table-cell>
          <table:table-cell/>
          <table:table-cell office:value-type="string" calcext:value-type="string">
            <text:p>block</text:p>
          </table:table-cell>
          <table:table-cell office:value-type="time" office:time-value="PT00H05M46.525S" calcext:value-type="time">
            <text:p>05:46.53</text:p>
          </table:table-cell>
          <table:table-cell table:formula="of:=SECOND([.F10])+MINUTE([.F10])*60" office:value-type="float" office:value="347" calcext:value-type="float">
            <text:p>347</text:p>
          </table:table-cell>
          <table:table-cell/>
          <table:table-cell table:formula="of:=[.C10]/[.G10]" office:value-type="float" office:value="0.806916426512968" calcext:value-type="float">
            <text:p>0.81</text:p>
          </table:table-cell>
          <table:table-cell/>
          <table:table-cell office:value-type="string" calcext:value-type="string">
            <text:p>block</text:p>
          </table:table-cell>
          <table:table-cell office:value-type="time" office:time-value="PT00H03M15.525S" calcext:value-type="time">
            <text:p>03:15.53</text:p>
          </table:table-cell>
          <table:table-cell table:formula="of:=SECOND([.L10])+MINUTE([.L10])*60" office:value-type="float" office:value="196" calcext:value-type="float">
            <text:p>196</text:p>
          </table:table-cell>
          <table:table-cell/>
          <table:table-cell table:formula="of:=[.C10]/[.M10]" office:value-type="float" office:value="1.42857142857143" calcext:value-type="float">
            <text:p>1.43</text:p>
          </table:table-cell>
        </table:table-row>
        <table:table-row table:style-name="ro1">
          <table:table-cell office:value-type="string" calcext:value-type="string">
            <text:p>boundedBufferEXT</text:p>
          </table:table-cell>
          <table:table-cell office:value-type="time" office:time-value="PT00H04M08.111S" calcext:value-type="time">
            <text:p>04:08.11</text:p>
          </table:table-cell>
          <table:table-cell table:formula="of:=SECOND([.B11])+MINUTE([.B11])*60" office:value-type="float" office:value="248" calcext:value-type="float">
            <text:p>248</text:p>
          </table:table-cell>
          <table:table-cell/>
          <table:table-cell office:value-type="string" calcext:value-type="string">
            <text:p>boundedBufferEXT</text:p>
          </table:table-cell>
          <table:table-cell office:value-type="time" office:time-value="PT00H05M09.967S" calcext:value-type="time">
            <text:p>05:09.97</text:p>
          </table:table-cell>
          <table:table-cell table:formula="of:=SECOND([.F11])+MINUTE([.F11])*60" office:value-type="float" office:value="310" calcext:value-type="float">
            <text:p>310</text:p>
          </table:table-cell>
          <table:table-cell/>
          <table:table-cell table:formula="of:=[.C11]/[.G11]" office:value-type="float" office:value="0.8" calcext:value-type="float">
            <text:p>0.80</text:p>
          </table:table-cell>
          <table:table-cell/>
          <table:table-cell office:value-type="string" calcext:value-type="string">
            <text:p>boundedBufferEXT</text:p>
          </table:table-cell>
          <table:table-cell office:value-type="time" office:time-value="PT00H02M46.685S" calcext:value-type="time">
            <text:p>02:46.69</text:p>
          </table:table-cell>
          <table:table-cell table:formula="of:=SECOND([.L11])+MINUTE([.L11])*60" office:value-type="float" office:value="167" calcext:value-type="float">
            <text:p>167</text:p>
          </table:table-cell>
          <table:table-cell/>
          <table:table-cell table:formula="of:=[.C11]/[.M11]" office:value-type="float" office:value="1.48502994011976" calcext:value-type="float">
            <text:p>1.49</text:p>
          </table:table-cell>
        </table:table-row>
        <table:table-row table:style-name="ro1">
          <table:table-cell office:value-type="string" calcext:value-type="string">
            <text:p>boundedBufferINT</text:p>
          </table:table-cell>
          <table:table-cell office:value-type="time" office:time-value="PT00H04M15.376S" calcext:value-type="time">
            <text:p>04:15.38</text:p>
          </table:table-cell>
          <table:table-cell table:formula="of:=SECOND([.B12])+MINUTE([.B12])*60" office:value-type="float" office:value="255" calcext:value-type="float">
            <text:p>255</text:p>
          </table:table-cell>
          <table:table-cell/>
          <table:table-cell office:value-type="string" calcext:value-type="string">
            <text:p>boundedBufferINT</text:p>
          </table:table-cell>
          <table:table-cell office:value-type="time" office:time-value="PT00H05M04.572S" calcext:value-type="time">
            <text:p>05:04.57</text:p>
          </table:table-cell>
          <table:table-cell table:formula="of:=SECOND([.F12])+MINUTE([.F12])*60" office:value-type="float" office:value="305" calcext:value-type="float">
            <text:p>305</text:p>
          </table:table-cell>
          <table:table-cell/>
          <table:table-cell table:formula="of:=[.C12]/[.G12]" office:value-type="float" office:value="0.836065573770492" calcext:value-type="float">
            <text:p>0.84</text:p>
          </table:table-cell>
          <table:table-cell/>
          <table:table-cell office:value-type="string" calcext:value-type="string">
            <text:p>boundedBufferINT</text:p>
          </table:table-cell>
          <table:table-cell office:value-type="time" office:time-value="PT00H02M47.887S" calcext:value-type="time">
            <text:p>02:47.89</text:p>
          </table:table-cell>
          <table:table-cell table:formula="of:=SECOND([.L12])+MINUTE([.L12])*60" office:value-type="float" office:value="168" calcext:value-type="float">
            <text:p>168</text:p>
          </table:table-cell>
          <table:table-cell/>
          <table:table-cell table:formula="of:=[.C12]/[.M12]" office:value-type="float" office:value="1.51785714285714" calcext:value-type="float">
            <text:p>1.52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time" office:time-value="PT00H00M07.509S" calcext:value-type="time">
            <text:p>00:07.51</text:p>
          </table:table-cell>
          <table:table-cell table:formula="of:=SECOND([.B13])+MINUTE([.B13])*60" office:value-type="float" office:value="8" calcext:value-type="float">
            <text:p>8</text:p>
          </table:table-cell>
          <table:table-cell/>
          <table:table-cell office:value-type="string" calcext:value-type="string">
            <text:p>cast</text:p>
          </table:table-cell>
          <table:table-cell office:value-type="time" office:time-value="PT00H00M11.155S" calcext:value-type="time">
            <text:p>00:11.16</text:p>
          </table:table-cell>
          <table:table-cell table:formula="of:=SECOND([.F13])+MINUTE([.F13])*60" office:value-type="float" office:value="11" calcext:value-type="float">
            <text:p>11</text:p>
          </table:table-cell>
          <table:table-cell/>
          <table:table-cell table:formula="of:=[.C13]/[.G13]" office:value-type="float" office:value="0.727272727272727" calcext:value-type="float">
            <text:p>0.73</text:p>
          </table:table-cell>
          <table:table-cell/>
          <table:table-cell office:value-type="string" calcext:value-type="string">
            <text:p>cast</text:p>
          </table:table-cell>
          <table:table-cell office:value-type="time" office:time-value="PT00H00M05.408S" calcext:value-type="time">
            <text:p>00:05.41</text:p>
          </table:table-cell>
          <table:table-cell table:formula="of:=SECOND([.L13])+MINUTE([.L13])*60" office:value-type="float" office:value="5" calcext:value-type="float">
            <text:p>5</text:p>
          </table:table-cell>
          <table:table-cell/>
          <table:table-cell table:formula="of:=[.C13]/[.M13]" office:value-type="float" office:value="1.6" calcext:value-type="float">
            <text:p>1.60</text:p>
          </table:table-cell>
        </table:table-row>
        <table:table-row table:style-name="ro1">
          <table:table-cell office:value-type="string" calcext:value-type="string">
            <text:p>complex</text:p>
          </table:table-cell>
          <table:table-cell office:value-type="time" office:time-value="PT00H01M28.993S" calcext:value-type="time">
            <text:p>01:28.99</text:p>
          </table:table-cell>
          <table:table-cell table:formula="of:=SECOND([.B14])+MINUTE([.B14])*60" office:value-type="float" office:value="89" calcext:value-type="float">
            <text:p>89</text:p>
          </table:table-cell>
          <table:table-cell/>
          <table:table-cell office:value-type="string" calcext:value-type="string">
            <text:p>complex</text:p>
          </table:table-cell>
          <table:table-cell office:value-type="time" office:time-value="PT00H02M04.172S" calcext:value-type="time">
            <text:p>02:04.17</text:p>
          </table:table-cell>
          <table:table-cell table:formula="of:=SECOND([.F14])+MINUTE([.F14])*60" office:value-type="float" office:value="124" calcext:value-type="float">
            <text:p>124</text:p>
          </table:table-cell>
          <table:table-cell/>
          <table:table-cell table:formula="of:=[.C14]/[.G14]" office:value-type="float" office:value="0.717741935483871" calcext:value-type="float">
            <text:p>0.72</text:p>
          </table:table-cell>
          <table:table-cell/>
          <table:table-cell office:value-type="string" calcext:value-type="string">
            <text:p>complex</text:p>
          </table:table-cell>
          <table:table-cell office:value-type="time" office:time-value="PT00H01M12.98S" calcext:value-type="time">
            <text:p>01:12.98</text:p>
          </table:table-cell>
          <table:table-cell table:formula="of:=SECOND([.L14])+MINUTE([.L14])*60" office:value-type="float" office:value="73" calcext:value-type="float">
            <text:p>73</text:p>
          </table:table-cell>
          <table:table-cell/>
          <table:table-cell table:formula="of:=[.C14]/[.M14]" office:value-type="float" office:value="1.21917808219178" calcext:value-type="float">
            <text:p>1.22</text:p>
          </table:table-cell>
        </table:table-row>
        <table:table-row table:style-name="ro1">
          <table:table-cell office:value-type="string" calcext:value-type="string">
            <text:p>coroutineYield</text:p>
          </table:table-cell>
          <table:table-cell office:value-type="time" office:time-value="PT00H04M23.851S" calcext:value-type="time">
            <text:p>04:23.85</text:p>
          </table:table-cell>
          <table:table-cell table:formula="of:=SECOND([.B15])+MINUTE([.B15])*60" office:value-type="float" office:value="264" calcext:value-type="float">
            <text:p>264</text:p>
          </table:table-cell>
          <table:table-cell/>
          <table:table-cell office:value-type="string" calcext:value-type="string">
            <text:p>coroutineYield</text:p>
          </table:table-cell>
          <table:table-cell office:value-type="time" office:time-value="PT00H05M26.821S" calcext:value-type="time">
            <text:p>05:26.82</text:p>
          </table:table-cell>
          <table:table-cell table:formula="of:=SECOND([.F15])+MINUTE([.F15])*60" office:value-type="float" office:value="327" calcext:value-type="float">
            <text:p>327</text:p>
          </table:table-cell>
          <table:table-cell/>
          <table:table-cell table:formula="of:=[.C15]/[.G15]" office:value-type="float" office:value="0.807339449541284" calcext:value-type="float">
            <text:p>0.81</text:p>
          </table:table-cell>
          <table:table-cell/>
          <table:table-cell office:value-type="string" calcext:value-type="string">
            <text:p>coroutineYield</text:p>
          </table:table-cell>
          <table:table-cell office:value-type="time" office:time-value="PT00H02M57.383S" calcext:value-type="time">
            <text:p>02:57.38</text:p>
          </table:table-cell>
          <table:table-cell table:formula="of:=SECOND([.L15])+MINUTE([.L15])*60" office:value-type="float" office:value="177" calcext:value-type="float">
            <text:p>177</text:p>
          </table:table-cell>
          <table:table-cell/>
          <table:table-cell table:formula="of:=[.C15]/[.M15]" office:value-type="float" office:value="1.49152542372881" calcext:value-type="float">
            <text:p>1.49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 office:value-type="time" office:time-value="PT00H00M07.521S" calcext:value-type="time">
            <text:p>00:07.52</text:p>
          </table:table-cell>
          <table:table-cell table:formula="of:=SECOND([.B16])+MINUTE([.B16])*60" office:value-type="float" office:value="8" calcext:value-type="float">
            <text:p>8</text:p>
          </table:table-cell>
          <table:table-cell/>
          <table:table-cell office:value-type="string" calcext:value-type="string">
            <text:p>counter</text:p>
          </table:table-cell>
          <table:table-cell office:value-type="time" office:time-value="PT00H00M07.714S" calcext:value-type="time">
            <text:p>00:07.71</text:p>
          </table:table-cell>
          <table:table-cell table:formula="of:=SECOND([.F16])+MINUTE([.F16])*60" office:value-type="float" office:value="8" calcext:value-type="float">
            <text:p>8</text:p>
          </table:table-cell>
          <table:table-cell/>
          <table:table-cell table:formula="of:=[.C16]/[.G16]" office:value-type="float" office:value="1" calcext:value-type="float">
            <text:p>1.00</text:p>
          </table:table-cell>
          <table:table-cell/>
          <table:table-cell office:value-type="string" calcext:value-type="string">
            <text:p>counter</text:p>
          </table:table-cell>
          <table:table-cell office:value-type="time" office:time-value="PT00H00M05.517S" calcext:value-type="time">
            <text:p>00:05.52</text:p>
          </table:table-cell>
          <table:table-cell table:formula="of:=SECOND([.L16])+MINUTE([.L16])*60" office:value-type="float" office:value="6" calcext:value-type="float">
            <text:p>6</text:p>
          </table:table-cell>
          <table:table-cell/>
          <table:table-cell table:formula="of:=[.C16]/[.M16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ctor-autogen</text:p>
          </table:table-cell>
          <table:table-cell office:value-type="time" office:time-value="PT00H00M15.353S" calcext:value-type="time">
            <text:p>00:15.35</text:p>
          </table:table-cell>
          <table:table-cell table:formula="of:=SECOND([.B17])+MINUTE([.B17])*60" office:value-type="float" office:value="15" calcext:value-type="float">
            <text:p>15</text:p>
          </table:table-cell>
          <table:table-cell/>
          <table:table-cell office:value-type="string" calcext:value-type="string">
            <text:p>ctor-autogen</text:p>
          </table:table-cell>
          <table:table-cell office:value-type="time" office:time-value="PT00H00M20.312S" calcext:value-type="time">
            <text:p>00:20.31</text:p>
          </table:table-cell>
          <table:table-cell table:formula="of:=SECOND([.F17])+MINUTE([.F17])*60" office:value-type="float" office:value="20" calcext:value-type="float">
            <text:p>20</text:p>
          </table:table-cell>
          <table:table-cell/>
          <table:table-cell table:formula="of:=[.C17]/[.G17]" office:value-type="float" office:value="0.75" calcext:value-type="float">
            <text:p>0.75</text:p>
          </table:table-cell>
          <table:table-cell/>
          <table:table-cell office:value-type="string" calcext:value-type="string">
            <text:p>ctor-autogen</text:p>
          </table:table-cell>
          <table:table-cell office:value-type="time" office:time-value="PT00H00M11.835S" calcext:value-type="time">
            <text:p>00:11.84</text:p>
          </table:table-cell>
          <table:table-cell table:formula="of:=SECOND([.L17])+MINUTE([.L17])*60" office:value-type="float" office:value="12" calcext:value-type="float">
            <text:p>12</text:p>
          </table:table-cell>
          <table:table-cell/>
          <table:table-cell table:formula="of:=[.C17]/[.M17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atingService</text:p>
          </table:table-cell>
          <table:table-cell office:value-type="time" office:time-value="PT00H04M29.995S" calcext:value-type="time">
            <text:p>04:30.00</text:p>
          </table:table-cell>
          <table:table-cell table:formula="of:=SECOND([.B18])+MINUTE([.B18])*60" office:value-type="float" office:value="270" calcext:value-type="float">
            <text:p>270</text:p>
          </table:table-cell>
          <table:table-cell/>
          <table:table-cell office:value-type="string" calcext:value-type="string">
            <text:p>datingService</text:p>
          </table:table-cell>
          <table:table-cell office:value-type="time" office:time-value="PT00H05M38.701S" calcext:value-type="time">
            <text:p>05:38.70</text:p>
          </table:table-cell>
          <table:table-cell table:formula="of:=SECOND([.F18])+MINUTE([.F18])*60" office:value-type="float" office:value="339" calcext:value-type="float">
            <text:p>339</text:p>
          </table:table-cell>
          <table:table-cell/>
          <table:table-cell table:formula="of:=[.C18]/[.G18]" office:value-type="float" office:value="0.79646017699115" calcext:value-type="float">
            <text:p>0.80</text:p>
          </table:table-cell>
          <table:table-cell/>
          <table:table-cell office:value-type="string" calcext:value-type="string">
            <text:p>datingService</text:p>
          </table:table-cell>
          <table:table-cell office:value-type="time" office:time-value="PT00H03M10.057S" calcext:value-type="time">
            <text:p>03:10.06</text:p>
          </table:table-cell>
          <table:table-cell table:formula="of:=SECOND([.L18])+MINUTE([.L18])*60" office:value-type="float" office:value="190" calcext:value-type="float">
            <text:p>190</text:p>
          </table:table-cell>
          <table:table-cell/>
          <table:table-cell table:formula="of:=[.C18]/[.M18]" office:value-type="float" office:value="1.42105263157895" calcext:value-type="float">
            <text:p>1.42</text:p>
          </table:table-cell>
        </table:table-row>
        <table:table-row table:style-name="ro1">
          <table:table-cell office:value-type="string" calcext:value-type="string">
            <text:p>declarationSpecifier</text:p>
          </table:table-cell>
          <table:table-cell office:value-type="time" office:time-value="PT00H00M09.371S" calcext:value-type="time">
            <text:p>00:09.37</text:p>
          </table:table-cell>
          <table:table-cell table:formula="of:=SECOND([.B19])+MINUTE([.B19])*60" office:value-type="float" office:value="9" calcext:value-type="float">
            <text:p>9</text:p>
          </table:table-cell>
          <table:table-cell/>
          <table:table-cell office:value-type="string" calcext:value-type="string">
            <text:p>declarationSpecifier</text:p>
          </table:table-cell>
          <table:table-cell office:value-type="time" office:time-value="PT00H00M09.951S" calcext:value-type="time">
            <text:p>00:09.95</text:p>
          </table:table-cell>
          <table:table-cell table:formula="of:=SECOND([.F19])+MINUTE([.F19])*60" office:value-type="float" office:value="10" calcext:value-type="float">
            <text:p>10</text:p>
          </table:table-cell>
          <table:table-cell/>
          <table:table-cell table:formula="of:=[.C19]/[.G19]" office:value-type="float" office:value="0.9" calcext:value-type="float">
            <text:p>0.90</text:p>
          </table:table-cell>
          <table:table-cell/>
          <table:table-cell office:value-type="string" calcext:value-type="string">
            <text:p>declarationSpecifier</text:p>
          </table:table-cell>
          <table:table-cell office:value-type="time" office:time-value="PT00H00M07.055S" calcext:value-type="time">
            <text:p>00:07.06</text:p>
          </table:table-cell>
          <table:table-cell table:formula="of:=SECOND([.L19])+MINUTE([.L19])*60" office:value-type="float" office:value="7" calcext:value-type="float">
            <text:p>7</text:p>
          </table:table-cell>
          <table:table-cell/>
          <table:table-cell table:formula="of:=[.C19]/[.M19]" office:value-type="float" office:value="1.28571428571429" calcext:value-type="float">
            <text:p>1.29</text:p>
          </table:table-cell>
        </table:table-row>
        <table:table-row table:style-name="ro1">
          <table:table-cell office:value-type="string" calcext:value-type="string">
            <text:p>designations</text:p>
          </table:table-cell>
          <table:table-cell office:value-type="time" office:time-value="PT00H00M09.432S" calcext:value-type="time">
            <text:p>00:09.43</text:p>
          </table:table-cell>
          <table:table-cell table:formula="of:=SECOND([.B20])+MINUTE([.B20])*60" office:value-type="float" office:value="9" calcext:value-type="float">
            <text:p>9</text:p>
          </table:table-cell>
          <table:table-cell/>
          <table:table-cell office:value-type="string" calcext:value-type="string">
            <text:p>designations</text:p>
          </table:table-cell>
          <table:table-cell office:value-type="time" office:time-value="PT00H00M10.762S" calcext:value-type="time">
            <text:p>00:10.76</text:p>
          </table:table-cell>
          <table:table-cell table:formula="of:=SECOND([.F20])+MINUTE([.F20])*60" office:value-type="float" office:value="11" calcext:value-type="float">
            <text:p>11</text:p>
          </table:table-cell>
          <table:table-cell/>
          <table:table-cell table:formula="of:=[.C20]/[.G20]" office:value-type="float" office:value="0.818181818181818" calcext:value-type="float">
            <text:p>0.82</text:p>
          </table:table-cell>
          <table:table-cell/>
          <table:table-cell office:value-type="string" calcext:value-type="string">
            <text:p>designations</text:p>
          </table:table-cell>
          <table:table-cell office:value-type="time" office:time-value="PT00H00M06.943S" calcext:value-type="time">
            <text:p>00:06.94</text:p>
          </table:table-cell>
          <table:table-cell table:formula="of:=SECOND([.L20])+MINUTE([.L20])*60" office:value-type="float" office:value="7" calcext:value-type="float">
            <text:p>7</text:p>
          </table:table-cell>
          <table:table-cell/>
          <table:table-cell table:formula="of:=[.C20]/[.M20]" office:value-type="float" office:value="1.28571428571429" calcext:value-type="float">
            <text:p>1.29</text:p>
          </table:table-cell>
        </table:table-row>
        <table:table-row table:style-name="ro1">
          <table:table-cell office:value-type="string" calcext:value-type="string">
            <text:p>disjoint</text:p>
          </table:table-cell>
          <table:table-cell office:value-type="time" office:time-value="PT00H04M39.804S" calcext:value-type="time">
            <text:p>04:39.80</text:p>
          </table:table-cell>
          <table:table-cell table:formula="of:=SECOND([.B21])+MINUTE([.B21])*60" office:value-type="float" office:value="280" calcext:value-type="float">
            <text:p>280</text:p>
          </table:table-cell>
          <table:table-cell/>
          <table:table-cell office:value-type="string" calcext:value-type="string">
            <text:p>disjoint</text:p>
          </table:table-cell>
          <table:table-cell office:value-type="time" office:time-value="PT00H05M45.169S" calcext:value-type="time">
            <text:p>05:45.17</text:p>
          </table:table-cell>
          <table:table-cell table:formula="of:=SECOND([.F21])+MINUTE([.F21])*60" office:value-type="float" office:value="345" calcext:value-type="float">
            <text:p>345</text:p>
          </table:table-cell>
          <table:table-cell/>
          <table:table-cell table:formula="of:=[.C21]/[.G21]" office:value-type="float" office:value="0.811594202898551" calcext:value-type="float">
            <text:p>0.81</text:p>
          </table:table-cell>
          <table:table-cell/>
          <table:table-cell office:value-type="string" calcext:value-type="string">
            <text:p>disjoint</text:p>
          </table:table-cell>
          <table:table-cell office:value-type="time" office:time-value="PT00H03M06.191S" calcext:value-type="time">
            <text:p>03:06.19</text:p>
          </table:table-cell>
          <table:table-cell table:formula="of:=SECOND([.L21])+MINUTE([.L21])*60" office:value-type="float" office:value="186" calcext:value-type="float">
            <text:p>186</text:p>
          </table:table-cell>
          <table:table-cell/>
          <table:table-cell table:formula="of:=[.C21]/[.M21]" office:value-type="float" office:value="1.50537634408602" calcext:value-type="float">
            <text:p>1.51</text:p>
          </table:table-cell>
        </table:table-row>
        <table:table-row table:style-name="ro1">
          <table:table-cell office:value-type="string" calcext:value-type="string">
            <text:p>div</text:p>
          </table:table-cell>
          <table:table-cell office:value-type="time" office:time-value="PT00H01M03.958S" calcext:value-type="time">
            <text:p>01:03.96</text:p>
          </table:table-cell>
          <table:table-cell table:formula="of:=SECOND([.B22])+MINUTE([.B22])*60" office:value-type="float" office:value="64" calcext:value-type="float">
            <text:p>64</text:p>
          </table:table-cell>
          <table:table-cell/>
          <table:table-cell office:value-type="string" calcext:value-type="string">
            <text:p>div</text:p>
          </table:table-cell>
          <table:table-cell office:value-type="time" office:time-value="PT00H00M52.91S" calcext:value-type="time">
            <text:p>00:52.91</text:p>
          </table:table-cell>
          <table:table-cell table:formula="of:=SECOND([.F22])+MINUTE([.F22])*60" office:value-type="float" office:value="53" calcext:value-type="float">
            <text:p>53</text:p>
          </table:table-cell>
          <table:table-cell/>
          <table:table-cell table:formula="of:=[.C22]/[.G22]" office:value-type="float" office:value="1.20754716981132" calcext:value-type="float">
            <text:p>1.21</text:p>
          </table:table-cell>
          <table:table-cell/>
          <table:table-cell office:value-type="string" calcext:value-type="string">
            <text:p>div</text:p>
          </table:table-cell>
          <table:table-cell office:value-type="time" office:time-value="PT00H00M32.796S" calcext:value-type="time">
            <text:p>00:32.80</text:p>
          </table:table-cell>
          <table:table-cell table:formula="of:=SECOND([.L22])+MINUTE([.L22])*60" office:value-type="float" office:value="33" calcext:value-type="float">
            <text:p>33</text:p>
          </table:table-cell>
          <table:table-cell/>
          <table:table-cell table:formula="of:=[.C22]/[.M22]" office:value-type="float" office:value="1.93939393939394" calcext:value-type="float">
            <text:p>1.94</text:p>
          </table:table-cell>
        </table:table-row>
        <table:table-row table:style-name="ro1">
          <table:table-cell office:value-type="string" calcext:value-type="string">
            <text:p>dtor</text:p>
          </table:table-cell>
          <table:table-cell office:value-type="time" office:time-value="PT00H04M01.18S" calcext:value-type="time">
            <text:p>04:01.18</text:p>
          </table:table-cell>
          <table:table-cell table:formula="of:=SECOND([.B23])+MINUTE([.B23])*60" office:value-type="float" office:value="241" calcext:value-type="float">
            <text:p>241</text:p>
          </table:table-cell>
          <table:table-cell/>
          <table:table-cell office:value-type="string" calcext:value-type="string">
            <text:p>dtor</text:p>
          </table:table-cell>
          <table:table-cell office:value-type="time" office:time-value="PT00H04M41.426S" calcext:value-type="time">
            <text:p>04:41.43</text:p>
          </table:table-cell>
          <table:table-cell table:formula="of:=SECOND([.F23])+MINUTE([.F23])*60" office:value-type="float" office:value="281" calcext:value-type="float">
            <text:p>281</text:p>
          </table:table-cell>
          <table:table-cell/>
          <table:table-cell table:formula="of:=[.C24]/[.G24]" office:value-type="float" office:value="0.924528301886793" calcext:value-type="float">
            <text:p>0.92</text:p>
          </table:table-cell>
          <table:table-cell/>
          <table:table-cell office:value-type="string" calcext:value-type="string">
            <text:p>dtor</text:p>
          </table:table-cell>
          <table:table-cell office:value-type="time" office:time-value="PT00H02M37.049S" calcext:value-type="time">
            <text:p>02:37.05</text:p>
          </table:table-cell>
          <table:table-cell table:formula="of:=SECOND([.L23])+MINUTE([.L23])*60" office:value-type="float" office:value="157" calcext:value-type="float">
            <text:p>157</text:p>
          </table:table-cell>
          <table:table-cell/>
          <table:table-cell table:formula="of:=[.C23]/[.M23]" office:value-type="float" office:value="1.53503184713376" calcext:value-type="float">
            <text:p>1.54</text:p>
          </table:table-cell>
        </table:table-row>
        <table:table-row table:style-name="ro1">
          <table:table-cell office:value-type="string" calcext:value-type="string">
            <text:p>dtor-early-exit</text:p>
          </table:table-cell>
          <table:table-cell office:value-type="time" office:time-value="PT00H01M37.618S" calcext:value-type="time">
            <text:p>01:37.62</text:p>
          </table:table-cell>
          <table:table-cell table:formula="of:=SECOND([.B24])+MINUTE([.B24])*60" office:value-type="float" office:value="98" calcext:value-type="float">
            <text:p>98</text:p>
          </table:table-cell>
          <table:table-cell/>
          <table:table-cell office:value-type="string" calcext:value-type="string">
            <text:p>dtor-early-exit</text:p>
          </table:table-cell>
          <table:table-cell office:value-type="time" office:time-value="PT00H01M45.927S" calcext:value-type="time">
            <text:p>01:45.93</text:p>
          </table:table-cell>
          <table:table-cell table:formula="of:=SECOND([.F24])+MINUTE([.F24])*60" office:value-type="float" office:value="106" calcext:value-type="float">
            <text:p>106</text:p>
          </table:table-cell>
          <table:table-cell/>
          <table:table-cell table:formula="of:=[.C23]/[.G23]" office:value-type="float" office:value="0.857651245551601" calcext:value-type="float">
            <text:p>0.86</text:p>
          </table:table-cell>
          <table:table-cell/>
          <table:table-cell office:value-type="string" calcext:value-type="string">
            <text:p>dtor-early-exit</text:p>
          </table:table-cell>
          <table:table-cell office:value-type="time" office:time-value="PT00H01M03.043S" calcext:value-type="time">
            <text:p>01:03.04</text:p>
          </table:table-cell>
          <table:table-cell table:formula="of:=SECOND([.L24])+MINUTE([.L24])*60" office:value-type="float" office:value="63" calcext:value-type="float">
            <text:p>63</text:p>
          </table:table-cell>
          <table:table-cell/>
          <table:table-cell table:formula="of:=[.C24]/[.M24]" office:value-type="float" office:value="1.55555555555556" calcext:value-type="float">
            <text:p>1.56</text:p>
          </table:table-cell>
        </table:table-row>
        <table:table-row table:style-name="ro1">
          <table:table-cell office:value-type="string" calcext:value-type="string">
            <text:p>else</text:p>
          </table:table-cell>
          <table:table-cell office:value-type="time" office:time-value="PT00H03M18.685S" calcext:value-type="time">
            <text:p>03:18.69</text:p>
          </table:table-cell>
          <table:table-cell table:formula="of:=SECOND([.B25])+MINUTE([.B25])*60" office:value-type="float" office:value="199" calcext:value-type="float">
            <text:p>199</text:p>
          </table:table-cell>
          <table:table-cell/>
          <table:table-cell office:value-type="string" calcext:value-type="string">
            <text:p>else</text:p>
          </table:table-cell>
          <table:table-cell office:value-type="time" office:time-value="PT00H03M50.796S" calcext:value-type="time">
            <text:p>03:50.80</text:p>
          </table:table-cell>
          <table:table-cell table:formula="of:=SECOND([.F25])+MINUTE([.F25])*60" office:value-type="float" office:value="231" calcext:value-type="float">
            <text:p>231</text:p>
          </table:table-cell>
          <table:table-cell/>
          <table:table-cell table:formula="of:=[.C25]/[.G25]" office:value-type="float" office:value="0.861471861471861" calcext:value-type="float">
            <text:p>0.86</text:p>
          </table:table-cell>
          <table:table-cell/>
          <table:table-cell office:value-type="string" calcext:value-type="string">
            <text:p>else</text:p>
          </table:table-cell>
          <table:table-cell office:value-type="time" office:time-value="PT00H02M08.152S" calcext:value-type="time">
            <text:p>02:08.15</text:p>
          </table:table-cell>
          <table:table-cell table:formula="of:=SECOND([.L25])+MINUTE([.L25])*60" office:value-type="float" office:value="128" calcext:value-type="float">
            <text:p>128</text:p>
          </table:table-cell>
          <table:table-cell/>
          <table:table-cell table:formula="of:=[.C25]/[.M25]" office:value-type="float" office:value="1.5546875" calcext:value-type="float">
            <text:p>1.55</text:p>
          </table:table-cell>
        </table:table-row>
        <table:table-row table:style-name="ro1">
          <table:table-cell office:value-type="string" calcext:value-type="string">
            <text:p>enum</text:p>
          </table:table-cell>
          <table:table-cell office:value-type="time" office:time-value="PT00H00M07.456S" calcext:value-type="time">
            <text:p>00:07.46</text:p>
          </table:table-cell>
          <table:table-cell table:formula="of:=SECOND([.B26])+MINUTE([.B26])*60" office:value-type="float" office:value="7" calcext:value-type="float">
            <text:p>7</text:p>
          </table:table-cell>
          <table:table-cell/>
          <table:table-cell office:value-type="string" calcext:value-type="string">
            <text:p>enum</text:p>
          </table:table-cell>
          <table:table-cell office:value-type="time" office:time-value="PT00H00M08.955S" calcext:value-type="time">
            <text:p>00:08.96</text:p>
          </table:table-cell>
          <table:table-cell table:formula="of:=SECOND([.F26])+MINUTE([.F26])*60" office:value-type="float" office:value="9" calcext:value-type="float">
            <text:p>9</text:p>
          </table:table-cell>
          <table:table-cell/>
          <table:table-cell table:formula="of:=[.C26]/[.G26]" office:value-type="float" office:value="0.777777777777778" calcext:value-type="float">
            <text:p>0.78</text:p>
          </table:table-cell>
          <table:table-cell/>
          <table:table-cell office:value-type="string" calcext:value-type="string">
            <text:p>enum</text:p>
          </table:table-cell>
          <table:table-cell office:value-type="time" office:time-value="PT00H00M05.445S" calcext:value-type="time">
            <text:p>00:05.45</text:p>
          </table:table-cell>
          <table:table-cell table:formula="of:=SECOND([.L26])+MINUTE([.L26])*60" office:value-type="float" office:value="5" calcext:value-type="float">
            <text:p>5</text:p>
          </table:table-cell>
          <table:table-cell/>
          <table:table-cell table:formula="of:=[.C26]/[.M26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expression</text:p>
          </table:table-cell>
          <table:table-cell office:value-type="time" office:time-value="PT00H00M07.366S" calcext:value-type="time">
            <text:p>00:07.37</text:p>
          </table:table-cell>
          <table:table-cell table:formula="of:=SECOND([.B27])+MINUTE([.B27])*60" office:value-type="float" office:value="7" calcext:value-type="float">
            <text:p>7</text:p>
          </table:table-cell>
          <table:table-cell/>
          <table:table-cell office:value-type="string" calcext:value-type="string">
            <text:p>expression</text:p>
          </table:table-cell>
          <table:table-cell office:value-type="time" office:time-value="PT00H00M08.753S" calcext:value-type="time">
            <text:p>00:08.75</text:p>
          </table:table-cell>
          <table:table-cell table:formula="of:=SECOND([.F27])+MINUTE([.F27])*60" office:value-type="float" office:value="9" calcext:value-type="float">
            <text:p>9</text:p>
          </table:table-cell>
          <table:table-cell/>
          <table:table-cell table:formula="of:=[.C27]/[.G27]" office:value-type="float" office:value="0.777777777777778" calcext:value-type="float">
            <text:p>0.78</text:p>
          </table:table-cell>
          <table:table-cell/>
          <table:table-cell office:value-type="string" calcext:value-type="string">
            <text:p>expression</text:p>
          </table:table-cell>
          <table:table-cell office:value-type="time" office:time-value="PT00H00M05.527S" calcext:value-type="time">
            <text:p>00:05.53</text:p>
          </table:table-cell>
          <table:table-cell table:formula="of:=SECOND([.L27])+MINUTE([.L27])*60" office:value-type="float" office:value="6" calcext:value-type="float">
            <text:p>6</text:p>
          </table:table-cell>
          <table:table-cell/>
          <table:table-cell table:formula="of:=[.C27]/[.M27]" office:value-type="float" office:value="1.16666666666667" calcext:value-type="float">
            <text:p>1.17</text:p>
          </table:table-cell>
        </table:table-row>
        <table:table-row table:style-name="ro1">
          <table:table-cell office:value-type="string" calcext:value-type="string">
            <text:p>extension</text:p>
          </table:table-cell>
          <table:table-cell office:value-type="time" office:time-value="PT00H00M08.166S" calcext:value-type="time">
            <text:p>00:08.17</text:p>
          </table:table-cell>
          <table:table-cell table:formula="of:=SECOND([.B28])+MINUTE([.B28])*60" office:value-type="float" office:value="8" calcext:value-type="float">
            <text:p>8</text:p>
          </table:table-cell>
          <table:table-cell/>
          <table:table-cell office:value-type="string" calcext:value-type="string">
            <text:p>extension</text:p>
          </table:table-cell>
          <table:table-cell office:value-type="time" office:time-value="PT00H00M08.457S" calcext:value-type="time">
            <text:p>00:08.46</text:p>
          </table:table-cell>
          <table:table-cell table:formula="of:=SECOND([.F28])+MINUTE([.F28])*60" office:value-type="float" office:value="8" calcext:value-type="float">
            <text:p>8</text:p>
          </table:table-cell>
          <table:table-cell/>
          <table:table-cell table:formula="of:=[.C28]/[.G28]" office:value-type="float" office:value="1" calcext:value-type="float">
            <text:p>1.00</text:p>
          </table:table-cell>
          <table:table-cell/>
          <table:table-cell office:value-type="string" calcext:value-type="string">
            <text:p>extension</text:p>
          </table:table-cell>
          <table:table-cell office:value-type="time" office:time-value="PT00H00M06.034S" calcext:value-type="time">
            <text:p>00:06.03</text:p>
          </table:table-cell>
          <table:table-cell table:formula="of:=SECOND([.L28])+MINUTE([.L28])*60" office:value-type="float" office:value="6" calcext:value-type="float">
            <text:p>6</text:p>
          </table:table-cell>
          <table:table-cell/>
          <table:table-cell table:formula="of:=[.C28]/[.M28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fallthrough</text:p>
          </table:table-cell>
          <table:table-cell office:value-type="time" office:time-value="PT00H00M07.364S" calcext:value-type="time">
            <text:p>00:07.36</text:p>
          </table:table-cell>
          <table:table-cell table:formula="of:=SECOND([.B29])+MINUTE([.B29])*60" office:value-type="float" office:value="7" calcext:value-type="float">
            <text:p>7</text:p>
          </table:table-cell>
          <table:table-cell/>
          <table:table-cell office:value-type="string" calcext:value-type="string">
            <text:p>fallthrough</text:p>
          </table:table-cell>
          <table:table-cell office:value-type="time" office:time-value="PT00H00M26.83S" calcext:value-type="time">
            <text:p>00:26.83</text:p>
          </table:table-cell>
          <table:table-cell table:formula="of:=SECOND([.F29])+MINUTE([.F29])*60" office:value-type="float" office:value="27" calcext:value-type="float">
            <text:p>27</text:p>
          </table:table-cell>
          <table:table-cell/>
          <table:table-cell table:formula="of:=[.C29]/[.G29]" office:value-type="float" office:value="0.259259259259259" calcext:value-type="float">
            <text:p>0.26</text:p>
          </table:table-cell>
          <table:table-cell/>
          <table:table-cell office:value-type="string" calcext:value-type="string">
            <text:p>fallthrough</text:p>
          </table:table-cell>
          <table:table-cell office:value-type="time" office:time-value="PT00H00M16.239S" calcext:value-type="time">
            <text:p>00:16.24</text:p>
          </table:table-cell>
          <table:table-cell table:formula="of:=SECOND([.L29])+MINUTE([.L29])*60" office:value-type="float" office:value="16" calcext:value-type="float">
            <text:p>16</text:p>
          </table:table-cell>
          <table:table-cell/>
          <table:table-cell table:formula="of:=[.C29]/[.M29]" office:value-type="float" office:value="0.4375" calcext:value-type="float">
            <text:p>0.44</text:p>
          </table:table-cell>
        </table:table-row>
        <table:table-row table:style-name="ro1">
          <table:table-cell office:value-type="string" calcext:value-type="string">
            <text:p>fibonacci</text:p>
          </table:table-cell>
          <table:table-cell office:value-type="time" office:time-value="PT00H02M26.699S" calcext:value-type="time">
            <text:p>02:26.70</text:p>
          </table:table-cell>
          <table:table-cell table:formula="of:=SECOND([.B30])+MINUTE([.B30])*60" office:value-type="float" office:value="147" calcext:value-type="float">
            <text:p>147</text:p>
          </table:table-cell>
          <table:table-cell/>
          <table:table-cell office:value-type="string" calcext:value-type="string">
            <text:p>fibonacci</text:p>
          </table:table-cell>
          <table:table-cell office:value-type="time" office:time-value="PT00H02M47.764S" calcext:value-type="time">
            <text:p>02:47.76</text:p>
          </table:table-cell>
          <table:table-cell table:formula="of:=SECOND([.F30])+MINUTE([.F30])*60" office:value-type="float" office:value="168" calcext:value-type="float">
            <text:p>168</text:p>
          </table:table-cell>
          <table:table-cell/>
          <table:table-cell table:formula="of:=[.C30]/[.G30]" office:value-type="float" office:value="0.875" calcext:value-type="float">
            <text:p>0.88</text:p>
          </table:table-cell>
          <table:table-cell/>
          <table:table-cell office:value-type="string" calcext:value-type="string">
            <text:p>fibonacci</text:p>
          </table:table-cell>
          <table:table-cell office:value-type="time" office:time-value="PT00H01M35.971S" calcext:value-type="time">
            <text:p>01:35.97</text:p>
          </table:table-cell>
          <table:table-cell table:formula="of:=SECOND([.L30])+MINUTE([.L30])*60" office:value-type="float" office:value="96" calcext:value-type="float">
            <text:p>96</text:p>
          </table:table-cell>
          <table:table-cell/>
          <table:table-cell table:formula="of:=[.C30]/[.M30]" office:value-type="float" office:value="1.53125" calcext:value-type="float">
            <text:p>1.53</text:p>
          </table:table-cell>
        </table:table-row>
        <table:table-row table:style-name="ro1">
          <table:table-cell office:value-type="string" calcext:value-type="string">
            <text:p>fmtLines</text:p>
          </table:table-cell>
          <table:table-cell office:value-type="time" office:time-value="PT00H02M28.149S" calcext:value-type="time">
            <text:p>02:28.15</text:p>
          </table:table-cell>
          <table:table-cell table:formula="of:=SECOND([.B31])+MINUTE([.B31])*60" office:value-type="float" office:value="148" calcext:value-type="float">
            <text:p>148</text:p>
          </table:table-cell>
          <table:table-cell/>
          <table:table-cell office:value-type="string" calcext:value-type="string">
            <text:p>fmtLines</text:p>
          </table:table-cell>
          <table:table-cell office:value-type="time" office:time-value="PT00H03M03.032S" calcext:value-type="time">
            <text:p>03:03.03</text:p>
          </table:table-cell>
          <table:table-cell table:formula="of:=SECOND([.F31])+MINUTE([.F31])*60" office:value-type="float" office:value="183" calcext:value-type="float">
            <text:p>183</text:p>
          </table:table-cell>
          <table:table-cell/>
          <table:table-cell table:formula="of:=[.C31]/[.G31]" office:value-type="float" office:value="0.808743169398907" calcext:value-type="float">
            <text:p>0.81</text:p>
          </table:table-cell>
          <table:table-cell/>
          <table:table-cell office:value-type="string" calcext:value-type="string">
            <text:p>fmtLines</text:p>
          </table:table-cell>
          <table:table-cell office:value-type="time" office:time-value="PT00H01M40.514S" calcext:value-type="time">
            <text:p>01:40.51</text:p>
          </table:table-cell>
          <table:table-cell table:formula="of:=SECOND([.L31])+MINUTE([.L31])*60" office:value-type="float" office:value="101" calcext:value-type="float">
            <text:p>101</text:p>
          </table:table-cell>
          <table:table-cell/>
          <table:table-cell table:formula="of:=[.C31]/[.M31]" office:value-type="float" office:value="1.46534653465347" calcext:value-type="float">
            <text:p>1.47</text:p>
          </table:table-cell>
        </table:table-row>
        <table:table-row table:style-name="ro1">
          <table:table-cell office:value-type="string" calcext:value-type="string">
            <text:p>forall</text:p>
          </table:table-cell>
          <table:table-cell office:value-type="time" office:time-value="PT00H00M16.523S" calcext:value-type="time">
            <text:p>00:16.52</text:p>
          </table:table-cell>
          <table:table-cell table:formula="of:=SECOND([.B32])+MINUTE([.B32])*60" office:value-type="float" office:value="17" calcext:value-type="float">
            <text:p>17</text:p>
          </table:table-cell>
          <table:table-cell/>
          <table:table-cell office:value-type="string" calcext:value-type="string">
            <text:p>forall</text:p>
          </table:table-cell>
          <table:table-cell office:value-type="time" office:time-value="PT00H00M22.924S" calcext:value-type="time">
            <text:p>00:22.92</text:p>
          </table:table-cell>
          <table:table-cell table:formula="of:=SECOND([.F32])+MINUTE([.F32])*60" office:value-type="float" office:value="23" calcext:value-type="float">
            <text:p>23</text:p>
          </table:table-cell>
          <table:table-cell/>
          <table:table-cell table:formula="of:=[.C32]/[.G32]" office:value-type="float" office:value="0.739130434782609" calcext:value-type="float">
            <text:p>0.74</text:p>
          </table:table-cell>
          <table:table-cell/>
          <table:table-cell office:value-type="string" calcext:value-type="string">
            <text:p>forall</text:p>
          </table:table-cell>
          <table:table-cell office:value-type="time" office:time-value="PT00H00M12.79S" calcext:value-type="time">
            <text:p>00:12.79</text:p>
          </table:table-cell>
          <table:table-cell table:formula="of:=SECOND([.L32])+MINUTE([.L32])*60" office:value-type="float" office:value="13" calcext:value-type="float">
            <text:p>13</text:p>
          </table:table-cell>
          <table:table-cell/>
          <table:table-cell table:formula="of:=[.C32]/[.M32]" office:value-type="float" office:value="1.30769230769231" calcext:value-type="float">
            <text:p>1.31</text:p>
          </table:table-cell>
        </table:table-row>
        <table:table-row table:style-name="ro1">
          <table:table-cell office:value-type="string" calcext:value-type="string">
            <text:p>fstream_test</text:p>
          </table:table-cell>
          <table:table-cell office:value-type="time" office:time-value="PT00H00M34.901S" calcext:value-type="time">
            <text:p>00:34.90</text:p>
          </table:table-cell>
          <table:table-cell table:formula="of:=SECOND([.B33])+MINUTE([.B33])*60" office:value-type="float" office:value="35" calcext:value-type="float">
            <text:p>35</text:p>
          </table:table-cell>
          <table:table-cell/>
          <table:table-cell office:value-type="string" calcext:value-type="string">
            <text:p>fstream_test</text:p>
          </table:table-cell>
          <table:table-cell office:value-type="time" office:time-value="PT00H00M55.891S" calcext:value-type="time">
            <text:p>00:55.89</text:p>
          </table:table-cell>
          <table:table-cell table:formula="of:=SECOND([.F33])+MINUTE([.F33])*60" office:value-type="float" office:value="56" calcext:value-type="float">
            <text:p>56</text:p>
          </table:table-cell>
          <table:table-cell/>
          <table:table-cell table:formula="of:=[.C33]/[.G33]" office:value-type="float" office:value="0.625" calcext:value-type="float">
            <text:p>0.63</text:p>
          </table:table-cell>
          <table:table-cell/>
          <table:table-cell office:value-type="string" calcext:value-type="string">
            <text:p>fstream_test</text:p>
          </table:table-cell>
          <table:table-cell office:value-type="time" office:time-value="PT00H00M38.262S" calcext:value-type="time">
            <text:p>00:38.26</text:p>
          </table:table-cell>
          <table:table-cell table:formula="of:=SECOND([.L33])+MINUTE([.L33])*60" office:value-type="float" office:value="38" calcext:value-type="float">
            <text:p>38</text:p>
          </table:table-cell>
          <table:table-cell/>
          <table:table-cell table:formula="of:=[.C33]/[.M33]" office:value-type="float" office:value="0.921052631578947" calcext:value-type="float">
            <text:p>0.92</text:p>
          </table:table-cell>
        </table:table-row>
        <table:table-row table:style-name="ro1">
          <table:table-cell office:value-type="string" calcext:value-type="string">
            <text:p>function-operator</text:p>
          </table:table-cell>
          <table:table-cell office:value-type="time" office:time-value="PT00H00M46.483S" calcext:value-type="time">
            <text:p>00:46.48</text:p>
          </table:table-cell>
          <table:table-cell table:formula="of:=SECOND([.B34])+MINUTE([.B34])*60" office:value-type="float" office:value="46" calcext:value-type="float">
            <text:p>46</text:p>
          </table:table-cell>
          <table:table-cell/>
          <table:table-cell office:value-type="string" calcext:value-type="string">
            <text:p>function-operator</text:p>
          </table:table-cell>
          <table:table-cell office:value-type="time" office:time-value="PT00H00M56.243S" calcext:value-type="time">
            <text:p>00:56.24</text:p>
          </table:table-cell>
          <table:table-cell table:formula="of:=SECOND([.F34])+MINUTE([.F34])*60" office:value-type="float" office:value="56" calcext:value-type="float">
            <text:p>56</text:p>
          </table:table-cell>
          <table:table-cell/>
          <table:table-cell table:formula="of:=[.C34]/[.G34]" office:value-type="float" office:value="0.821428571428571" calcext:value-type="float">
            <text:p>0.82</text:p>
          </table:table-cell>
          <table:table-cell/>
          <table:table-cell office:value-type="string" calcext:value-type="string">
            <text:p>function-operator</text:p>
          </table:table-cell>
          <table:table-cell office:value-type="time" office:time-value="PT00H00M32.888S" calcext:value-type="time">
            <text:p>00:32.89</text:p>
          </table:table-cell>
          <table:table-cell table:formula="of:=SECOND([.L34])+MINUTE([.L34])*60" office:value-type="float" office:value="33" calcext:value-type="float">
            <text:p>33</text:p>
          </table:table-cell>
          <table:table-cell/>
          <table:table-cell table:formula="of:=[.C34]/[.M34]" office:value-type="float" office:value="1.39393939393939" calcext:value-type="float">
            <text:p>1.39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time" office:time-value="PT00H00M07.348S" calcext:value-type="time">
            <text:p>00:07.35</text:p>
          </table:table-cell>
          <table:table-cell table:formula="of:=SECOND([.B35])+MINUTE([.B35])*60" office:value-type="float" office:value="7" calcext:value-type="float">
            <text:p>7</text:p>
          </table:table-cell>
          <table:table-cell/>
          <table:table-cell office:value-type="string" calcext:value-type="string">
            <text:p>functions</text:p>
          </table:table-cell>
          <table:table-cell office:value-type="time" office:time-value="PT00H00M07.857S" calcext:value-type="time">
            <text:p>00:07.86</text:p>
          </table:table-cell>
          <table:table-cell table:formula="of:=SECOND([.F35])+MINUTE([.F35])*60" office:value-type="float" office:value="8" calcext:value-type="float">
            <text:p>8</text:p>
          </table:table-cell>
          <table:table-cell/>
          <table:table-cell table:formula="of:=[.C35]/[.G35]" office:value-type="float" office:value="0.875" calcext:value-type="float">
            <text:p>0.88</text:p>
          </table:table-cell>
          <table:table-cell/>
          <table:table-cell office:value-type="string" calcext:value-type="string">
            <text:p>functions</text:p>
          </table:table-cell>
          <table:table-cell office:value-type="time" office:time-value="PT00H00M05.546S" calcext:value-type="time">
            <text:p>00:05.55</text:p>
          </table:table-cell>
          <table:table-cell table:formula="of:=SECOND([.L35])+MINUTE([.L35])*60" office:value-type="float" office:value="6" calcext:value-type="float">
            <text:p>6</text:p>
          </table:table-cell>
          <table:table-cell/>
          <table:table-cell table:formula="of:=[.C35]/[.M35]" office:value-type="float" office:value="1.16666666666667" calcext:value-type="float">
            <text:p>1.17</text:p>
          </table:table-cell>
        </table:table-row>
        <table:table-row table:style-name="ro1">
          <table:table-cell office:value-type="string" calcext:value-type="string">
            <text:p>gccExtensions</text:p>
          </table:table-cell>
          <table:table-cell office:value-type="time" office:time-value="PT00H00M07.478S" calcext:value-type="time">
            <text:p>00:07.48</text:p>
          </table:table-cell>
          <table:table-cell table:formula="of:=SECOND([.B36])+MINUTE([.B36])*60" office:value-type="float" office:value="7" calcext:value-type="float">
            <text:p>7</text:p>
          </table:table-cell>
          <table:table-cell/>
          <table:table-cell office:value-type="string" calcext:value-type="string">
            <text:p>gccExtensions</text:p>
          </table:table-cell>
          <table:table-cell office:value-type="time" office:time-value="PT00H00M07.884S" calcext:value-type="time">
            <text:p>00:07.88</text:p>
          </table:table-cell>
          <table:table-cell table:formula="of:=SECOND([.F36])+MINUTE([.F36])*60" office:value-type="float" office:value="8" calcext:value-type="float">
            <text:p>8</text:p>
          </table:table-cell>
          <table:table-cell/>
          <table:table-cell table:formula="of:=[.C36]/[.G36]" office:value-type="float" office:value="0.875" calcext:value-type="float">
            <text:p>0.88</text:p>
          </table:table-cell>
          <table:table-cell/>
          <table:table-cell office:value-type="string" calcext:value-type="string">
            <text:p>gccExtensions</text:p>
          </table:table-cell>
          <table:table-cell office:value-type="time" office:time-value="PT00H00M05.669S" calcext:value-type="time">
            <text:p>00:05.67</text:p>
          </table:table-cell>
          <table:table-cell table:formula="of:=SECOND([.L36])+MINUTE([.L36])*60" office:value-type="float" office:value="6" calcext:value-type="float">
            <text:p>6</text:p>
          </table:table-cell>
          <table:table-cell/>
          <table:table-cell table:formula="of:=[.C36]/[.M36]" office:value-type="float" office:value="1.16666666666667" calcext:value-type="float">
            <text:p>1.17</text:p>
          </table:table-cell>
        </table:table-row>
        <table:table-row table:style-name="ro1">
          <table:table-cell office:value-type="string" calcext:value-type="string">
            <text:p>genericUnion</text:p>
          </table:table-cell>
          <table:table-cell office:value-type="time" office:time-value="PT00H00M08.259S" calcext:value-type="time">
            <text:p>00:08.26</text:p>
          </table:table-cell>
          <table:table-cell table:formula="of:=SECOND([.B37])+MINUTE([.B37])*60" office:value-type="float" office:value="8" calcext:value-type="float">
            <text:p>8</text:p>
          </table:table-cell>
          <table:table-cell/>
          <table:table-cell office:value-type="string" calcext:value-type="string">
            <text:p>genericUnion</text:p>
          </table:table-cell>
          <table:table-cell office:value-type="time" office:time-value="PT00H00M08.665S" calcext:value-type="time">
            <text:p>00:08.67</text:p>
          </table:table-cell>
          <table:table-cell table:formula="of:=SECOND([.F37])+MINUTE([.F37])*60" office:value-type="float" office:value="9" calcext:value-type="float">
            <text:p>9</text:p>
          </table:table-cell>
          <table:table-cell/>
          <table:table-cell table:formula="of:=[.C37]/[.G37]" office:value-type="float" office:value="0.888888888888889" calcext:value-type="float">
            <text:p>0.89</text:p>
          </table:table-cell>
          <table:table-cell/>
          <table:table-cell office:value-type="string" calcext:value-type="string">
            <text:p>genericUnion</text:p>
          </table:table-cell>
          <table:table-cell office:value-type="time" office:time-value="PT00H00M06.376S" calcext:value-type="time">
            <text:p>00:06.38</text:p>
          </table:table-cell>
          <table:table-cell table:formula="of:=SECOND([.L37])+MINUTE([.L37])*60" office:value-type="float" office:value="6" calcext:value-type="float">
            <text:p>6</text:p>
          </table:table-cell>
          <table:table-cell/>
          <table:table-cell table:formula="of:=[.C37]/[.M37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globals</text:p>
          </table:table-cell>
          <table:table-cell office:value-type="time" office:time-value="PT00H00M32.167S" calcext:value-type="time">
            <text:p>00:32.17</text:p>
          </table:table-cell>
          <table:table-cell table:formula="of:=SECOND([.B38])+MINUTE([.B38])*60" office:value-type="float" office:value="32" calcext:value-type="float">
            <text:p>32</text:p>
          </table:table-cell>
          <table:table-cell/>
          <table:table-cell office:value-type="string" calcext:value-type="string">
            <text:p>globals</text:p>
          </table:table-cell>
          <table:table-cell office:value-type="time" office:time-value="PT00H00M36.232S" calcext:value-type="time">
            <text:p>00:36.23</text:p>
          </table:table-cell>
          <table:table-cell table:formula="of:=SECOND([.F38])+MINUTE([.F38])*60" office:value-type="float" office:value="36" calcext:value-type="float">
            <text:p>36</text:p>
          </table:table-cell>
          <table:table-cell/>
          <table:table-cell table:formula="of:=[.C38]/[.G38]" office:value-type="float" office:value="0.888888888888889" calcext:value-type="float">
            <text:p>0.89</text:p>
          </table:table-cell>
          <table:table-cell/>
          <table:table-cell office:value-type="string" calcext:value-type="string">
            <text:p>globals</text:p>
          </table:table-cell>
          <table:table-cell office:value-type="time" office:time-value="PT00H00M24.972S" calcext:value-type="time">
            <text:p>00:24.97</text:p>
          </table:table-cell>
          <table:table-cell table:formula="of:=SECOND([.L38])+MINUTE([.L38])*60" office:value-type="float" office:value="25" calcext:value-type="float">
            <text:p>25</text:p>
          </table:table-cell>
          <table:table-cell/>
          <table:table-cell table:formula="of:=[.C38]/[.M38]"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time" office:time-value="PT00H01M32.825S" calcext:value-type="time">
            <text:p>01:32.83</text:p>
          </table:table-cell>
          <table:table-cell table:formula="of:=SECOND([.B39])+MINUTE([.B39])*60" office:value-type="float" office:value="93" calcext:value-type="float">
            <text:p>93</text:p>
          </table:table-cell>
          <table:table-cell/>
          <table:table-cell office:value-type="string" calcext:value-type="string">
            <text:p>gmp</text:p>
          </table:table-cell>
          <table:table-cell office:value-type="time" office:time-value="PT00H01M36.554S" calcext:value-type="time">
            <text:p>01:36.55</text:p>
          </table:table-cell>
          <table:table-cell table:formula="of:=SECOND([.F39])+MINUTE([.F39])*60" office:value-type="float" office:value="97" calcext:value-type="float">
            <text:p>97</text:p>
          </table:table-cell>
          <table:table-cell/>
          <table:table-cell table:formula="of:=[.C39]/[.G39]" office:value-type="float" office:value="0.958762886597938" calcext:value-type="float">
            <text:p>0.96</text:p>
          </table:table-cell>
          <table:table-cell/>
          <table:table-cell office:value-type="string" calcext:value-type="string">
            <text:p>gmp</text:p>
          </table:table-cell>
          <table:table-cell office:value-type="time" office:time-value="PT00H01M33.388S" calcext:value-type="time">
            <text:p>01:33.39</text:p>
          </table:table-cell>
          <table:table-cell table:formula="of:=SECOND([.L39])+MINUTE([.L39])*60" office:value-type="float" office:value="93" calcext:value-type="float">
            <text:p>93</text:p>
          </table:table-cell>
          <table:table-cell/>
          <table:table-cell table:formula="of:=[.C39]/[.M39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time" office:time-value="PT00H00M22.492S" calcext:value-type="time">
            <text:p>00:22.49</text:p>
          </table:table-cell>
          <table:table-cell table:formula="of:=SECOND([.B40])+MINUTE([.B40])*60" office:value-type="float" office:value="22" calcext:value-type="float">
            <text:p>22</text:p>
          </table:table-cell>
          <table:table-cell/>
          <table:table-cell office:value-type="string" calcext:value-type="string">
            <text:p>hello</text:p>
          </table:table-cell>
          <table:table-cell office:value-type="time" office:time-value="PT00H00M18.872S" calcext:value-type="time">
            <text:p>00:18.87</text:p>
          </table:table-cell>
          <table:table-cell table:formula="of:=SECOND([.F40])+MINUTE([.F40])*60" office:value-type="float" office:value="19" calcext:value-type="float">
            <text:p>19</text:p>
          </table:table-cell>
          <table:table-cell/>
          <table:table-cell table:formula="of:=[.C40]/[.G40]" office:value-type="float" office:value="1.15789473684211" calcext:value-type="float">
            <text:p>1.16</text:p>
          </table:table-cell>
          <table:table-cell/>
          <table:table-cell office:value-type="string" calcext:value-type="string">
            <text:p>hello</text:p>
          </table:table-cell>
          <table:table-cell office:value-type="time" office:time-value="PT00H00M11.552S" calcext:value-type="time">
            <text:p>00:11.55</text:p>
          </table:table-cell>
          <table:table-cell table:formula="of:=SECOND([.L40])+MINUTE([.L40])*60" office:value-type="float" office:value="12" calcext:value-type="float">
            <text:p>12</text:p>
          </table:table-cell>
          <table:table-cell/>
          <table:table-cell table:formula="of:=[.C40]/[.M40]" office:value-type="float" office:value="1.83333333333333" calcext:value-type="float">
            <text:p>1.83</text:p>
          </table:table-cell>
        </table:table-row>
        <table:table-row table:style-name="ro1">
          <table:table-cell office:value-type="string" calcext:value-type="string">
            <text:p>identFuncDeclarator</text:p>
          </table:table-cell>
          <table:table-cell office:value-type="time" office:time-value="PT00H00M07.264S" calcext:value-type="time">
            <text:p>00:07.26</text:p>
          </table:table-cell>
          <table:table-cell table:formula="of:=SECOND([.B41])+MINUTE([.B41])*60" office:value-type="float" office:value="7" calcext:value-type="float">
            <text:p>7</text:p>
          </table:table-cell>
          <table:table-cell/>
          <table:table-cell office:value-type="string" calcext:value-type="string">
            <text:p>identFuncDeclarator</text:p>
          </table:table-cell>
          <table:table-cell office:value-type="time" office:time-value="PT00H00M07.63S" calcext:value-type="time">
            <text:p>00:07.63</text:p>
          </table:table-cell>
          <table:table-cell table:formula="of:=SECOND([.F41])+MINUTE([.F41])*60" office:value-type="float" office:value="8" calcext:value-type="float">
            <text:p>8</text:p>
          </table:table-cell>
          <table:table-cell/>
          <table:table-cell table:formula="of:=[.C41]/[.G41]" office:value-type="float" office:value="0.875" calcext:value-type="float">
            <text:p>0.88</text:p>
          </table:table-cell>
          <table:table-cell/>
          <table:table-cell office:value-type="string" calcext:value-type="string">
            <text:p>identFuncDeclarator</text:p>
          </table:table-cell>
          <table:table-cell office:value-type="time" office:time-value="PT00H00M05.428S" calcext:value-type="time">
            <text:p>00:05.43</text:p>
          </table:table-cell>
          <table:table-cell table:formula="of:=SECOND([.L41])+MINUTE([.L41])*60" office:value-type="float" office:value="5" calcext:value-type="float">
            <text:p>5</text:p>
          </table:table-cell>
          <table:table-cell/>
          <table:table-cell table:formula="of:=[.C41]/[.M41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time" office:time-value="PT00H00M43.034S" calcext:value-type="time">
            <text:p>00:43.03</text:p>
          </table:table-cell>
          <table:table-cell table:formula="of:=SECOND([.B42])+MINUTE([.B42])*60" office:value-type="float" office:value="43" calcext:value-type="float">
            <text:p>43</text:p>
          </table:table-cell>
          <table:table-cell/>
          <table:table-cell office:value-type="string" calcext:value-type="string">
            <text:p>identity</text:p>
          </table:table-cell>
          <table:table-cell office:value-type="time" office:time-value="PT00H00M47.953S" calcext:value-type="time">
            <text:p>00:47.95</text:p>
          </table:table-cell>
          <table:table-cell table:formula="of:=SECOND([.F42])+MINUTE([.F42])*60" office:value-type="float" office:value="48" calcext:value-type="float">
            <text:p>48</text:p>
          </table:table-cell>
          <table:table-cell/>
          <table:table-cell table:formula="of:=[.C42]/[.G42]" office:value-type="float" office:value="0.895833333333333" calcext:value-type="float">
            <text:p>0.90</text:p>
          </table:table-cell>
          <table:table-cell/>
          <table:table-cell office:value-type="string" calcext:value-type="string">
            <text:p>identity</text:p>
          </table:table-cell>
          <table:table-cell office:value-type="time" office:time-value="PT00H00M35.526S" calcext:value-type="time">
            <text:p>00:35.53</text:p>
          </table:table-cell>
          <table:table-cell table:formula="of:=SECOND([.L42])+MINUTE([.L42])*60" office:value-type="float" office:value="36" calcext:value-type="float">
            <text:p>36</text:p>
          </table:table-cell>
          <table:table-cell/>
          <table:table-cell table:formula="of:=[.C42]/[.M42]" office:value-type="float" office:value="1.19444444444444" calcext:value-type="float">
            <text:p>1.19</text:p>
          </table:table-cell>
        </table:table-row>
        <table:table-row table:style-name="ro1">
          <table:table-cell office:value-type="string" calcext:value-type="string">
            <text:p>identParamDeclarator</text:p>
          </table:table-cell>
          <table:table-cell office:value-type="time" office:time-value="PT00H00M07.402S" calcext:value-type="time">
            <text:p>00:07.40</text:p>
          </table:table-cell>
          <table:table-cell table:formula="of:=SECOND([.B43])+MINUTE([.B43])*60" office:value-type="float" office:value="7" calcext:value-type="float">
            <text:p>7</text:p>
          </table:table-cell>
          <table:table-cell/>
          <table:table-cell office:value-type="string" calcext:value-type="string">
            <text:p>identParamDeclarator</text:p>
          </table:table-cell>
          <table:table-cell office:value-type="time" office:time-value="PT00H00M07.747S" calcext:value-type="time">
            <text:p>00:07.75</text:p>
          </table:table-cell>
          <table:table-cell table:formula="of:=SECOND([.F43])+MINUTE([.F43])*60" office:value-type="float" office:value="8" calcext:value-type="float">
            <text:p>8</text:p>
          </table:table-cell>
          <table:table-cell/>
          <table:table-cell table:formula="of:=[.C43]/[.G43]" office:value-type="float" office:value="0.875" calcext:value-type="float">
            <text:p>0.88</text:p>
          </table:table-cell>
          <table:table-cell/>
          <table:table-cell office:value-type="string" calcext:value-type="string">
            <text:p>identParamDeclarator</text:p>
          </table:table-cell>
          <table:table-cell office:value-type="time" office:time-value="PT00H00M05.4S" calcext:value-type="time">
            <text:p>00:05.40</text:p>
          </table:table-cell>
          <table:table-cell table:formula="of:=SECOND([.L43])+MINUTE([.L43])*60" office:value-type="float" office:value="5" calcext:value-type="float">
            <text:p>5</text:p>
          </table:table-cell>
          <table:table-cell/>
          <table:table-cell table:formula="of:=[.C43]/[.M43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ifwhileCtl</text:p>
          </table:table-cell>
          <table:table-cell office:value-type="time" office:time-value="PT00H00M23.935S" calcext:value-type="time">
            <text:p>00:23.94</text:p>
          </table:table-cell>
          <table:table-cell table:formula="of:=SECOND([.B44])+MINUTE([.B44])*60" office:value-type="float" office:value="24" calcext:value-type="float">
            <text:p>24</text:p>
          </table:table-cell>
          <table:table-cell/>
          <table:table-cell office:value-type="string" calcext:value-type="string">
            <text:p>ifwhileCtl</text:p>
          </table:table-cell>
          <table:table-cell office:value-type="time" office:time-value="PT00H00M20.582S" calcext:value-type="time">
            <text:p>00:20.58</text:p>
          </table:table-cell>
          <table:table-cell table:formula="of:=SECOND([.F44])+MINUTE([.F44])*60" office:value-type="float" office:value="21" calcext:value-type="float">
            <text:p>21</text:p>
          </table:table-cell>
          <table:table-cell/>
          <table:table-cell table:formula="of:=[.C44]/[.G44]" office:value-type="float" office:value="1.14285714285714" calcext:value-type="float">
            <text:p>1.14</text:p>
          </table:table-cell>
          <table:table-cell/>
          <table:table-cell office:value-type="string" calcext:value-type="string">
            <text:p>ifwhileCtl</text:p>
          </table:table-cell>
          <table:table-cell office:value-type="time" office:time-value="PT00H00M12.182S" calcext:value-type="time">
            <text:p>00:12.18</text:p>
          </table:table-cell>
          <table:table-cell table:formula="of:=SECOND([.L44])+MINUTE([.L44])*60" office:value-type="float" office:value="12" calcext:value-type="float">
            <text:p>12</text:p>
          </table:table-cell>
          <table:table-cell/>
          <table:table-cell table:formula="of:=[.C44]/[.M44]" office:value-type="float" office:value="2" calcext:value-type="float">
            <text:p>2.00</text:p>
          </table:table-cell>
        </table:table-row>
        <table:table-row table:style-name="ro1">
          <table:table-cell office:value-type="string" calcext:value-type="string">
            <text:p>init_once</text:p>
          </table:table-cell>
          <table:table-cell office:value-type="time" office:time-value="PT00H00M09.13S" calcext:value-type="time">
            <text:p>00:09.13</text:p>
          </table:table-cell>
          <table:table-cell table:formula="of:=SECOND([.B45])+MINUTE([.B45])*60" office:value-type="float" office:value="9" calcext:value-type="float">
            <text:p>9</text:p>
          </table:table-cell>
          <table:table-cell/>
          <table:table-cell office:value-type="string" calcext:value-type="string">
            <text:p>init_once</text:p>
          </table:table-cell>
          <table:table-cell office:value-type="time" office:time-value="PT00H00M09.162S" calcext:value-type="time">
            <text:p>00:09.16</text:p>
          </table:table-cell>
          <table:table-cell table:formula="of:=SECOND([.F45])+MINUTE([.F45])*60" office:value-type="float" office:value="9" calcext:value-type="float">
            <text:p>9</text:p>
          </table:table-cell>
          <table:table-cell/>
          <table:table-cell table:formula="of:=[.C45]/[.G45]" office:value-type="float" office:value="1" calcext:value-type="float">
            <text:p>1.00</text:p>
          </table:table-cell>
          <table:table-cell/>
          <table:table-cell office:value-type="string" calcext:value-type="string">
            <text:p>init_once</text:p>
          </table:table-cell>
          <table:table-cell office:value-type="time" office:time-value="PT00H00M06.604S" calcext:value-type="time">
            <text:p>00:06.60</text:p>
          </table:table-cell>
          <table:table-cell table:formula="of:=SECOND([.L45])+MINUTE([.L45])*60" office:value-type="float" office:value="7" calcext:value-type="float">
            <text:p>7</text:p>
          </table:table-cell>
          <table:table-cell/>
          <table:table-cell table:formula="of:=[.C45]/[.M45]" office:value-type="float" office:value="1.28571428571429" calcext:value-type="float">
            <text:p>1.29</text:p>
          </table:table-cell>
        </table:table-row>
        <table:table-row table:style-name="ro1">
          <table:table-cell office:value-type="string" calcext:value-type="string">
            <text:p>io1</text:p>
          </table:table-cell>
          <table:table-cell office:value-type="time" office:time-value="PT00H07M00.282S" calcext:value-type="time">
            <text:p>07:00.28</text:p>
          </table:table-cell>
          <table:table-cell table:formula="of:=SECOND([.B46])+MINUTE([.B46])*60" office:value-type="float" office:value="420" calcext:value-type="float">
            <text:p>420</text:p>
          </table:table-cell>
          <table:table-cell/>
          <table:table-cell office:value-type="string" calcext:value-type="string">
            <text:p>io1</text:p>
          </table:table-cell>
          <table:table-cell office:value-type="time" office:time-value="PT00H04M28.123S" calcext:value-type="time">
            <text:p>04:28.12</text:p>
          </table:table-cell>
          <table:table-cell table:formula="of:=SECOND([.F46])+MINUTE([.F46])*60" office:value-type="float" office:value="268" calcext:value-type="float">
            <text:p>268</text:p>
          </table:table-cell>
          <table:table-cell/>
          <table:table-cell table:formula="of:=[.C46]/[.G46]" office:value-type="float" office:value="1.56716417910448" calcext:value-type="float">
            <text:p>1.57</text:p>
          </table:table-cell>
          <table:table-cell/>
          <table:table-cell office:value-type="string" calcext:value-type="string">
            <text:p>io1</text:p>
          </table:table-cell>
          <table:table-cell office:value-type="time" office:time-value="PT00H02M55.989S" calcext:value-type="time">
            <text:p>02:55.99</text:p>
          </table:table-cell>
          <table:table-cell table:formula="of:=SECOND([.L46])+MINUTE([.L46])*60" office:value-type="float" office:value="176" calcext:value-type="float">
            <text:p>176</text:p>
          </table:table-cell>
          <table:table-cell/>
          <table:table-cell table:formula="of:=[.C46]/[.M46]" office:value-type="float" office:value="2.38636363636364" calcext:value-type="float">
            <text:p>2.39</text:p>
          </table:table-cell>
        </table:table-row>
        <table:table-row table:style-name="ro1">
          <table:table-cell office:value-type="string" calcext:value-type="string">
            <text:p>io2</text:p>
          </table:table-cell>
          <table:table-cell office:value-type="time" office:time-value="PT00H15M58.859S" calcext:value-type="time">
            <text:p>15:58.86</text:p>
          </table:table-cell>
          <table:table-cell table:formula="of:=SECOND([.B47])+MINUTE([.B47])*60" office:value-type="float" office:value="959" calcext:value-type="float">
            <text:p>959</text:p>
          </table:table-cell>
          <table:table-cell/>
          <table:table-cell office:value-type="string" calcext:value-type="string">
            <text:p>io2</text:p>
          </table:table-cell>
          <table:table-cell office:value-type="time" office:time-value="PT00H10M21.643S" calcext:value-type="time">
            <text:p>10:21.64</text:p>
          </table:table-cell>
          <table:table-cell table:formula="of:=SECOND([.F47])+MINUTE([.F47])*60" office:value-type="float" office:value="622" calcext:value-type="float">
            <text:p>622</text:p>
          </table:table-cell>
          <table:table-cell/>
          <table:table-cell table:formula="of:=[.C47]/[.G47]" office:value-type="float" office:value="1.54180064308682" calcext:value-type="float">
            <text:p>1.54</text:p>
          </table:table-cell>
          <table:table-cell/>
          <table:table-cell office:value-type="string" calcext:value-type="string">
            <text:p>io2</text:p>
          </table:table-cell>
          <table:table-cell office:value-type="time" office:time-value="PT00H06M42.884S" calcext:value-type="time">
            <text:p>06:42.88</text:p>
          </table:table-cell>
          <table:table-cell table:formula="of:=SECOND([.L47])+MINUTE([.L47])*60" office:value-type="float" office:value="403" calcext:value-type="float">
            <text:p>403</text:p>
          </table:table-cell>
          <table:table-cell/>
          <table:table-cell table:formula="of:=[.C47]/[.M47]" office:value-type="float" office:value="2.37965260545906" calcext:value-type="float">
            <text:p>2.38</text:p>
          </table:table-cell>
        </table:table-row>
        <table:table-row table:style-name="ro1">
          <table:table-cell office:value-type="string" calcext:value-type="string">
            <text:p>KRfunctions</text:p>
          </table:table-cell>
          <table:table-cell office:value-type="time" office:time-value="PT00H00M07.374S" calcext:value-type="time">
            <text:p>00:07.37</text:p>
          </table:table-cell>
          <table:table-cell table:formula="of:=SECOND([.B48])+MINUTE([.B48])*60" office:value-type="float" office:value="7" calcext:value-type="float">
            <text:p>7</text:p>
          </table:table-cell>
          <table:table-cell/>
          <table:table-cell office:value-type="string" calcext:value-type="string">
            <text:p>KRfunctions</text:p>
          </table:table-cell>
          <table:table-cell office:value-type="time" office:time-value="PT00H00M07.277S" calcext:value-type="time">
            <text:p>00:07.28</text:p>
          </table:table-cell>
          <table:table-cell table:formula="of:=SECOND([.F48])+MINUTE([.F48])*60" office:value-type="float" office:value="7" calcext:value-type="float">
            <text:p>7</text:p>
          </table:table-cell>
          <table:table-cell/>
          <table:table-cell table:formula="of:=[.C48]/[.G48]" office:value-type="float" office:value="1" calcext:value-type="float">
            <text:p>1.00</text:p>
          </table:table-cell>
          <table:table-cell/>
          <table:table-cell office:value-type="string" calcext:value-type="string">
            <text:p>KRfunctions</text:p>
          </table:table-cell>
          <table:table-cell office:value-type="time" office:time-value="PT00H00M05.457S" calcext:value-type="time">
            <text:p>00:05.46</text:p>
          </table:table-cell>
          <table:table-cell table:formula="of:=SECOND([.L48])+MINUTE([.L48])*60" office:value-type="float" office:value="5" calcext:value-type="float">
            <text:p>5</text:p>
          </table:table-cell>
          <table:table-cell/>
          <table:table-cell table:formula="of:=[.C48]/[.M48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labelledExit</text:p>
          </table:table-cell>
          <table:table-cell office:value-type="time" office:time-value="PT00H00M07.535S" calcext:value-type="time">
            <text:p>00:07.54</text:p>
          </table:table-cell>
          <table:table-cell table:formula="of:=SECOND([.B49])+MINUTE([.B49])*60" office:value-type="float" office:value="8" calcext:value-type="float">
            <text:p>8</text:p>
          </table:table-cell>
          <table:table-cell/>
          <table:table-cell office:value-type="string" calcext:value-type="string">
            <text:p>labelledExit</text:p>
          </table:table-cell>
          <table:table-cell office:value-type="time" office:time-value="PT00H00M10.175S" calcext:value-type="time">
            <text:p>00:10.18</text:p>
          </table:table-cell>
          <table:table-cell table:formula="of:=SECOND([.F49])+MINUTE([.F49])*60" office:value-type="float" office:value="10" calcext:value-type="float">
            <text:p>10</text:p>
          </table:table-cell>
          <table:table-cell/>
          <table:table-cell table:formula="of:=[.C49]/[.G49]" office:value-type="float" office:value="0.8" calcext:value-type="float">
            <text:p>0.80</text:p>
          </table:table-cell>
          <table:table-cell/>
          <table:table-cell office:value-type="string" calcext:value-type="string">
            <text:p>labelledExit</text:p>
          </table:table-cell>
          <table:table-cell office:value-type="time" office:time-value="PT00H00M05.636S" calcext:value-type="time">
            <text:p>00:05.64</text:p>
          </table:table-cell>
          <table:table-cell table:formula="of:=SECOND([.L49])+MINUTE([.L49])*60" office:value-type="float" office:value="6" calcext:value-type="float">
            <text:p>6</text:p>
          </table:table-cell>
          <table:table-cell/>
          <table:table-cell table:formula="of:=[.C49]/[.M49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limits</text:p>
          </table:table-cell>
          <table:table-cell office:value-type="time" office:time-value="PT00H00M09.238S" calcext:value-type="time">
            <text:p>00:09.24</text:p>
          </table:table-cell>
          <table:table-cell table:formula="of:=SECOND([.B50])+MINUTE([.B50])*60" office:value-type="float" office:value="9" calcext:value-type="float">
            <text:p>9</text:p>
          </table:table-cell>
          <table:table-cell/>
          <table:table-cell office:value-type="string" calcext:value-type="string">
            <text:p>limits</text:p>
          </table:table-cell>
          <table:table-cell office:value-type="time" office:time-value="PT00H00M10.099S" calcext:value-type="time">
            <text:p>00:10.10</text:p>
          </table:table-cell>
          <table:table-cell table:formula="of:=SECOND([.F50])+MINUTE([.F50])*60" office:value-type="float" office:value="10" calcext:value-type="float">
            <text:p>10</text:p>
          </table:table-cell>
          <table:table-cell/>
          <table:table-cell table:formula="of:=[.C50]/[.G50]" office:value-type="float" office:value="0.9" calcext:value-type="float">
            <text:p>0.90</text:p>
          </table:table-cell>
          <table:table-cell/>
          <table:table-cell office:value-type="string" calcext:value-type="string">
            <text:p>limits</text:p>
          </table:table-cell>
          <table:table-cell office:value-type="time" office:time-value="PT00H00M06.788S" calcext:value-type="time">
            <text:p>00:06.79</text:p>
          </table:table-cell>
          <table:table-cell table:formula="of:=SECOND([.L50])+MINUTE([.L50])*60" office:value-type="float" office:value="7" calcext:value-type="float">
            <text:p>7</text:p>
          </table:table-cell>
          <table:table-cell/>
          <table:table-cell table:formula="of:=[.C50]/[.M50]" office:value-type="float" office:value="1.28571428571429" calcext:value-type="float">
            <text:p>1.29</text:p>
          </table:table-cell>
        </table:table-row>
        <table:table-row table:style-name="ro1">
          <table:table-cell office:value-type="string" calcext:value-type="string">
            <text:p>literals</text:p>
          </table:table-cell>
          <table:table-cell office:value-type="time" office:time-value="PT00H00M26.062S" calcext:value-type="time">
            <text:p>00:26.06</text:p>
          </table:table-cell>
          <table:table-cell table:formula="of:=SECOND([.B51])+MINUTE([.B51])*60" office:value-type="float" office:value="26" calcext:value-type="float">
            <text:p>26</text:p>
          </table:table-cell>
          <table:table-cell/>
          <table:table-cell office:value-type="string" calcext:value-type="string">
            <text:p>literals</text:p>
          </table:table-cell>
          <table:table-cell office:value-type="time" office:time-value="PT00H00M32.235S" calcext:value-type="time">
            <text:p>00:32.24</text:p>
          </table:table-cell>
          <table:table-cell table:formula="of:=SECOND([.F51])+MINUTE([.F51])*60" office:value-type="float" office:value="32" calcext:value-type="float">
            <text:p>32</text:p>
          </table:table-cell>
          <table:table-cell/>
          <table:table-cell table:formula="of:=[.C51]/[.G51]" office:value-type="float" office:value="0.8125" calcext:value-type="float">
            <text:p>0.81</text:p>
          </table:table-cell>
          <table:table-cell/>
          <table:table-cell office:value-type="string" calcext:value-type="string">
            <text:p>literals</text:p>
          </table:table-cell>
          <table:table-cell office:value-type="time" office:time-value="PT00H00M21.278S" calcext:value-type="time">
            <text:p>00:21.28</text:p>
          </table:table-cell>
          <table:table-cell table:formula="of:=SECOND([.L51])+MINUTE([.L51])*60" office:value-type="float" office:value="21" calcext:value-type="float">
            <text:p>21</text:p>
          </table:table-cell>
          <table:table-cell/>
          <table:table-cell table:formula="of:=[.C51]/[.M51]" office:value-type="float" office:value="1.23809523809524" calcext:value-type="float">
            <text:p>1.24</text:p>
          </table:table-cell>
        </table:table-row>
        <table:table-row table:style-name="ro1">
          <table:table-cell office:value-type="string" calcext:value-type="string">
            <text:p>math1</text:p>
          </table:table-cell>
          <table:table-cell office:value-type="time" office:time-value="PT00H12M06.633S" calcext:value-type="time">
            <text:p>12:06.63</text:p>
          </table:table-cell>
          <table:table-cell table:formula="of:=SECOND([.B52])+MINUTE([.B52])*60" office:value-type="float" office:value="727" calcext:value-type="float">
            <text:p>727</text:p>
          </table:table-cell>
          <table:table-cell/>
          <table:table-cell office:value-type="string" calcext:value-type="string">
            <text:p>math1</text:p>
          </table:table-cell>
          <table:table-cell office:value-type="time" office:time-value="PT00H06M45.498S" calcext:value-type="time">
            <text:p>06:45.50</text:p>
          </table:table-cell>
          <table:table-cell table:formula="of:=SECOND([.F52])+MINUTE([.F52])*60" office:value-type="float" office:value="405" calcext:value-type="float">
            <text:p>405</text:p>
          </table:table-cell>
          <table:table-cell/>
          <table:table-cell table:formula="of:=[.C52]/[.G52]" office:value-type="float" office:value="1.79506172839506" calcext:value-type="float">
            <text:p>1.80</text:p>
          </table:table-cell>
          <table:table-cell/>
          <table:table-cell office:value-type="string" calcext:value-type="string">
            <text:p>math1</text:p>
          </table:table-cell>
          <table:table-cell office:value-type="time" office:time-value="PT00H04M00.179S" calcext:value-type="time">
            <text:p>04:00.18</text:p>
          </table:table-cell>
          <table:table-cell table:formula="of:=SECOND([.L52])+MINUTE([.L52])*60" office:value-type="float" office:value="240" calcext:value-type="float">
            <text:p>240</text:p>
          </table:table-cell>
          <table:table-cell/>
          <table:table-cell table:formula="of:=[.C52]/[.M52]" office:value-type="float" office:value="3.02916666666667" calcext:value-type="float">
            <text:p>3.03</text:p>
          </table:table-cell>
        </table:table-row>
        <table:table-row table:style-name="ro1">
          <table:table-cell office:value-type="string" calcext:value-type="string">
            <text:p>math2</text:p>
          </table:table-cell>
          <table:table-cell office:value-type="time" office:time-value="PT00H15M06.035S" calcext:value-type="time">
            <text:p>15:06.04</text:p>
          </table:table-cell>
          <table:table-cell table:formula="of:=SECOND([.B53])+MINUTE([.B53])*60" office:value-type="float" office:value="906" calcext:value-type="float">
            <text:p>906</text:p>
          </table:table-cell>
          <table:table-cell/>
          <table:table-cell office:value-type="string" calcext:value-type="string">
            <text:p>math2</text:p>
          </table:table-cell>
          <table:table-cell office:value-type="time" office:time-value="PT00H08M50.208S" calcext:value-type="time">
            <text:p>08:50.21</text:p>
          </table:table-cell>
          <table:table-cell table:formula="of:=SECOND([.F53])+MINUTE([.F53])*60" office:value-type="float" office:value="530" calcext:value-type="float">
            <text:p>530</text:p>
          </table:table-cell>
          <table:table-cell/>
          <table:table-cell table:formula="of:=[.C53]/[.G53]" office:value-type="float" office:value="1.70943396226415" calcext:value-type="float">
            <text:p>1.71</text:p>
          </table:table-cell>
          <table:table-cell/>
          <table:table-cell office:value-type="string" calcext:value-type="string">
            <text:p>math2</text:p>
          </table:table-cell>
          <table:table-cell office:value-type="time" office:time-value="PT00H05M34.559S" calcext:value-type="time">
            <text:p>05:34.56</text:p>
          </table:table-cell>
          <table:table-cell table:formula="of:=SECOND([.L53])+MINUTE([.L53])*60" office:value-type="float" office:value="335" calcext:value-type="float">
            <text:p>335</text:p>
          </table:table-cell>
          <table:table-cell/>
          <table:table-cell table:formula="of:=[.C53]/[.M53]" office:value-type="float" office:value="2.7044776119403" calcext:value-type="float">
            <text:p>2.70</text:p>
          </table:table-cell>
        </table:table-row>
        <table:table-row table:style-name="ro1">
          <table:table-cell office:value-type="string" calcext:value-type="string">
            <text:p>math3</text:p>
          </table:table-cell>
          <table:table-cell office:value-type="time" office:time-value="PT00H11M15.656S" calcext:value-type="time">
            <text:p>11:15.66</text:p>
          </table:table-cell>
          <table:table-cell table:formula="of:=SECOND([.B54])+MINUTE([.B54])*60" office:value-type="float" office:value="676" calcext:value-type="float">
            <text:p>676</text:p>
          </table:table-cell>
          <table:table-cell/>
          <table:table-cell office:value-type="string" calcext:value-type="string">
            <text:p>math3</text:p>
          </table:table-cell>
          <table:table-cell office:value-type="time" office:time-value="PT00H06M19.779S" calcext:value-type="time">
            <text:p>06:19.78</text:p>
          </table:table-cell>
          <table:table-cell table:formula="of:=SECOND([.F54])+MINUTE([.F54])*60" office:value-type="float" office:value="380" calcext:value-type="float">
            <text:p>380</text:p>
          </table:table-cell>
          <table:table-cell/>
          <table:table-cell table:formula="of:=[.C54]/[.G54]" office:value-type="float" office:value="1.77894736842105" calcext:value-type="float">
            <text:p>1.78</text:p>
          </table:table-cell>
          <table:table-cell/>
          <table:table-cell office:value-type="string" calcext:value-type="string">
            <text:p>math3</text:p>
          </table:table-cell>
          <table:table-cell office:value-type="time" office:time-value="PT00H03M51.861S" calcext:value-type="time">
            <text:p>03:51.86</text:p>
          </table:table-cell>
          <table:table-cell table:formula="of:=SECOND([.L54])+MINUTE([.L54])*60" office:value-type="float" office:value="232" calcext:value-type="float">
            <text:p>232</text:p>
          </table:table-cell>
          <table:table-cell/>
          <table:table-cell table:formula="of:=[.C54]/[.M54]" office:value-type="float" office:value="2.91379310344828" calcext:value-type="float">
            <text:p>2.91</text:p>
          </table:table-cell>
        </table:table-row>
        <table:table-row table:style-name="ro1">
          <table:table-cell office:value-type="string" calcext:value-type="string">
            <text:p>math4</text:p>
          </table:table-cell>
          <table:table-cell office:value-type="time" office:time-value="PT00H05M41.735S" calcext:value-type="time">
            <text:p>05:41.74</text:p>
          </table:table-cell>
          <table:table-cell table:formula="of:=SECOND([.B55])+MINUTE([.B55])*60" office:value-type="float" office:value="342" calcext:value-type="float">
            <text:p>342</text:p>
          </table:table-cell>
          <table:table-cell/>
          <table:table-cell office:value-type="string" calcext:value-type="string">
            <text:p>math4</text:p>
          </table:table-cell>
          <table:table-cell office:value-type="time" office:time-value="PT00H06M22.544S" calcext:value-type="time">
            <text:p>06:22.54</text:p>
          </table:table-cell>
          <table:table-cell table:formula="of:=SECOND([.F55])+MINUTE([.F55])*60" office:value-type="float" office:value="383" calcext:value-type="float">
            <text:p>383</text:p>
          </table:table-cell>
          <table:table-cell/>
          <table:table-cell table:formula="of:=[.C55]/[.G55]" office:value-type="float" office:value="0.892950391644909" calcext:value-type="float">
            <text:p>0.89</text:p>
          </table:table-cell>
          <table:table-cell/>
          <table:table-cell office:value-type="string" calcext:value-type="string">
            <text:p>math4</text:p>
          </table:table-cell>
          <table:table-cell office:value-type="time" office:time-value="PT00H04M08.549S" calcext:value-type="time">
            <text:p>04:08.55</text:p>
          </table:table-cell>
          <table:table-cell table:formula="of:=SECOND([.L55])+MINUTE([.L55])*60" office:value-type="float" office:value="249" calcext:value-type="float">
            <text:p>249</text:p>
          </table:table-cell>
          <table:table-cell/>
          <table:table-cell table:formula="of:=[.C55]/[.M55]" office:value-type="float" office:value="1.37349397590361" calcext:value-type="float">
            <text:p>1.37</text:p>
          </table:table-cell>
        </table:table-row>
        <table:table-row table:style-name="ro1">
          <table:table-cell office:value-type="string" calcext:value-type="string">
            <text:p>matrixSum</text:p>
          </table:table-cell>
          <table:table-cell office:value-type="time" office:time-value="PT00H04M01.287S" calcext:value-type="time">
            <text:p>04:01.29</text:p>
          </table:table-cell>
          <table:table-cell table:formula="of:=SECOND([.B56])+MINUTE([.B56])*60" office:value-type="float" office:value="241" calcext:value-type="float">
            <text:p>241</text:p>
          </table:table-cell>
          <table:table-cell/>
          <table:table-cell office:value-type="string" calcext:value-type="string">
            <text:p>matrixSum</text:p>
          </table:table-cell>
          <table:table-cell office:value-type="time" office:time-value="PT00H04M32.817S" calcext:value-type="time">
            <text:p>04:32.82</text:p>
          </table:table-cell>
          <table:table-cell table:formula="of:=SECOND([.F56])+MINUTE([.F56])*60" office:value-type="float" office:value="273" calcext:value-type="float">
            <text:p>273</text:p>
          </table:table-cell>
          <table:table-cell/>
          <table:table-cell table:formula="of:=[.C56]/[.G56]" office:value-type="float" office:value="0.882783882783883" calcext:value-type="float">
            <text:p>0.88</text:p>
          </table:table-cell>
          <table:table-cell/>
          <table:table-cell office:value-type="string" calcext:value-type="string">
            <text:p>matrixSum</text:p>
          </table:table-cell>
          <table:table-cell office:value-type="time" office:time-value="PT00H02M37.003S" calcext:value-type="time">
            <text:p>02:37.00</text:p>
          </table:table-cell>
          <table:table-cell table:formula="of:=SECOND([.L56])+MINUTE([.L56])*60" office:value-type="float" office:value="157" calcext:value-type="float">
            <text:p>157</text:p>
          </table:table-cell>
          <table:table-cell/>
          <table:table-cell table:formula="of:=[.C56]/[.M56]" office:value-type="float" office:value="1.53503184713376" calcext:value-type="float">
            <text:p>1.54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B57])+MINUTE([.B57])*60" office:value-type="float" office:value="10" calcext:value-type="float">
            <text:p>10</text:p>
          </table:table-cell>
          <table:table-cell/>
          <table:table-cell office:value-type="string" calcext:value-type="string">
            <text:p>maybe</text:p>
          </table:table-cell>
          <table:table-cell office:value-type="time" office:time-value="PT00H00M12.817S" calcext:value-type="time">
            <text:p>00:12.82</text:p>
          </table:table-cell>
          <table:table-cell table:formula="of:=SECOND([.F57])+MINUTE([.F57])*60" office:value-type="float" office:value="13" calcext:value-type="float">
            <text:p>13</text:p>
          </table:table-cell>
          <table:table-cell/>
          <table:table-cell table:formula="of:=[.C57]/[.G57]" office:value-type="float" office:value="0.769230769230769" calcext:value-type="float">
            <text:p>0.77</text:p>
          </table:table-cell>
          <table:table-cell/>
          <table:table-cell office:value-type="string" calcext:value-type="string">
            <text:p>maybe</text:p>
          </table:table-cell>
          <table:table-cell office:value-type="time" office:time-value="PT00H00M07.5S" calcext:value-type="time">
            <text:p>00:07.50</text:p>
          </table:table-cell>
          <table:table-cell table:formula="of:=SECOND([.L57])+MINUTE([.L57])*60" office:value-type="float" office:value="8" calcext:value-type="float">
            <text:p>8</text:p>
          </table:table-cell>
          <table:table-cell/>
          <table:table-cell table:formula="of:=[.C57]/[.M57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memberCtors</text:p>
          </table:table-cell>
          <table:table-cell office:value-type="time" office:time-value="PT00H00M08.538S" calcext:value-type="time">
            <text:p>00:08.54</text:p>
          </table:table-cell>
          <table:table-cell table:formula="of:=SECOND([.B58])+MINUTE([.B58])*60" office:value-type="float" office:value="9" calcext:value-type="float">
            <text:p>9</text:p>
          </table:table-cell>
          <table:table-cell/>
          <table:table-cell office:value-type="string" calcext:value-type="string">
            <text:p>memberCtors</text:p>
          </table:table-cell>
          <table:table-cell office:value-type="time" office:time-value="PT00H00M09.656S" calcext:value-type="time">
            <text:p>00:09.66</text:p>
          </table:table-cell>
          <table:table-cell table:formula="of:=SECOND([.F58])+MINUTE([.F58])*60" office:value-type="float" office:value="10" calcext:value-type="float">
            <text:p>10</text:p>
          </table:table-cell>
          <table:table-cell/>
          <table:table-cell table:formula="of:=[.C58]/[.G58]" office:value-type="float" office:value="0.9" calcext:value-type="float">
            <text:p>0.90</text:p>
          </table:table-cell>
          <table:table-cell/>
          <table:table-cell office:value-type="string" calcext:value-type="string">
            <text:p>memberCtors</text:p>
          </table:table-cell>
          <table:table-cell office:value-type="time" office:time-value="PT00H00M06.245S" calcext:value-type="time">
            <text:p>00:06.25</text:p>
          </table:table-cell>
          <table:table-cell table:formula="of:=SECOND([.L58])+MINUTE([.L58])*60" office:value-type="float" office:value="6" calcext:value-type="float">
            <text:p>6</text:p>
          </table:table-cell>
          <table:table-cell/>
          <table:table-cell table:formula="of:=[.C58]/[.M58]" office:value-type="float" office:value="1.5" calcext:value-type="float">
            <text:p>1.50</text:p>
          </table:table-cell>
        </table:table-row>
        <table:table-row table:style-name="ro1">
          <table:table-cell office:value-type="string" calcext:value-type="string">
            <text:p>minmax</text:p>
          </table:table-cell>
          <table:table-cell office:value-type="time" office:time-value="PT00H04M22.708S" calcext:value-type="time">
            <text:p>04:22.71</text:p>
          </table:table-cell>
          <table:table-cell table:formula="of:=SECOND([.B59])+MINUTE([.B59])*60" office:value-type="float" office:value="263" calcext:value-type="float">
            <text:p>263</text:p>
          </table:table-cell>
          <table:table-cell/>
          <table:table-cell office:value-type="string" calcext:value-type="string">
            <text:p>minmax</text:p>
          </table:table-cell>
          <table:table-cell office:value-type="time" office:time-value="PT00H06M34.569S" calcext:value-type="time">
            <text:p>06:34.57</text:p>
          </table:table-cell>
          <table:table-cell table:formula="of:=SECOND([.F59])+MINUTE([.F59])*60" office:value-type="float" office:value="395" calcext:value-type="float">
            <text:p>395</text:p>
          </table:table-cell>
          <table:table-cell/>
          <table:table-cell table:formula="of:=[.C59]/[.G59]" office:value-type="float" office:value="0.665822784810127" calcext:value-type="float">
            <text:p>0.67</text:p>
          </table:table-cell>
          <table:table-cell/>
          <table:table-cell office:value-type="string" calcext:value-type="string">
            <text:p>minmax</text:p>
          </table:table-cell>
          <table:table-cell office:value-type="time" office:time-value="PT00H04M12.891S" calcext:value-type="time">
            <text:p>04:12.89</text:p>
          </table:table-cell>
          <table:table-cell table:formula="of:=SECOND([.L59])+MINUTE([.L59])*60" office:value-type="float" office:value="253" calcext:value-type="float">
            <text:p>253</text:p>
          </table:table-cell>
          <table:table-cell/>
          <table:table-cell table:formula="of:=[.C59]/[.M59]" office:value-type="float" office:value="1.0395256916996" calcext:value-type="float">
            <text:p>1.04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time" office:time-value="PT00H03M48.517S" calcext:value-type="time">
            <text:p>03:48.52</text:p>
          </table:table-cell>
          <table:table-cell table:formula="of:=SECOND([.B60])+MINUTE([.B60])*60" office:value-type="float" office:value="229" calcext:value-type="float">
            <text:p>229</text:p>
          </table:table-cell>
          <table:table-cell/>
          <table:table-cell office:value-type="string" calcext:value-type="string">
            <text:p>monitor</text:p>
          </table:table-cell>
          <table:table-cell office:value-type="time" office:time-value="PT00H04M40.105S" calcext:value-type="time">
            <text:p>04:40.11</text:p>
          </table:table-cell>
          <table:table-cell table:formula="of:=SECOND([.F60])+MINUTE([.F60])*60" office:value-type="float" office:value="280" calcext:value-type="float">
            <text:p>280</text:p>
          </table:table-cell>
          <table:table-cell/>
          <table:table-cell table:formula="of:=[.C60]/[.G60]" office:value-type="float" office:value="0.817857142857143" calcext:value-type="float">
            <text:p>0.82</text:p>
          </table:table-cell>
          <table:table-cell/>
          <table:table-cell office:value-type="string" calcext:value-type="string">
            <text:p>monitor</text:p>
          </table:table-cell>
          <table:table-cell office:value-type="time" office:time-value="PT00H02M35.885S" calcext:value-type="time">
            <text:p>02:35.89</text:p>
          </table:table-cell>
          <table:table-cell table:formula="of:=SECOND([.L60])+MINUTE([.L60])*60" office:value-type="float" office:value="156" calcext:value-type="float">
            <text:p>156</text:p>
          </table:table-cell>
          <table:table-cell/>
          <table:table-cell table:formula="of:=[.C60]/[.M60]" office:value-type="float" office:value="1.46794871794872" calcext:value-type="float">
            <text:p>1.47</text:p>
          </table:table-cell>
        </table:table-row>
        <table:table-row table:style-name="ro1">
          <table:table-cell office:value-type="string" calcext:value-type="string">
            <text:p>multi-monitor</text:p>
          </table:table-cell>
          <table:table-cell office:value-type="time" office:time-value="PT00H03M57.938S" calcext:value-type="time">
            <text:p>03:57.94</text:p>
          </table:table-cell>
          <table:table-cell table:formula="of:=SECOND([.B61])+MINUTE([.B61])*60" office:value-type="float" office:value="238" calcext:value-type="float">
            <text:p>238</text:p>
          </table:table-cell>
          <table:table-cell/>
          <table:table-cell office:value-type="string" calcext:value-type="string">
            <text:p>multi-monitor</text:p>
          </table:table-cell>
          <table:table-cell office:value-type="time" office:time-value="PT00H04M41.753S" calcext:value-type="time">
            <text:p>04:41.75</text:p>
          </table:table-cell>
          <table:table-cell table:formula="of:=SECOND([.F61])+MINUTE([.F61])*60" office:value-type="float" office:value="282" calcext:value-type="float">
            <text:p>282</text:p>
          </table:table-cell>
          <table:table-cell/>
          <table:table-cell table:formula="of:=[.C61]/[.G61]" office:value-type="float" office:value="0.843971631205674" calcext:value-type="float">
            <text:p>0.84</text:p>
          </table:table-cell>
          <table:table-cell/>
          <table:table-cell office:value-type="string" calcext:value-type="string">
            <text:p>multi-monitor</text:p>
          </table:table-cell>
          <table:table-cell office:value-type="time" office:time-value="PT00H02M40.211S" calcext:value-type="time">
            <text:p>02:40.21</text:p>
          </table:table-cell>
          <table:table-cell table:formula="of:=SECOND([.L61])+MINUTE([.L61])*60" office:value-type="float" office:value="160" calcext:value-type="float">
            <text:p>160</text:p>
          </table:table-cell>
          <table:table-cell/>
          <table:table-cell table:formula="of:=[.C61]/[.M61]" office:value-type="float" office:value="1.4875" calcext:value-type="float">
            <text:p>1.49</text:p>
          </table:table-cell>
        </table:table-row>
        <table:table-row table:style-name="ro1">
          <table:table-cell office:value-type="string" calcext:value-type="string">
            <text:p>nested-types</text:p>
          </table:table-cell>
          <table:table-cell office:value-type="time" office:time-value="PT00H00M08.004S" calcext:value-type="time">
            <text:p>00:08.00</text:p>
          </table:table-cell>
          <table:table-cell table:formula="of:=SECOND([.B62])+MINUTE([.B62])*60" office:value-type="float" office:value="8" calcext:value-type="float">
            <text:p>8</text:p>
          </table:table-cell>
          <table:table-cell/>
          <table:table-cell office:value-type="string" calcext:value-type="string">
            <text:p>nested-types</text:p>
          </table:table-cell>
          <table:table-cell office:value-type="time" office:time-value="PT00H00M09.653S" calcext:value-type="time">
            <text:p>00:09.65</text:p>
          </table:table-cell>
          <table:table-cell table:formula="of:=SECOND([.F62])+MINUTE([.F62])*60" office:value-type="float" office:value="10" calcext:value-type="float">
            <text:p>10</text:p>
          </table:table-cell>
          <table:table-cell/>
          <table:table-cell table:formula="of:=[.C62]/[.G62]" office:value-type="float" office:value="0.8" calcext:value-type="float">
            <text:p>0.80</text:p>
          </table:table-cell>
          <table:table-cell/>
          <table:table-cell office:value-type="string" calcext:value-type="string">
            <text:p>nested-types</text:p>
          </table:table-cell>
          <table:table-cell office:value-type="time" office:time-value="PT00H00M05.77S" calcext:value-type="time">
            <text:p>00:05.77</text:p>
          </table:table-cell>
          <table:table-cell table:formula="of:=SECOND([.L62])+MINUTE([.L62])*60" office:value-type="float" office:value="6" calcext:value-type="float">
            <text:p>6</text:p>
          </table:table-cell>
          <table:table-cell/>
          <table:table-cell table:formula="of:=[.C62]/[.M62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numericConstants</text:p>
          </table:table-cell>
          <table:table-cell office:value-type="time" office:time-value="PT00H00M07.452S" calcext:value-type="time">
            <text:p>00:07.45</text:p>
          </table:table-cell>
          <table:table-cell table:formula="of:=SECOND([.B63])+MINUTE([.B63])*60" office:value-type="float" office:value="7" calcext:value-type="float">
            <text:p>7</text:p>
          </table:table-cell>
          <table:table-cell/>
          <table:table-cell office:value-type="string" calcext:value-type="string">
            <text:p>numericConstants</text:p>
          </table:table-cell>
          <table:table-cell office:value-type="time" office:time-value="PT00H00M07.534S" calcext:value-type="time">
            <text:p>00:07.53</text:p>
          </table:table-cell>
          <table:table-cell table:formula="of:=SECOND([.F63])+MINUTE([.F63])*60" office:value-type="float" office:value="8" calcext:value-type="float">
            <text:p>8</text:p>
          </table:table-cell>
          <table:table-cell/>
          <table:table-cell table:formula="of:=[.C63]/[.G63]" office:value-type="float" office:value="0.875" calcext:value-type="float">
            <text:p>0.88</text:p>
          </table:table-cell>
          <table:table-cell/>
          <table:table-cell office:value-type="string" calcext:value-type="string">
            <text:p>numericConstants</text:p>
          </table:table-cell>
          <table:table-cell office:value-type="time" office:time-value="PT00H00M05.446S" calcext:value-type="time">
            <text:p>00:05.45</text:p>
          </table:table-cell>
          <table:table-cell table:formula="of:=SECOND([.L63])+MINUTE([.L63])*60" office:value-type="float" office:value="5" calcext:value-type="float">
            <text:p>5</text:p>
          </table:table-cell>
          <table:table-cell/>
          <table:table-cell table:formula="of:=[.C63]/[.M63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operators</text:p>
          </table:table-cell>
          <table:table-cell office:value-type="time" office:time-value="PT00H00M07.39S" calcext:value-type="time">
            <text:p>00:07.39</text:p>
          </table:table-cell>
          <table:table-cell table:formula="of:=SECOND([.B64])+MINUTE([.B64])*60" office:value-type="float" office:value="7" calcext:value-type="float">
            <text:p>7</text:p>
          </table:table-cell>
          <table:table-cell/>
          <table:table-cell office:value-type="string" calcext:value-type="string">
            <text:p>operators</text:p>
          </table:table-cell>
          <table:table-cell office:value-type="time" office:time-value="PT00H00M07.395S" calcext:value-type="time">
            <text:p>00:07.40</text:p>
          </table:table-cell>
          <table:table-cell table:formula="of:=SECOND([.F64])+MINUTE([.F64])*60" office:value-type="float" office:value="7" calcext:value-type="float">
            <text:p>7</text:p>
          </table:table-cell>
          <table:table-cell/>
          <table:table-cell table:formula="of:=[.C64]/[.G64]" office:value-type="float" office:value="1" calcext:value-type="float">
            <text:p>1.00</text:p>
          </table:table-cell>
          <table:table-cell/>
          <table:table-cell office:value-type="string" calcext:value-type="string">
            <text:p>operators</text:p>
          </table:table-cell>
          <table:table-cell office:value-type="time" office:time-value="PT00H00M05.556S" calcext:value-type="time">
            <text:p>00:05.56</text:p>
          </table:table-cell>
          <table:table-cell table:formula="of:=SECOND([.L64])+MINUTE([.L64])*60" office:value-type="float" office:value="6" calcext:value-type="float">
            <text:p>6</text:p>
          </table:table-cell>
          <table:table-cell/>
          <table:table-cell table:formula="of:=[.C64]/[.M64]" office:value-type="float" office:value="1.16666666666667" calcext:value-type="float">
            <text:p>1.17</text:p>
          </table:table-cell>
        </table:table-row>
        <table:table-row table:style-name="ro1">
          <table:table-cell office:value-type="string" calcext:value-type="string">
            <text:p>pingpong</text:p>
          </table:table-cell>
          <table:table-cell office:value-type="time" office:time-value="PT00H02M25.677S" calcext:value-type="time">
            <text:p>02:25.68</text:p>
          </table:table-cell>
          <table:table-cell table:formula="of:=SECOND([.B65])+MINUTE([.B65])*60" office:value-type="float" office:value="146" calcext:value-type="float">
            <text:p>146</text:p>
          </table:table-cell>
          <table:table-cell/>
          <table:table-cell office:value-type="string" calcext:value-type="string">
            <text:p>pingpong</text:p>
          </table:table-cell>
          <table:table-cell office:value-type="time" office:time-value="PT00H02M45.232S" calcext:value-type="time">
            <text:p>02:45.23</text:p>
          </table:table-cell>
          <table:table-cell table:formula="of:=SECOND([.F65])+MINUTE([.F65])*60" office:value-type="float" office:value="165" calcext:value-type="float">
            <text:p>165</text:p>
          </table:table-cell>
          <table:table-cell/>
          <table:table-cell table:formula="of:=[.C65]/[.G65]" office:value-type="float" office:value="0.884848484848485" calcext:value-type="float">
            <text:p>0.88</text:p>
          </table:table-cell>
          <table:table-cell/>
          <table:table-cell office:value-type="string" calcext:value-type="string">
            <text:p>pingpong</text:p>
          </table:table-cell>
          <table:table-cell office:value-type="time" office:time-value="PT00H01M32.482S" calcext:value-type="time">
            <text:p>01:32.48</text:p>
          </table:table-cell>
          <table:table-cell table:formula="of:=SECOND([.L65])+MINUTE([.L65])*60" office:value-type="float" office:value="92" calcext:value-type="float">
            <text:p>92</text:p>
          </table:table-cell>
          <table:table-cell/>
          <table:table-cell table:formula="of:=[.C65]/[.M65]" office:value-type="float" office:value="1.58695652173913" calcext:value-type="float">
            <text:p>1.59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office:value-type="time" office:time-value="PT00H00M09.189S" calcext:value-type="time">
            <text:p>00:09.19</text:p>
          </table:table-cell>
          <table:table-cell table:formula="of:=SECOND([.B66])+MINUTE([.B66])*60" office:value-type="float" office:value="9" calcext:value-type="float">
            <text:p>9</text:p>
          </table:table-cell>
          <table:table-cell/>
          <table:table-cell office:value-type="string" calcext:value-type="string">
            <text:p>polymorphism</text:p>
          </table:table-cell>
          <table:table-cell office:value-type="time" office:time-value="PT00H00M29.639S" calcext:value-type="time">
            <text:p>00:29.64</text:p>
          </table:table-cell>
          <table:table-cell table:formula="of:=SECOND([.F66])+MINUTE([.F66])*60" office:value-type="float" office:value="30" calcext:value-type="float">
            <text:p>30</text:p>
          </table:table-cell>
          <table:table-cell/>
          <table:table-cell table:formula="of:=[.C66]/[.G66]" office:value-type="float" office:value="0.3" calcext:value-type="float">
            <text:p>0.30</text:p>
          </table:table-cell>
          <table:table-cell/>
          <table:table-cell office:value-type="string" calcext:value-type="string">
            <text:p>polymorphism</text:p>
          </table:table-cell>
          <table:table-cell office:value-type="time" office:time-value="PT00H00M18.34S" calcext:value-type="time">
            <text:p>00:18.34</text:p>
          </table:table-cell>
          <table:table-cell table:formula="of:=SECOND([.L66])+MINUTE([.L66])*60" office:value-type="float" office:value="18" calcext:value-type="float">
            <text:p>18</text:p>
          </table:table-cell>
          <table:table-cell/>
          <table:table-cell table:formula="of:=[.C66]/[.M66]"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preempt</text:p>
          </table:table-cell>
          <table:table-cell office:value-type="time" office:time-value="PT00H04M02.135S" calcext:value-type="time">
            <text:p>04:02.14</text:p>
          </table:table-cell>
          <table:table-cell table:formula="of:=SECOND([.B67])+MINUTE([.B67])*60" office:value-type="float" office:value="242" calcext:value-type="float">
            <text:p>242</text:p>
          </table:table-cell>
          <table:table-cell/>
          <table:table-cell office:value-type="string" calcext:value-type="string">
            <text:p>preempt</text:p>
          </table:table-cell>
          <table:table-cell office:value-type="time" office:time-value="PT00H04M51.966S" calcext:value-type="time">
            <text:p>04:51.97</text:p>
          </table:table-cell>
          <table:table-cell table:formula="of:=SECOND([.F67])+MINUTE([.F67])*60" office:value-type="float" office:value="292" calcext:value-type="float">
            <text:p>292</text:p>
          </table:table-cell>
          <table:table-cell/>
          <table:table-cell table:formula="of:=[.C67]/[.G67]" office:value-type="float" office:value="0.828767123287671" calcext:value-type="float">
            <text:p>0.83</text:p>
          </table:table-cell>
          <table:table-cell/>
          <table:table-cell office:value-type="string" calcext:value-type="string">
            <text:p>preempt</text:p>
          </table:table-cell>
          <table:table-cell office:value-type="time" office:time-value="PT00H02M42.869S" calcext:value-type="time">
            <text:p>02:42.87</text:p>
          </table:table-cell>
          <table:table-cell table:formula="of:=SECOND([.L67])+MINUTE([.L67])*60" office:value-type="float" office:value="163" calcext:value-type="float">
            <text:p>163</text:p>
          </table:table-cell>
          <table:table-cell/>
          <table:table-cell table:formula="of:=[.C67]/[.M67]" office:value-type="float" office:value="1.48466257668712" calcext:value-type="float">
            <text:p>1.48</text:p>
          </table:table-cell>
        </table:table-row>
        <table:table-row table:style-name="ro1">
          <table:table-cell office:value-type="string" calcext:value-type="string">
            <text:p>prodcons</text:p>
          </table:table-cell>
          <table:table-cell office:value-type="time" office:time-value="PT00H03M27.841S" calcext:value-type="time">
            <text:p>03:27.84</text:p>
          </table:table-cell>
          <table:table-cell table:formula="of:=SECOND([.B68])+MINUTE([.B68])*60" office:value-type="float" office:value="208" calcext:value-type="float">
            <text:p>208</text:p>
          </table:table-cell>
          <table:table-cell/>
          <table:table-cell office:value-type="string" calcext:value-type="string">
            <text:p>prodcons</text:p>
          </table:table-cell>
          <table:table-cell office:value-type="time" office:time-value="PT00H04M23.773S" calcext:value-type="time">
            <text:p>04:23.77</text:p>
          </table:table-cell>
          <table:table-cell table:formula="of:=SECOND([.F68])+MINUTE([.F68])*60" office:value-type="float" office:value="264" calcext:value-type="float">
            <text:p>264</text:p>
          </table:table-cell>
          <table:table-cell/>
          <table:table-cell table:formula="of:=[.C68]/[.G68]" office:value-type="float" office:value="0.787878787878788" calcext:value-type="float">
            <text:p>0.79</text:p>
          </table:table-cell>
          <table:table-cell/>
          <table:table-cell office:value-type="string" calcext:value-type="string">
            <text:p>prodcons</text:p>
          </table:table-cell>
          <table:table-cell office:value-type="time" office:time-value="PT00H02M41.052S" calcext:value-type="time">
            <text:p>02:41.05</text:p>
          </table:table-cell>
          <table:table-cell table:formula="of:=SECOND([.L68])+MINUTE([.L68])*60" office:value-type="float" office:value="161" calcext:value-type="float">
            <text:p>161</text:p>
          </table:table-cell>
          <table:table-cell/>
          <table:table-cell table:formula="of:=[.C68]/[.M68]" office:value-type="float" office:value="1.29192546583851" calcext:value-type="float">
            <text:p>1.29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time" office:time-value="PT00H04M22.583S" calcext:value-type="time">
            <text:p>04:22.58</text:p>
          </table:table-cell>
          <table:table-cell table:formula="of:=SECOND([.B69])+MINUTE([.B69])*60" office:value-type="float" office:value="263" calcext:value-type="float">
            <text:p>263</text:p>
          </table:table-cell>
          <table:table-cell/>
          <table:table-cell office:value-type="string" calcext:value-type="string">
            <text:p>quickSort</text:p>
          </table:table-cell>
          <table:table-cell office:value-type="time" office:time-value="PT00H05M39.936S" calcext:value-type="time">
            <text:p>05:39.94</text:p>
          </table:table-cell>
          <table:table-cell table:formula="of:=SECOND([.F69])+MINUTE([.F69])*60" office:value-type="float" office:value="340" calcext:value-type="float">
            <text:p>340</text:p>
          </table:table-cell>
          <table:table-cell/>
          <table:table-cell table:formula="of:=[.C69]/[.G69]" office:value-type="float" office:value="0.773529411764706" calcext:value-type="float">
            <text:p>0.77</text:p>
          </table:table-cell>
          <table:table-cell/>
          <table:table-cell office:value-type="string" calcext:value-type="string">
            <text:p>quickSort</text:p>
          </table:table-cell>
          <table:table-cell office:value-type="time" office:time-value="PT00H03M09.791S" calcext:value-type="time">
            <text:p>03:09.79</text:p>
          </table:table-cell>
          <table:table-cell table:formula="of:=SECOND([.L69])+MINUTE([.L69])*60" office:value-type="float" office:value="190" calcext:value-type="float">
            <text:p>190</text:p>
          </table:table-cell>
          <table:table-cell/>
          <table:table-cell table:formula="of:=[.C69]/[.M69]" office:value-type="float" office:value="1.38421052631579" calcext:value-type="float">
            <text:p>1.38</text:p>
          </table:table-cell>
        </table:table-row>
        <table:table-row table:style-name="ro1">
          <table:table-cell office:value-type="string" calcext:value-type="string">
            <text:p>quotedKeyword</text:p>
          </table:table-cell>
          <table:table-cell office:value-type="time" office:time-value="PT00H00M21.312S" calcext:value-type="time">
            <text:p>00:21.31</text:p>
          </table:table-cell>
          <table:table-cell table:formula="of:=SECOND([.B70])+MINUTE([.B70])*60" office:value-type="float" office:value="21" calcext:value-type="float">
            <text:p>21</text:p>
          </table:table-cell>
          <table:table-cell/>
          <table:table-cell office:value-type="string" calcext:value-type="string">
            <text:p>quotedKeyword</text:p>
          </table:table-cell>
          <table:table-cell office:value-type="time" office:time-value="PT00H00M16.352S" calcext:value-type="time">
            <text:p>00:16.35</text:p>
          </table:table-cell>
          <table:table-cell table:formula="of:=SECOND([.F70])+MINUTE([.F70])*60" office:value-type="float" office:value="16" calcext:value-type="float">
            <text:p>16</text:p>
          </table:table-cell>
          <table:table-cell/>
          <table:table-cell table:formula="of:=[.C70]/[.G70]" office:value-type="float" office:value="1.3125" calcext:value-type="float">
            <text:p>1.31</text:p>
          </table:table-cell>
          <table:table-cell/>
          <table:table-cell office:value-type="string" calcext:value-type="string">
            <text:p>quotedKeyword</text:p>
          </table:table-cell>
          <table:table-cell office:value-type="time" office:time-value="PT00H00M10.525S" calcext:value-type="time">
            <text:p>00:10.53</text:p>
          </table:table-cell>
          <table:table-cell table:formula="of:=SECOND([.L70])+MINUTE([.L70])*60" office:value-type="float" office:value="11" calcext:value-type="float">
            <text:p>11</text:p>
          </table:table-cell>
          <table:table-cell/>
          <table:table-cell table:formula="of:=[.C70]/[.M70]" office:value-type="float" office:value="1.90909090909091" calcext:value-type="float">
            <text:p>1.91</text:p>
          </table:table-cell>
        </table:table-row>
        <table:table-row table:style-name="ro1">
          <table:table-cell office:value-type="string" calcext:value-type="string">
            <text:p>random</text:p>
          </table:table-cell>
          <table:table-cell office:value-type="time" office:time-value="PT00H01M14.984S" calcext:value-type="time">
            <text:p>01:14.98</text:p>
          </table:table-cell>
          <table:table-cell table:formula="of:=SECOND([.B71])+MINUTE([.B71])*60" office:value-type="float" office:value="75" calcext:value-type="float">
            <text:p>75</text:p>
          </table:table-cell>
          <table:table-cell/>
          <table:table-cell office:value-type="string" calcext:value-type="string">
            <text:p>random</text:p>
          </table:table-cell>
          <table:table-cell office:value-type="time" office:time-value="PT00H01M19.563S" calcext:value-type="time">
            <text:p>01:19.56</text:p>
          </table:table-cell>
          <table:table-cell table:formula="of:=SECOND([.F71])+MINUTE([.F71])*60" office:value-type="float" office:value="80" calcext:value-type="float">
            <text:p>80</text:p>
          </table:table-cell>
          <table:table-cell/>
          <table:table-cell table:formula="of:=[.C71]/[.G71]" office:value-type="float" office:value="0.9375" calcext:value-type="float">
            <text:p>0.94</text:p>
          </table:table-cell>
          <table:table-cell/>
          <table:table-cell office:value-type="string" calcext:value-type="string">
            <text:p>random</text:p>
          </table:table-cell>
          <table:table-cell office:value-type="time" office:time-value="PT00H00M43.032S" calcext:value-type="time">
            <text:p>00:43.03</text:p>
          </table:table-cell>
          <table:table-cell table:formula="of:=SECOND([.L71])+MINUTE([.L71])*60" office:value-type="float" office:value="43" calcext:value-type="float">
            <text:p>43</text:p>
          </table:table-cell>
          <table:table-cell/>
          <table:table-cell table:formula="of:=[.C71]/[.M71]" office:value-type="float" office:value="1.74418604651163" calcext:value-type="float">
            <text:p>1.74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time" office:time-value="PT00H05M01.684S" calcext:value-type="time">
            <text:p>05:01.68</text:p>
          </table:table-cell>
          <table:table-cell table:formula="of:=SECOND([.B72])+MINUTE([.B72])*60" office:value-type="float" office:value="302" calcext:value-type="float">
            <text:p>302</text:p>
          </table:table-cell>
          <table:table-cell/>
          <table:table-cell office:value-type="string" calcext:value-type="string">
            <text:p>rational</text:p>
          </table:table-cell>
          <table:table-cell office:value-type="time" office:time-value="PT00H04M04.654S" calcext:value-type="time">
            <text:p>04:04.65</text:p>
          </table:table-cell>
          <table:table-cell table:formula="of:=SECOND([.F72])+MINUTE([.F72])*60" office:value-type="float" office:value="245" calcext:value-type="float">
            <text:p>245</text:p>
          </table:table-cell>
          <table:table-cell/>
          <table:table-cell table:formula="of:=[.C72]/[.G72]" office:value-type="float" office:value="1.23265306122449" calcext:value-type="float">
            <text:p>1.23</text:p>
          </table:table-cell>
          <table:table-cell/>
          <table:table-cell office:value-type="string" calcext:value-type="string">
            <text:p>rational</text:p>
          </table:table-cell>
          <table:table-cell office:value-type="time" office:time-value="PT00H02M22.353S" calcext:value-type="time">
            <text:p>02:22.35</text:p>
          </table:table-cell>
          <table:table-cell table:formula="of:=SECOND([.L72])+MINUTE([.L72])*60" office:value-type="float" office:value="142" calcext:value-type="float">
            <text:p>142</text:p>
          </table:table-cell>
          <table:table-cell/>
          <table:table-cell table:formula="of:=[.C72]/[.M72]" office:value-type="float" office:value="2.12676056338028" calcext:value-type="float">
            <text:p>2.13</text:p>
          </table:table-cell>
        </table:table-row>
        <table:table-row table:style-name="ro1">
          <table:table-cell office:value-type="string" calcext:value-type="string">
            <text:p>recurse</text:p>
          </table:table-cell>
          <table:table-cell office:value-type="time" office:time-value="PT00H04M06.797S" calcext:value-type="time">
            <text:p>04:06.80</text:p>
          </table:table-cell>
          <table:table-cell table:formula="of:=SECOND([.B73])+MINUTE([.B73])*60" office:value-type="float" office:value="247" calcext:value-type="float">
            <text:p>247</text:p>
          </table:table-cell>
          <table:table-cell/>
          <table:table-cell office:value-type="string" calcext:value-type="string">
            <text:p>recurse</text:p>
          </table:table-cell>
          <table:table-cell office:value-type="time" office:time-value="PT00H05M16.997S" calcext:value-type="time">
            <text:p>05:17.00</text:p>
          </table:table-cell>
          <table:table-cell table:formula="of:=SECOND([.F73])+MINUTE([.F73])*60" office:value-type="float" office:value="317" calcext:value-type="float">
            <text:p>317</text:p>
          </table:table-cell>
          <table:table-cell/>
          <table:table-cell table:formula="of:=[.C73]/[.G73]" office:value-type="float" office:value="0.779179810725552" calcext:value-type="float">
            <text:p>0.78</text:p>
          </table:table-cell>
          <table:table-cell/>
          <table:table-cell office:value-type="string" calcext:value-type="string">
            <text:p>recurse</text:p>
          </table:table-cell>
          <table:table-cell office:value-type="time" office:time-value="PT00H03M09.593S" calcext:value-type="time">
            <text:p>03:09.59</text:p>
          </table:table-cell>
          <table:table-cell table:formula="of:=SECOND([.L73])+MINUTE([.L73])*60" office:value-type="float" office:value="190" calcext:value-type="float">
            <text:p>190</text:p>
          </table:table-cell>
          <table:table-cell/>
          <table:table-cell table:formula="of:=[.C73]/[.M73]" office:value-type="float" office:value="1.3" calcext:value-type="float">
            <text:p>1.30</text:p>
          </table:table-cell>
        </table:table-row>
        <table:table-row table:style-name="ro1">
          <table:table-cell office:value-type="string" calcext:value-type="string">
            <text:p>references</text:p>
          </table:table-cell>
          <table:table-cell office:value-type="time" office:time-value="PT00H00M08.553S" calcext:value-type="time">
            <text:p>00:08.55</text:p>
          </table:table-cell>
          <table:table-cell table:formula="of:=SECOND([.B74])+MINUTE([.B74])*60" office:value-type="float" office:value="9" calcext:value-type="float">
            <text:p>9</text:p>
          </table:table-cell>
          <table:table-cell/>
          <table:table-cell office:value-type="string" calcext:value-type="string">
            <text:p>references</text:p>
          </table:table-cell>
          <table:table-cell office:value-type="time" office:time-value="PT00H03M13.142S" calcext:value-type="time">
            <text:p>03:13.14</text:p>
          </table:table-cell>
          <table:table-cell table:formula="of:=SECOND([.F74])+MINUTE([.F74])*60" office:value-type="float" office:value="193" calcext:value-type="float">
            <text:p>193</text:p>
          </table:table-cell>
          <table:table-cell/>
          <table:table-cell table:formula="of:=[.C74]/[.G74]" office:value-type="float" office:value="0.0466321243523316" calcext:value-type="float">
            <text:p>0.05</text:p>
          </table:table-cell>
          <table:table-cell/>
          <table:table-cell office:value-type="string" calcext:value-type="string">
            <text:p>references</text:p>
          </table:table-cell>
          <table:table-cell office:value-type="time" office:time-value="PT00H02M09.901S" calcext:value-type="time">
            <text:p>02:09.90</text:p>
          </table:table-cell>
          <table:table-cell table:formula="of:=SECOND([.L74])+MINUTE([.L74])*60" office:value-type="float" office:value="130" calcext:value-type="float">
            <text:p>130</text:p>
          </table:table-cell>
          <table:table-cell/>
          <table:table-cell table:formula="of:=[.C74]/[.M74]" office:value-type="float" office:value="0.0692307692307692" calcext:value-type="float">
            <text:p>0.07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time" office:time-value="PT00H00M13.718S" calcext:value-type="time">
            <text:p>00:13.72</text:p>
          </table:table-cell>
          <table:table-cell table:formula="of:=SECOND([.B75])+MINUTE([.B75])*60" office:value-type="float" office:value="14" calcext:value-type="float">
            <text:p>14</text:p>
          </table:table-cell>
          <table:table-cell/>
          <table:table-cell office:value-type="string" calcext:value-type="string">
            <text:p>result</text:p>
          </table:table-cell>
          <table:table-cell office:value-type="time" office:time-value="PT00H00M19.809S" calcext:value-type="time">
            <text:p>00:19.81</text:p>
          </table:table-cell>
          <table:table-cell table:formula="of:=SECOND([.F75])+MINUTE([.F75])*60" office:value-type="float" office:value="20" calcext:value-type="float">
            <text:p>20</text:p>
          </table:table-cell>
          <table:table-cell/>
          <table:table-cell table:formula="of:=[.C75]/[.G75]" office:value-type="float" office:value="0.7" calcext:value-type="float">
            <text:p>0.70</text:p>
          </table:table-cell>
          <table:table-cell/>
          <table:table-cell office:value-type="string" calcext:value-type="string">
            <text:p>result</text:p>
          </table:table-cell>
          <table:table-cell office:value-type="time" office:time-value="PT00H00M10.908S" calcext:value-type="time">
            <text:p>00:10.91</text:p>
          </table:table-cell>
          <table:table-cell table:formula="of:=SECOND([.L75])+MINUTE([.L75])*60" office:value-type="float" office:value="11" calcext:value-type="float">
            <text:p>11</text:p>
          </table:table-cell>
          <table:table-cell/>
          <table:table-cell table:formula="of:=[.C75]/[.M75]" office:value-type="float" office:value="1.27272727272727" calcext:value-type="float">
            <text:p>1.27</text:p>
          </table:table-cell>
        </table:table-row>
        <table:table-row table:style-name="ro1">
          <table:table-cell office:value-type="string" calcext:value-type="string">
            <text:p>runningTotal</text:p>
          </table:table-cell>
          <table:table-cell office:value-type="time" office:time-value="PT00H02M15.627S" calcext:value-type="time">
            <text:p>02:15.63</text:p>
          </table:table-cell>
          <table:table-cell table:formula="of:=SECOND([.B76])+MINUTE([.B76])*60" office:value-type="float" office:value="136" calcext:value-type="float">
            <text:p>136</text:p>
          </table:table-cell>
          <table:table-cell/>
          <table:table-cell office:value-type="string" calcext:value-type="string">
            <text:p>runningTotal</text:p>
          </table:table-cell>
          <table:table-cell office:value-type="time" office:time-value="PT00H02M41.67S" calcext:value-type="time">
            <text:p>02:41.67</text:p>
          </table:table-cell>
          <table:table-cell table:formula="of:=SECOND([.F76])+MINUTE([.F76])*60" office:value-type="float" office:value="162" calcext:value-type="float">
            <text:p>162</text:p>
          </table:table-cell>
          <table:table-cell/>
          <table:table-cell table:formula="of:=[.C76]/[.G76]" office:value-type="float" office:value="0.839506172839506" calcext:value-type="float">
            <text:p>0.84</text:p>
          </table:table-cell>
          <table:table-cell/>
          <table:table-cell office:value-type="string" calcext:value-type="string">
            <text:p>runningTotal</text:p>
          </table:table-cell>
          <table:table-cell office:value-type="time" office:time-value="PT00H01M34.965S" calcext:value-type="time">
            <text:p>01:34.97</text:p>
          </table:table-cell>
          <table:table-cell table:formula="of:=SECOND([.L76])+MINUTE([.L76])*60" office:value-type="float" office:value="95" calcext:value-type="float">
            <text:p>95</text:p>
          </table:table-cell>
          <table:table-cell/>
          <table:table-cell table:formula="of:=[.C76]/[.M76]" office:value-type="float" office:value="1.43157894736842" calcext:value-type="float">
            <text:p>1.43</text:p>
          </table:table-cell>
        </table:table-row>
        <table:table-row table:style-name="ro1">
          <table:table-cell office:value-type="string" calcext:value-type="string">
            <text:p>shortCircuit</text:p>
          </table:table-cell>
          <table:table-cell office:value-type="time" office:time-value="PT00H00M14.278S" calcext:value-type="time">
            <text:p>00:14.28</text:p>
          </table:table-cell>
          <table:table-cell table:formula="of:=SECOND([.B77])+MINUTE([.B77])*60" office:value-type="float" office:value="14" calcext:value-type="float">
            <text:p>14</text:p>
          </table:table-cell>
          <table:table-cell/>
          <table:table-cell office:value-type="string" calcext:value-type="string">
            <text:p>shortCircuit</text:p>
          </table:table-cell>
          <table:table-cell office:value-type="time" office:time-value="PT00H00M25.799S" calcext:value-type="time">
            <text:p>00:25.80</text:p>
          </table:table-cell>
          <table:table-cell table:formula="of:=SECOND([.F77])+MINUTE([.F77])*60" office:value-type="float" office:value="26" calcext:value-type="float">
            <text:p>26</text:p>
          </table:table-cell>
          <table:table-cell/>
          <table:table-cell table:formula="of:=[.C77]/[.G77]" office:value-type="float" office:value="0.538461538461538" calcext:value-type="float">
            <text:p>0.54</text:p>
          </table:table-cell>
          <table:table-cell/>
          <table:table-cell office:value-type="string" calcext:value-type="string">
            <text:p>shortCircuit</text:p>
          </table:table-cell>
          <table:table-cell office:value-type="time" office:time-value="PT00H00M15.837S" calcext:value-type="time">
            <text:p>00:15.84</text:p>
          </table:table-cell>
          <table:table-cell table:formula="of:=SECOND([.L77])+MINUTE([.L77])*60" office:value-type="float" office:value="16" calcext:value-type="float">
            <text:p>16</text:p>
          </table:table-cell>
          <table:table-cell/>
          <table:table-cell table:formula="of:=[.C77]/[.M77]" office:value-type="float" office:value="0.875" calcext:value-type="float">
            <text:p>0.88</text:p>
          </table:table-cell>
        </table:table-row>
        <table:table-row table:style-name="ro1">
          <table:table-cell office:value-type="string" calcext:value-type="string">
            <text:p>simpleGenericTriple</text:p>
          </table:table-cell>
          <table:table-cell office:value-type="time" office:time-value="PT00H00M08.911S" calcext:value-type="time">
            <text:p>00:08.91</text:p>
          </table:table-cell>
          <table:table-cell table:formula="of:=SECOND([.B78])+MINUTE([.B78])*60" office:value-type="float" office:value="9" calcext:value-type="float">
            <text:p>9</text:p>
          </table:table-cell>
          <table:table-cell/>
          <table:table-cell office:value-type="string" calcext:value-type="string">
            <text:p>simpleGenericTriple</text:p>
          </table:table-cell>
          <table:table-cell office:value-type="time" office:time-value="PT00H00M11.502S" calcext:value-type="time">
            <text:p>00:11.50</text:p>
          </table:table-cell>
          <table:table-cell table:formula="of:=SECOND([.F78])+MINUTE([.F78])*60" office:value-type="float" office:value="12" calcext:value-type="float">
            <text:p>12</text:p>
          </table:table-cell>
          <table:table-cell/>
          <table:table-cell table:formula="of:=[.C78]/[.G78]" office:value-type="float" office:value="0.75" calcext:value-type="float">
            <text:p>0.75</text:p>
          </table:table-cell>
          <table:table-cell/>
          <table:table-cell office:value-type="string" calcext:value-type="string">
            <text:p>simpleGenericTriple</text:p>
          </table:table-cell>
          <table:table-cell office:value-type="time" office:time-value="PT00H00M06.758S" calcext:value-type="time">
            <text:p>00:06.76</text:p>
          </table:table-cell>
          <table:table-cell table:formula="of:=SECOND([.L78])+MINUTE([.L78])*60" office:value-type="float" office:value="7" calcext:value-type="float">
            <text:p>7</text:p>
          </table:table-cell>
          <table:table-cell/>
          <table:table-cell table:formula="of:=[.C78]/[.M78]" office:value-type="float" office:value="1.28571428571429" calcext:value-type="float">
            <text:p>1.29</text:p>
          </table:table-cell>
        </table:table-row>
        <table:table-row table:style-name="ro1">
          <table:table-cell office:value-type="string" calcext:value-type="string">
            <text:p>statement</text:p>
          </table:table-cell>
          <table:table-cell office:value-type="time" office:time-value="PT00H05M07.448S" calcext:value-type="time">
            <text:p>05:07.45</text:p>
          </table:table-cell>
          <table:table-cell table:formula="of:=SECOND([.B79])+MINUTE([.B79])*60" office:value-type="float" office:value="307" calcext:value-type="float">
            <text:p>307</text:p>
          </table:table-cell>
          <table:table-cell/>
          <table:table-cell office:value-type="string" calcext:value-type="string">
            <text:p>statement</text:p>
          </table:table-cell>
          <table:table-cell office:value-type="time" office:time-value="PT00H06M23.308S" calcext:value-type="time">
            <text:p>06:23.31</text:p>
          </table:table-cell>
          <table:table-cell table:formula="of:=SECOND([.F79])+MINUTE([.F79])*60" office:value-type="float" office:value="383" calcext:value-type="float">
            <text:p>383</text:p>
          </table:table-cell>
          <table:table-cell/>
          <table:table-cell table:formula="of:=[.C79]/[.G79]" office:value-type="float" office:value="0.801566579634465" calcext:value-type="float">
            <text:p>0.80</text:p>
          </table:table-cell>
          <table:table-cell/>
          <table:table-cell office:value-type="string" calcext:value-type="string">
            <text:p>statement</text:p>
          </table:table-cell>
          <table:table-cell office:value-type="time" office:time-value="PT00H03M41.633S" calcext:value-type="time">
            <text:p>03:41.63</text:p>
          </table:table-cell>
          <table:table-cell table:formula="of:=SECOND([.L79])+MINUTE([.L79])*60" office:value-type="float" office:value="222" calcext:value-type="float">
            <text:p>222</text:p>
          </table:table-cell>
          <table:table-cell/>
          <table:table-cell table:formula="of:=[.C79]/[.M79]" office:value-type="float" office:value="1.38288288288288" calcext:value-type="float">
            <text:p>1.38</text:p>
          </table:table-cell>
        </table:table-row>
        <table:table-row table:style-name="ro1">
          <table:table-cell office:value-type="string" calcext:value-type="string">
            <text:p>stdincludes</text:p>
          </table:table-cell>
          <table:table-cell office:value-type="time" office:time-value="PT00H04M35.331S" calcext:value-type="time">
            <text:p>04:35.33</text:p>
          </table:table-cell>
          <table:table-cell table:formula="of:=SECOND([.B80])+MINUTE([.B80])*60" office:value-type="float" office:value="275" calcext:value-type="float">
            <text:p>275</text:p>
          </table:table-cell>
          <table:table-cell/>
          <table:table-cell office:value-type="string" calcext:value-type="string">
            <text:p>stdincludes</text:p>
          </table:table-cell>
          <table:table-cell office:value-type="time" office:time-value="PT00H05M18.366S" calcext:value-type="time">
            <text:p>05:18.37</text:p>
          </table:table-cell>
          <table:table-cell table:formula="of:=SECOND([.F80])+MINUTE([.F80])*60" office:value-type="float" office:value="318" calcext:value-type="float">
            <text:p>318</text:p>
          </table:table-cell>
          <table:table-cell/>
          <table:table-cell table:formula="of:=[.C80]/[.G80]" office:value-type="float" office:value="0.864779874213837" calcext:value-type="float">
            <text:p>0.86</text:p>
          </table:table-cell>
          <table:table-cell/>
          <table:table-cell office:value-type="string" calcext:value-type="string">
            <text:p>stdincludes</text:p>
          </table:table-cell>
          <table:table-cell office:value-type="time" office:time-value="PT00H02M55.656S" calcext:value-type="time">
            <text:p>02:55.66</text:p>
          </table:table-cell>
          <table:table-cell table:formula="of:=SECOND([.L80])+MINUTE([.L80])*60" office:value-type="float" office:value="176" calcext:value-type="float">
            <text:p>176</text:p>
          </table:table-cell>
          <table:table-cell/>
          <table:table-cell table:formula="of:=[.C80]/[.M80]" office:value-type="float" office:value="1.5625" calcext:value-type="float">
            <text:p>1.5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time" office:time-value="PT00H04M19.355S" calcext:value-type="time">
            <text:p>04:19.36</text:p>
          </table:table-cell>
          <table:table-cell table:formula="of:=SECOND([.B81])+MINUTE([.B81])*60" office:value-type="float" office:value="259" calcext:value-type="float">
            <text:p>259</text:p>
          </table:table-cell>
          <table:table-cell/>
          <table:table-cell office:value-type="string" calcext:value-type="string">
            <text:p>sum</text:p>
          </table:table-cell>
          <table:table-cell office:value-type="time" office:time-value="PT00H04M41.321S" calcext:value-type="time">
            <text:p>04:41.32</text:p>
          </table:table-cell>
          <table:table-cell table:formula="of:=SECOND([.F81])+MINUTE([.F81])*60" office:value-type="float" office:value="281" calcext:value-type="float">
            <text:p>281</text:p>
          </table:table-cell>
          <table:table-cell/>
          <table:table-cell table:formula="of:=[.C81]/[.G81]" office:value-type="float" office:value="0.921708185053381" calcext:value-type="float">
            <text:p>0.92</text:p>
          </table:table-cell>
          <table:table-cell/>
          <table:table-cell office:value-type="string" calcext:value-type="string">
            <text:p>sum</text:p>
          </table:table-cell>
          <table:table-cell office:value-type="time" office:time-value="PT00H03M07.606S" calcext:value-type="time">
            <text:p>03:07.61</text:p>
          </table:table-cell>
          <table:table-cell table:formula="of:=SECOND([.L81])+MINUTE([.L81])*60" office:value-type="float" office:value="188" calcext:value-type="float">
            <text:p>188</text:p>
          </table:table-cell>
          <table:table-cell/>
          <table:table-cell table:formula="of:=[.C81]/[.M81]" office:value-type="float" office:value="1.37765957446809" calcext:value-type="float">
            <text:p>1.3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time" office:time-value="PT00H02M52.388S" calcext:value-type="time">
            <text:p>02:52.39</text:p>
          </table:table-cell>
          <table:table-cell table:formula="of:=SECOND([.B82])+MINUTE([.B82])*60" office:value-type="float" office:value="172" calcext:value-type="float">
            <text:p>172</text:p>
          </table:table-cell>
          <table:table-cell/>
          <table:table-cell office:value-type="string" calcext:value-type="string">
            <text:p>swap</text:p>
          </table:table-cell>
          <table:table-cell office:value-type="time" office:time-value="PT00H05M12.602S" calcext:value-type="time">
            <text:p>05:12.60</text:p>
          </table:table-cell>
          <table:table-cell table:formula="of:=SECOND([.F82])+MINUTE([.F82])*60" office:value-type="float" office:value="313" calcext:value-type="float">
            <text:p>313</text:p>
          </table:table-cell>
          <table:table-cell/>
          <table:table-cell table:formula="of:=[.C82]/[.G82]" office:value-type="float" office:value="0.549520766773163" calcext:value-type="float">
            <text:p>0.55</text:p>
          </table:table-cell>
          <table:table-cell/>
          <table:table-cell office:value-type="string" calcext:value-type="string">
            <text:p>swap</text:p>
          </table:table-cell>
          <table:table-cell office:value-type="time" office:time-value="PT00H03M45.944S" calcext:value-type="time">
            <text:p>03:45.94</text:p>
          </table:table-cell>
          <table:table-cell table:formula="of:=SECOND([.L82])+MINUTE([.L82])*60" office:value-type="float" office:value="226" calcext:value-type="float">
            <text:p>226</text:p>
          </table:table-cell>
          <table:table-cell/>
          <table:table-cell table:formula="of:=[.C82]/[.M82]" office:value-type="float" office:value="0.761061946902655" calcext:value-type="float">
            <text:p>0.76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time" office:time-value="PT00H00M07.426S" calcext:value-type="time">
            <text:p>00:07.43</text:p>
          </table:table-cell>
          <table:table-cell table:formula="of:=SECOND([.B83])+MINUTE([.B83])*60" office:value-type="float" office:value="7" calcext:value-type="float">
            <text:p>7</text:p>
          </table:table-cell>
          <table:table-cell/>
          <table:table-cell office:value-type="string" calcext:value-type="string">
            <text:p>switch</text:p>
          </table:table-cell>
          <table:table-cell office:value-type="time" office:time-value="PT00H00M07.692S" calcext:value-type="time">
            <text:p>00:07.69</text:p>
          </table:table-cell>
          <table:table-cell table:formula="of:=SECOND([.F83])+MINUTE([.F83])*60" office:value-type="float" office:value="8" calcext:value-type="float">
            <text:p>8</text:p>
          </table:table-cell>
          <table:table-cell/>
          <table:table-cell table:formula="of:=[.C83]/[.G83]" office:value-type="float" office:value="0.875" calcext:value-type="float">
            <text:p>0.88</text:p>
          </table:table-cell>
          <table:table-cell/>
          <table:table-cell office:value-type="string" calcext:value-type="string">
            <text:p>switch</text:p>
          </table:table-cell>
          <table:table-cell office:value-type="time" office:time-value="PT00H00M05.61S" calcext:value-type="time">
            <text:p>00:05.61</text:p>
          </table:table-cell>
          <table:table-cell table:formula="of:=SECOND([.L83])+MINUTE([.L83])*60" office:value-type="float" office:value="6" calcext:value-type="float">
            <text:p>6</text:p>
          </table:table-cell>
          <table:table-cell/>
          <table:table-cell table:formula="of:=[.C83]/[.M83]" office:value-type="float" office:value="1.16666666666667" calcext:value-type="float">
            <text:p>1.17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time" office:time-value="PT00H00M11.728S" calcext:value-type="time">
            <text:p>00:11.73</text:p>
          </table:table-cell>
          <table:table-cell table:formula="of:=SECOND([.B84])+MINUTE([.B84])*60" office:value-type="float" office:value="12" calcext:value-type="float">
            <text:p>12</text:p>
          </table:table-cell>
          <table:table-cell/>
          <table:table-cell office:value-type="string" calcext:value-type="string">
            <text:p>sync</text:p>
          </table:table-cell>
          <table:table-cell office:value-type="time" office:time-value="PT00H00M22.352S" calcext:value-type="time">
            <text:p>00:22.35</text:p>
          </table:table-cell>
          <table:table-cell table:formula="of:=SECOND([.F84])+MINUTE([.F84])*60" office:value-type="float" office:value="22" calcext:value-type="float">
            <text:p>22</text:p>
          </table:table-cell>
          <table:table-cell/>
          <table:table-cell table:formula="of:=[.C84]/[.G84]" office:value-type="float" office:value="0.545454545454545" calcext:value-type="float">
            <text:p>0.55</text:p>
          </table:table-cell>
          <table:table-cell/>
          <table:table-cell office:value-type="string" calcext:value-type="string">
            <text:p>sync</text:p>
          </table:table-cell>
          <table:table-cell office:value-type="time" office:time-value="PT00H00M08.435S" calcext:value-type="time">
            <text:p>00:08.44</text:p>
          </table:table-cell>
          <table:table-cell table:formula="of:=SECOND([.L84])+MINUTE([.L84])*60" office:value-type="float" office:value="8" calcext:value-type="float">
            <text:p>8</text:p>
          </table:table-cell>
          <table:table-cell/>
          <table:table-cell table:formula="of:=[.C84]/[.M84]" office:value-type="float" office:value="1.5" calcext:value-type="float">
            <text:p>1.50</text:p>
          </table:table-cell>
        </table:table-row>
        <table:table-row table:style-name="ro1">
          <table:table-cell office:value-type="string" calcext:value-type="string">
            <text:p>thread</text:p>
          </table:table-cell>
          <table:table-cell office:value-type="time" office:time-value="PT00H04M37.996S" calcext:value-type="time">
            <text:p>04:38.00</text:p>
          </table:table-cell>
          <table:table-cell table:formula="of:=SECOND([.B85])+MINUTE([.B85])*60" office:value-type="float" office:value="278" calcext:value-type="float">
            <text:p>278</text:p>
          </table:table-cell>
          <table:table-cell/>
          <table:table-cell office:value-type="string" calcext:value-type="string">
            <text:p>thread</text:p>
          </table:table-cell>
          <table:table-cell office:value-type="time" office:time-value="PT00H05M08.532S" calcext:value-type="time">
            <text:p>05:08.53</text:p>
          </table:table-cell>
          <table:table-cell table:formula="of:=SECOND([.F85])+MINUTE([.F85])*60" office:value-type="float" office:value="309" calcext:value-type="float">
            <text:p>309</text:p>
          </table:table-cell>
          <table:table-cell/>
          <table:table-cell table:formula="of:=[.C85]/[.G85]" office:value-type="float" office:value="0.899676375404531" calcext:value-type="float">
            <text:p>0.90</text:p>
          </table:table-cell>
          <table:table-cell/>
          <table:table-cell office:value-type="string" calcext:value-type="string">
            <text:p>thread</text:p>
          </table:table-cell>
          <table:table-cell office:value-type="time" office:time-value="PT00H02M49.27S" calcext:value-type="time">
            <text:p>02:49.27</text:p>
          </table:table-cell>
          <table:table-cell table:formula="of:=SECOND([.L85])+MINUTE([.L85])*60" office:value-type="float" office:value="169" calcext:value-type="float">
            <text:p>169</text:p>
          </table:table-cell>
          <table:table-cell/>
          <table:table-cell table:formula="of:=[.C85]/[.M85]" office:value-type="float" office:value="1.64497041420118" calcext:value-type="float">
            <text:p>1.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time" office:time-value="PT00H01M24.682S" calcext:value-type="time">
            <text:p>01:24.68</text:p>
          </table:table-cell>
          <table:table-cell table:formula="of:=SECOND([.B86])+MINUTE([.B86])*60" office:value-type="float" office:value="85" calcext:value-type="float">
            <text:p>85</text:p>
          </table:table-cell>
          <table:table-cell/>
          <table:table-cell office:value-type="string" calcext:value-type="string">
            <text:p>time</text:p>
          </table:table-cell>
          <table:table-cell office:value-type="time" office:time-value="PT00H02M00.865S" calcext:value-type="time">
            <text:p>02:00.87</text:p>
          </table:table-cell>
          <table:table-cell table:formula="of:=SECOND([.F86])+MINUTE([.F86])*60" office:value-type="float" office:value="121" calcext:value-type="float">
            <text:p>121</text:p>
          </table:table-cell>
          <table:table-cell/>
          <table:table-cell table:formula="of:=[.C86]/[.G86]" office:value-type="float" office:value="0.702479338842975" calcext:value-type="float">
            <text:p>0.70</text:p>
          </table:table-cell>
          <table:table-cell/>
          <table:table-cell office:value-type="string" calcext:value-type="string">
            <text:p>time</text:p>
          </table:table-cell>
          <table:table-cell office:value-type="time" office:time-value="PT00H01M23.976S" calcext:value-type="time">
            <text:p>01:23.98</text:p>
          </table:table-cell>
          <table:table-cell table:formula="of:=SECOND([.L86])+MINUTE([.L86])*60" office:value-type="float" office:value="84" calcext:value-type="float">
            <text:p>84</text:p>
          </table:table-cell>
          <table:table-cell/>
          <table:table-cell table:formula="of:=[.C86]/[.M86]" office:value-type="float" office:value="1.01190476190476" calcext:value-type="float">
            <text:p>1.01</text:p>
          </table:table-cell>
        </table:table-row>
        <table:table-row table:style-name="ro1">
          <table:table-cell office:value-type="string" calcext:value-type="string">
            <text:p>tupleAssign</text:p>
          </table:table-cell>
          <table:table-cell office:value-type="time" office:time-value="PT00H01M41.817S" calcext:value-type="time">
            <text:p>01:41.82</text:p>
          </table:table-cell>
          <table:table-cell table:formula="of:=SECOND([.B87])+MINUTE([.B87])*60" office:value-type="float" office:value="102" calcext:value-type="float">
            <text:p>102</text:p>
          </table:table-cell>
          <table:table-cell/>
          <table:table-cell office:value-type="string" calcext:value-type="string">
            <text:p>tupleAssign</text:p>
          </table:table-cell>
          <table:table-cell office:value-type="time" office:time-value="PT00H02M43.78S" calcext:value-type="time">
            <text:p>02:43.78</text:p>
          </table:table-cell>
          <table:table-cell table:formula="of:=SECOND([.F87])+MINUTE([.F87])*60" office:value-type="float" office:value="164" calcext:value-type="float">
            <text:p>164</text:p>
          </table:table-cell>
          <table:table-cell/>
          <table:table-cell table:formula="of:=[.C87]/[.G87]" office:value-type="float" office:value="0.621951219512195" calcext:value-type="float">
            <text:p>0.62</text:p>
          </table:table-cell>
          <table:table-cell/>
          <table:table-cell office:value-type="string" calcext:value-type="string">
            <text:p>tupleAssign</text:p>
          </table:table-cell>
          <table:table-cell office:value-type="time" office:time-value="PT00H02M14.611S" calcext:value-type="time">
            <text:p>02:14.61</text:p>
          </table:table-cell>
          <table:table-cell table:formula="of:=SECOND([.L87])+MINUTE([.L87])*60" office:value-type="float" office:value="135" calcext:value-type="float">
            <text:p>135</text:p>
          </table:table-cell>
          <table:table-cell/>
          <table:table-cell table:formula="of:=[.C87]/[.M87]" office:value-type="float" office:value="0.755555555555556" calcext:value-type="float">
            <text:p>0.76</text:p>
          </table:table-cell>
        </table:table-row>
        <table:table-row table:style-name="ro1">
          <table:table-cell office:value-type="string" calcext:value-type="string">
            <text:p>tupleCast</text:p>
          </table:table-cell>
          <table:table-cell office:value-type="time" office:time-value="PT00H00M07.262S" calcext:value-type="time">
            <text:p>00:07.26</text:p>
          </table:table-cell>
          <table:table-cell table:formula="of:=SECOND([.B88])+MINUTE([.B88])*60" office:value-type="float" office:value="7" calcext:value-type="float">
            <text:p>7</text:p>
          </table:table-cell>
          <table:table-cell/>
          <table:table-cell office:value-type="string" calcext:value-type="string">
            <text:p>tupleCast</text:p>
          </table:table-cell>
          <table:table-cell office:value-type="time" office:time-value="PT00H00M07.509S" calcext:value-type="time">
            <text:p>00:07.51</text:p>
          </table:table-cell>
          <table:table-cell table:formula="of:=SECOND([.F88])+MINUTE([.F88])*60" office:value-type="float" office:value="8" calcext:value-type="float">
            <text:p>8</text:p>
          </table:table-cell>
          <table:table-cell/>
          <table:table-cell table:formula="of:=[.C88]/[.G88]" office:value-type="float" office:value="0.875" calcext:value-type="float">
            <text:p>0.88</text:p>
          </table:table-cell>
          <table:table-cell/>
          <table:table-cell office:value-type="string" calcext:value-type="string">
            <text:p>tupleCast</text:p>
          </table:table-cell>
          <table:table-cell office:value-type="time" office:time-value="PT00H00M05.464S" calcext:value-type="time">
            <text:p>00:05.46</text:p>
          </table:table-cell>
          <table:table-cell table:formula="of:=SECOND([.L88])+MINUTE([.L88])*60" office:value-type="float" office:value="5" calcext:value-type="float">
            <text:p>5</text:p>
          </table:table-cell>
          <table:table-cell/>
          <table:table-cell table:formula="of:=[.C88]/[.M88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tupleFunction</text:p>
          </table:table-cell>
          <table:table-cell office:value-type="time" office:time-value="PT00H00M09.137S" calcext:value-type="time">
            <text:p>00:09.14</text:p>
          </table:table-cell>
          <table:table-cell table:formula="of:=SECOND([.B89])+MINUTE([.B89])*60" office:value-type="float" office:value="9" calcext:value-type="float">
            <text:p>9</text:p>
          </table:table-cell>
          <table:table-cell/>
          <table:table-cell office:value-type="string" calcext:value-type="string">
            <text:p>tupleFunction</text:p>
          </table:table-cell>
          <table:table-cell office:value-type="time" office:time-value="PT00H00M09.072S" calcext:value-type="time">
            <text:p>00:09.07</text:p>
          </table:table-cell>
          <table:table-cell table:formula="of:=SECOND([.F89])+MINUTE([.F89])*60" office:value-type="float" office:value="9" calcext:value-type="float">
            <text:p>9</text:p>
          </table:table-cell>
          <table:table-cell/>
          <table:table-cell table:formula="of:=[.C89]/[.G89]" office:value-type="float" office:value="1" calcext:value-type="float">
            <text:p>1.00</text:p>
          </table:table-cell>
          <table:table-cell/>
          <table:table-cell office:value-type="string" calcext:value-type="string">
            <text:p>tupleFunction</text:p>
          </table:table-cell>
          <table:table-cell office:value-type="time" office:time-value="PT00H00M06.49S" calcext:value-type="time">
            <text:p>00:06.49</text:p>
          </table:table-cell>
          <table:table-cell table:formula="of:=SECOND([.L89])+MINUTE([.L89])*60" office:value-type="float" office:value="6" calcext:value-type="float">
            <text:p>6</text:p>
          </table:table-cell>
          <table:table-cell/>
          <table:table-cell table:formula="of:=[.C89]/[.M89]" office:value-type="float" office:value="1.5" calcext:value-type="float">
            <text:p>1.50</text:p>
          </table:table-cell>
        </table:table-row>
        <table:table-row table:style-name="ro1">
          <table:table-cell office:value-type="string" calcext:value-type="string">
            <text:p>tupleMember</text:p>
          </table:table-cell>
          <table:table-cell office:value-type="time" office:time-value="PT00H00M08.398S" calcext:value-type="time">
            <text:p>00:08.40</text:p>
          </table:table-cell>
          <table:table-cell table:formula="of:=SECOND([.B90])+MINUTE([.B90])*60" office:value-type="float" office:value="8" calcext:value-type="float">
            <text:p>8</text:p>
          </table:table-cell>
          <table:table-cell/>
          <table:table-cell office:value-type="string" calcext:value-type="string">
            <text:p>tupleMember</text:p>
          </table:table-cell>
          <table:table-cell office:value-type="time" office:time-value="PT00H00M09.263S" calcext:value-type="time">
            <text:p>00:09.26</text:p>
          </table:table-cell>
          <table:table-cell table:formula="of:=SECOND([.F90])+MINUTE([.F90])*60" office:value-type="float" office:value="9" calcext:value-type="float">
            <text:p>9</text:p>
          </table:table-cell>
          <table:table-cell/>
          <table:table-cell table:formula="of:=[.C90]/[.G90]" office:value-type="float" office:value="0.888888888888889" calcext:value-type="float">
            <text:p>0.89</text:p>
          </table:table-cell>
          <table:table-cell/>
          <table:table-cell office:value-type="string" calcext:value-type="string">
            <text:p>tupleMember</text:p>
          </table:table-cell>
          <table:table-cell office:value-type="time" office:time-value="PT00H00M06.195S" calcext:value-type="time">
            <text:p>00:06.20</text:p>
          </table:table-cell>
          <table:table-cell table:formula="of:=SECOND([.L90])+MINUTE([.L90])*60" office:value-type="float" office:value="6" calcext:value-type="float">
            <text:p>6</text:p>
          </table:table-cell>
          <table:table-cell/>
          <table:table-cell table:formula="of:=[.C90]/[.M90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tuplePolymorphism</text:p>
          </table:table-cell>
          <table:table-cell office:value-type="time" office:time-value="PT00H00M09.841S" calcext:value-type="time">
            <text:p>00:09.84</text:p>
          </table:table-cell>
          <table:table-cell table:formula="of:=SECOND([.B91])+MINUTE([.B91])*60" office:value-type="float" office:value="10" calcext:value-type="float">
            <text:p>10</text:p>
          </table:table-cell>
          <table:table-cell/>
          <table:table-cell office:value-type="string" calcext:value-type="string">
            <text:p>tuplePolymorphism</text:p>
          </table:table-cell>
          <table:table-cell office:value-type="time" office:time-value="PT00H00M11.14S" calcext:value-type="time">
            <text:p>00:11.14</text:p>
          </table:table-cell>
          <table:table-cell table:formula="of:=SECOND([.F91])+MINUTE([.F91])*60" office:value-type="float" office:value="11" calcext:value-type="float">
            <text:p>11</text:p>
          </table:table-cell>
          <table:table-cell/>
          <table:table-cell table:formula="of:=[.C91]/[.G91]" office:value-type="float" office:value="0.909090909090909" calcext:value-type="float">
            <text:p>0.91</text:p>
          </table:table-cell>
          <table:table-cell/>
          <table:table-cell office:value-type="string" calcext:value-type="string">
            <text:p>tuplePolymorphism</text:p>
          </table:table-cell>
          <table:table-cell office:value-type="time" office:time-value="PT00H00M07.157S" calcext:value-type="time">
            <text:p>00:07.16</text:p>
          </table:table-cell>
          <table:table-cell table:formula="of:=SECOND([.L91])+MINUTE([.L91])*60" office:value-type="float" office:value="7" calcext:value-type="float">
            <text:p>7</text:p>
          </table:table-cell>
          <table:table-cell/>
          <table:table-cell table:formula="of:=[.C91]/[.M91]" office:value-type="float" office:value="1.42857142857143" calcext:value-type="float">
            <text:p>1.43</text:p>
          </table:table-cell>
        </table:table-row>
        <table:table-row table:style-name="ro1">
          <table:table-cell office:value-type="string" calcext:value-type="string">
            <text:p>tupleVariadic</text:p>
          </table:table-cell>
          <table:table-cell office:value-type="time" office:time-value="PT00H00M29.757S" calcext:value-type="time">
            <text:p>00:29.76</text:p>
          </table:table-cell>
          <table:table-cell table:formula="of:=SECOND([.B92])+MINUTE([.B92])*60" office:value-type="float" office:value="30" calcext:value-type="float">
            <text:p>30</text:p>
          </table:table-cell>
          <table:table-cell/>
          <table:table-cell office:value-type="string" calcext:value-type="string">
            <text:p>tupleVariadic</text:p>
          </table:table-cell>
          <table:table-cell office:value-type="time" office:time-value="PT00H00M33.482S" calcext:value-type="time">
            <text:p>00:33.48</text:p>
          </table:table-cell>
          <table:table-cell table:formula="of:=SECOND([.F92])+MINUTE([.F92])*60" office:value-type="float" office:value="33" calcext:value-type="float">
            <text:p>33</text:p>
          </table:table-cell>
          <table:table-cell/>
          <table:table-cell table:formula="of:=[.C92]/[.G92]" office:value-type="float" office:value="0.909090909090909" calcext:value-type="float">
            <text:p>0.91</text:p>
          </table:table-cell>
          <table:table-cell/>
          <table:table-cell office:value-type="string" calcext:value-type="string">
            <text:p>tupleVariadic</text:p>
          </table:table-cell>
          <table:table-cell office:value-type="time" office:time-value="PT00H00M21.209S" calcext:value-type="time">
            <text:p>00:21.21</text:p>
          </table:table-cell>
          <table:table-cell table:formula="of:=SECOND([.L92])+MINUTE([.L92])*60" office:value-type="float" office:value="21" calcext:value-type="float">
            <text:p>21</text:p>
          </table:table-cell>
          <table:table-cell/>
          <table:table-cell table:formula="of:=[.C92]/[.M92]" office:value-type="float" office:value="1.42857142857143" calcext:value-type="float">
            <text:p>1.43</text:p>
          </table:table-cell>
        </table:table-row>
        <table:table-row table:style-name="ro1">
          <table:table-cell office:value-type="string" calcext:value-type="string">
            <text:p>typedefRedef</text:p>
          </table:table-cell>
          <table:table-cell office:value-type="time" office:time-value="PT00H00M07.597S" calcext:value-type="time">
            <text:p>00:07.60</text:p>
          </table:table-cell>
          <table:table-cell table:formula="of:=SECOND([.B93])+MINUTE([.B93])*60" office:value-type="float" office:value="8" calcext:value-type="float">
            <text:p>8</text:p>
          </table:table-cell>
          <table:table-cell/>
          <table:table-cell office:value-type="string" calcext:value-type="string">
            <text:p>typedefRedef</text:p>
          </table:table-cell>
          <table:table-cell office:value-type="time" office:time-value="PT00H00M07.128S" calcext:value-type="time">
            <text:p>00:07.13</text:p>
          </table:table-cell>
          <table:table-cell table:formula="of:=SECOND([.F93])+MINUTE([.F93])*60" office:value-type="float" office:value="7" calcext:value-type="float">
            <text:p>7</text:p>
          </table:table-cell>
          <table:table-cell/>
          <table:table-cell table:formula="of:=[.C93]/[.G93]" office:value-type="float" office:value="1.14285714285714" calcext:value-type="float">
            <text:p>1.14</text:p>
          </table:table-cell>
          <table:table-cell/>
          <table:table-cell office:value-type="string" calcext:value-type="string">
            <text:p>typedefRedef</text:p>
          </table:table-cell>
          <table:table-cell office:value-type="time" office:time-value="PT00H00M05.479S" calcext:value-type="time">
            <text:p>00:05.48</text:p>
          </table:table-cell>
          <table:table-cell table:formula="of:=SECOND([.L93])+MINUTE([.L93])*60" office:value-type="float" office:value="5" calcext:value-type="float">
            <text:p>5</text:p>
          </table:table-cell>
          <table:table-cell/>
          <table:table-cell table:formula="of:=[.C93]/[.M93]" office:value-type="float" office:value="1.6" calcext:value-type="float">
            <text:p>1.60</text:p>
          </table:table-cell>
        </table:table-row>
        <table:table-row table:style-name="ro1">
          <table:table-cell office:value-type="string" calcext:value-type="string">
            <text:p>typeof</text:p>
          </table:table-cell>
          <table:table-cell office:value-type="time" office:time-value="PT00H00M07.161S" calcext:value-type="time">
            <text:p>00:07.16</text:p>
          </table:table-cell>
          <table:table-cell table:formula="of:=SECOND([.B94])+MINUTE([.B94])*60" office:value-type="float" office:value="7" calcext:value-type="float">
            <text:p>7</text:p>
          </table:table-cell>
          <table:table-cell/>
          <table:table-cell office:value-type="string" calcext:value-type="string">
            <text:p>typeof</text:p>
          </table:table-cell>
          <table:table-cell office:value-type="time" office:time-value="PT00H00M07.319S" calcext:value-type="time">
            <text:p>00:07.32</text:p>
          </table:table-cell>
          <table:table-cell table:formula="of:=SECOND([.F94])+MINUTE([.F94])*60" office:value-type="float" office:value="7" calcext:value-type="float">
            <text:p>7</text:p>
          </table:table-cell>
          <table:table-cell/>
          <table:table-cell table:formula="of:=[.C94]/[.G94]" office:value-type="float" office:value="1" calcext:value-type="float">
            <text:p>1.00</text:p>
          </table:table-cell>
          <table:table-cell/>
          <table:table-cell office:value-type="string" calcext:value-type="string">
            <text:p>typeof</text:p>
          </table:table-cell>
          <table:table-cell office:value-type="time" office:time-value="PT00H00M05.369S" calcext:value-type="time">
            <text:p>00:05.37</text:p>
          </table:table-cell>
          <table:table-cell table:formula="of:=SECOND([.L94])+MINUTE([.L94])*60" office:value-type="float" office:value="5" calcext:value-type="float">
            <text:p>5</text:p>
          </table:table-cell>
          <table:table-cell/>
          <table:table-cell table:formula="of:=[.C94]/[.M94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variableDeclarator</text:p>
          </table:table-cell>
          <table:table-cell office:value-type="time" office:time-value="PT00H00M07.754S" calcext:value-type="time">
            <text:p>00:07.75</text:p>
          </table:table-cell>
          <table:table-cell table:formula="of:=SECOND([.B95])+MINUTE([.B95])*60" office:value-type="float" office:value="8" calcext:value-type="float">
            <text:p>8</text:p>
          </table:table-cell>
          <table:table-cell/>
          <table:table-cell office:value-type="string" calcext:value-type="string">
            <text:p>variableDeclarator</text:p>
          </table:table-cell>
          <table:table-cell office:value-type="time" office:time-value="PT00H00M08.225S" calcext:value-type="time">
            <text:p>00:08.23</text:p>
          </table:table-cell>
          <table:table-cell table:formula="of:=SECOND([.F95])+MINUTE([.F95])*60" office:value-type="float" office:value="8" calcext:value-type="float">
            <text:p>8</text:p>
          </table:table-cell>
          <table:table-cell/>
          <table:table-cell table:formula="of:=[.C95]/[.G95]" office:value-type="float" office:value="1" calcext:value-type="float">
            <text:p>1.00</text:p>
          </table:table-cell>
          <table:table-cell/>
          <table:table-cell office:value-type="string" calcext:value-type="string">
            <text:p>variableDeclarator</text:p>
          </table:table-cell>
          <table:table-cell office:value-type="time" office:time-value="PT00H00M05.731S" calcext:value-type="time">
            <text:p>00:05.73</text:p>
          </table:table-cell>
          <table:table-cell table:formula="of:=SECOND([.L95])+MINUTE([.L95])*60" office:value-type="float" office:value="6" calcext:value-type="float">
            <text:p>6</text:p>
          </table:table-cell>
          <table:table-cell/>
          <table:table-cell table:formula="of:=[.C95]/[.M95]" office:value-type="float" office:value="1.33333333333333" calcext:value-type="float">
            <text:p>1.33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time" office:time-value="PT00H01M52.351S" calcext:value-type="time">
            <text:p>01:52.35</text:p>
          </table:table-cell>
          <table:table-cell table:formula="of:=SECOND([.B96])+MINUTE([.B96])*60" office:value-type="float" office:value="112" calcext:value-type="float">
            <text:p>112</text:p>
          </table:table-cell>
          <table:table-cell/>
          <table:table-cell office:value-type="string" calcext:value-type="string">
            <text:p>vector</text:p>
          </table:table-cell>
          <table:table-cell office:value-type="time" office:time-value="PT00H02M32.446S" calcext:value-type="time">
            <text:p>02:32.45</text:p>
          </table:table-cell>
          <table:table-cell table:formula="of:=SECOND([.F96])+MINUTE([.F96])*60" office:value-type="float" office:value="152" calcext:value-type="float">
            <text:p>152</text:p>
          </table:table-cell>
          <table:table-cell/>
          <table:table-cell table:formula="of:=[.C96]/[.G96]" office:value-type="float" office:value="0.736842105263158" calcext:value-type="float">
            <text:p>0.74</text:p>
          </table:table-cell>
          <table:table-cell/>
          <table:table-cell office:value-type="string" calcext:value-type="string">
            <text:p>vector</text:p>
          </table:table-cell>
          <table:table-cell office:value-type="time" office:time-value="PT00H02M42.156S" calcext:value-type="time">
            <text:p>02:42.16</text:p>
          </table:table-cell>
          <table:table-cell table:formula="of:=SECOND([.L96])+MINUTE([.L96])*60" office:value-type="float" office:value="162" calcext:value-type="float">
            <text:p>162</text:p>
          </table:table-cell>
          <table:table-cell/>
          <table:table-cell table:formula="of:=[.C96]/[.M96]" office:value-type="float" office:value="0.691358024691358" calcext:value-type="float">
            <text:p>0.69</text:p>
          </table:table-cell>
        </table:table-row>
        <table:table-row table:style-name="ro1">
          <table:table-cell office:value-type="string" calcext:value-type="string">
            <text:p>voidPtr</text:p>
          </table:table-cell>
          <table:table-cell office:value-type="time" office:time-value="PT00H00M07.112S" calcext:value-type="time">
            <text:p>00:07.11</text:p>
          </table:table-cell>
          <table:table-cell table:formula="of:=SECOND([.B97])+MINUTE([.B97])*60" office:value-type="float" office:value="7" calcext:value-type="float">
            <text:p>7</text:p>
          </table:table-cell>
          <table:table-cell/>
          <table:table-cell office:value-type="string" calcext:value-type="string">
            <text:p>voidPtr</text:p>
          </table:table-cell>
          <table:table-cell office:value-type="time" office:time-value="PT00H00M07.71S" calcext:value-type="time">
            <text:p>00:07.71</text:p>
          </table:table-cell>
          <table:table-cell table:formula="of:=SECOND([.F97])+MINUTE([.F97])*60" office:value-type="float" office:value="8" calcext:value-type="float">
            <text:p>8</text:p>
          </table:table-cell>
          <table:table-cell/>
          <table:table-cell table:formula="of:=[.C97]/[.G97]" office:value-type="float" office:value="0.875" calcext:value-type="float">
            <text:p>0.88</text:p>
          </table:table-cell>
          <table:table-cell/>
          <table:table-cell office:value-type="string" calcext:value-type="string">
            <text:p>voidPtr</text:p>
          </table:table-cell>
          <table:table-cell office:value-type="time" office:time-value="PT00H00M05.45S" calcext:value-type="time">
            <text:p>00:05.45</text:p>
          </table:table-cell>
          <table:table-cell table:formula="of:=SECOND([.L97])+MINUTE([.L97])*60" office:value-type="float" office:value="5" calcext:value-type="float">
            <text:p>5</text:p>
          </table:table-cell>
          <table:table-cell/>
          <table:table-cell table:formula="of:=[.C97]/[.M97]" office:value-type="float" office:value="1.4" calcext:value-type="float">
            <text:p>1.40</text:p>
          </table:table-cell>
        </table:table-row>
        <table:table-row table:style-name="ro1">
          <table:table-cell office:value-type="string" calcext:value-type="string">
            <text:p>wait</text:p>
          </table:table-cell>
          <table:table-cell office:value-type="time" office:time-value="PT00H04M28.271S" calcext:value-type="time">
            <text:p>04:28.27</text:p>
          </table:table-cell>
          <table:table-cell table:formula="of:=SECOND([.B98])+MINUTE([.B98])*60" office:value-type="float" office:value="268" calcext:value-type="float">
            <text:p>268</text:p>
          </table:table-cell>
          <table:table-cell/>
          <table:table-cell office:value-type="string" calcext:value-type="string">
            <text:p>wait</text:p>
          </table:table-cell>
          <table:table-cell office:value-type="time" office:time-value="PT00H05M26.523S" calcext:value-type="time">
            <text:p>05:26.52</text:p>
          </table:table-cell>
          <table:table-cell table:formula="of:=SECOND([.F98])+MINUTE([.F98])*60" office:value-type="float" office:value="327" calcext:value-type="float">
            <text:p>327</text:p>
          </table:table-cell>
          <table:table-cell/>
          <table:table-cell table:formula="of:=[.C98]/[.G98]" office:value-type="float" office:value="0.819571865443425" calcext:value-type="float">
            <text:p>0.82</text:p>
          </table:table-cell>
          <table:table-cell/>
          <table:table-cell office:value-type="string" calcext:value-type="string">
            <text:p>wait</text:p>
          </table:table-cell>
          <table:table-cell office:value-type="time" office:time-value="PT00H03M04.49S" calcext:value-type="time">
            <text:p>03:04.49</text:p>
          </table:table-cell>
          <table:table-cell table:formula="of:=SECOND([.L98])+MINUTE([.L98])*60" office:value-type="float" office:value="184" calcext:value-type="float">
            <text:p>184</text:p>
          </table:table-cell>
          <table:table-cell/>
          <table:table-cell table:formula="of:=[.C98]/[.M98]" office:value-type="float" office:value="1.45652173913043" calcext:value-type="float">
            <text:p>1.46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time" office:time-value="PT00H04M25.621S" calcext:value-type="time">
            <text:p>04:25.62</text:p>
          </table:table-cell>
          <table:table-cell table:formula="of:=SECOND([.B99])+MINUTE([.B99])*60" office:value-type="float" office:value="266" calcext:value-type="float">
            <text:p>266</text:p>
          </table:table-cell>
          <table:table-cell/>
          <table:table-cell office:value-type="string" calcext:value-type="string">
            <text:p>when</text:p>
          </table:table-cell>
          <table:table-cell office:value-type="time" office:time-value="PT00H05M07.6S" calcext:value-type="time">
            <text:p>05:07.60</text:p>
          </table:table-cell>
          <table:table-cell table:formula="of:=SECOND([.F99])+MINUTE([.F99])*60" office:value-type="float" office:value="308" calcext:value-type="float">
            <text:p>308</text:p>
          </table:table-cell>
          <table:table-cell/>
          <table:table-cell table:formula="of:=[.C99]/[.G99]" office:value-type="float" office:value="0.863636363636364" calcext:value-type="float">
            <text:p>0.86</text:p>
          </table:table-cell>
          <table:table-cell/>
          <table:table-cell office:value-type="string" calcext:value-type="string">
            <text:p>when</text:p>
          </table:table-cell>
          <table:table-cell office:value-type="time" office:time-value="PT00H02M56.805S" calcext:value-type="time">
            <text:p>02:56.81</text:p>
          </table:table-cell>
          <table:table-cell table:formula="of:=SECOND([.L99])+MINUTE([.L99])*60" office:value-type="float" office:value="177" calcext:value-type="float">
            <text:p>177</text:p>
          </table:table-cell>
          <table:table-cell/>
          <table:table-cell table:formula="of:=[.C99]/[.M99]" office:value-type="float" office:value="1.50282485875706" calcext:value-type="float">
            <text:p>1.5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/>
          <table:table-cell table:style-name="ce8" office:value-type="string" calcext:value-type="string">
            <text:p>TOTAL</text:p>
          </table:table-cell>
          <table:table-cell table:style-name="ce4" table:formula="of:=SUM([.C3:.C99])" office:value-type="float" office:value="13068" calcext:value-type="float">
            <text:p>13068</text:p>
          </table:table-cell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4" table:formula="of:=SUM([.G3:.G99])" office:value-type="float" office:value="13510" calcext:value-type="float">
            <text:p>13510</text:p>
          </table:table-cell>
          <table:table-cell table:style-name="ce8" office:value-type="string" calcext:value-type="string">
            <text:p>MEAN</text:p>
          </table:table-cell>
          <table:table-cell table:formula="of:=AVERAGE([.I3:.I99])" office:value-type="float" office:value="0.897072647111151" calcext:value-type="float">
            <text:p>0.90</text:p>
          </table:table-cell>
          <table:table-cell table:number-columns-repeated="2"/>
          <table:table-cell table:style-name="ce8" office:value-type="string" calcext:value-type="string">
            <text:p>TOTAL</text:p>
          </table:table-cell>
          <table:table-cell table:style-name="ce4" table:formula="of:=SUM([.M3:.M99])" office:value-type="float" office:value="8199" calcext:value-type="float">
            <text:p>8199</text:p>
          </table:table-cell>
          <table:table-cell table:style-name="ce8" office:value-type="string" calcext:value-type="string">
            <text:p>MEAN</text:p>
          </table:table-cell>
          <table:table-cell table:formula="of:=AVERAGE([.O3:.O99])" office:value-type="float" office:value="1.43130121142636" calcext:value-type="float">
            <text:p>1.43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8" office:value-type="string" calcext:value-type="string">
            <text:p>WEIGHTED SPEEDUP</text:p>
          </table:table-cell>
          <table:table-cell table:style-name="ce3" table:formula="of:=[.C101]/[.G101]" office:value-type="float" office:value="0.967283493708364" calcext:value-type="float">
            <text:p>0.97</text:p>
          </table:table-cell>
          <table:table-cell table:style-name="ce8" office:value-type="string" calcext:value-type="string">
            <text:p>MEDIAN</text:p>
          </table:table-cell>
          <table:table-cell table:formula="of:=MEDIAN([.I3:.I99])" office:value-type="float" office:value="0.864779874213837" calcext:value-type="float">
            <text:p>0.86</text:p>
          </table:table-cell>
          <table:table-cell table:number-columns-repeated="2"/>
          <table:table-cell table:style-name="ce8" office:value-type="string" calcext:value-type="string">
            <text:p>WEIGHTED SPEEDUP</text:p>
          </table:table-cell>
          <table:table-cell table:style-name="ce3" table:formula="of:=[.C101]/[.M101]" office:value-type="float" office:value="1.59385290889133" calcext:value-type="float">
            <text:p>1.59</text:p>
          </table:table-cell>
          <table:table-cell table:style-name="ce8" office:value-type="string" calcext:value-type="string">
            <text:p>MEDIAN</text:p>
          </table:table-cell>
          <table:table-cell table:formula="of:=MEDIAN([.O3:.O99])" office:value-type="float" office:value="1.4" calcext:value-type="float">
            <text:p>1.4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8" office:value-type="string" calcext:value-type="string">
            <text:p>MIN</text:p>
          </table:table-cell>
          <table:table-cell table:formula="of:=MIN([.I3:.I99])" office:value-type="float" office:value="0.0466321243523316" calcext:value-type="float">
            <text:p>0.05</text:p>
          </table:table-cell>
          <table:table-cell table:number-columns-repeated="2"/>
          <table:table-cell table:style-name="Default" table:number-columns-repeated="2"/>
          <table:table-cell table:style-name="ce8" office:value-type="string" calcext:value-type="string">
            <text:p>MIN</text:p>
          </table:table-cell>
          <table:table-cell table:formula="of:=MIN([.O3:.O99])" office:value-type="float" office:value="0.0692307692307692" calcext:value-type="float">
            <text:p>0.07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8" office:value-type="string" calcext:value-type="string">
            <text:p>MAX</text:p>
          </table:table-cell>
          <table:table-cell table:formula="of:=MAX([.I3:.I99])" office:value-type="float" office:value="2.4025974025974" calcext:value-type="float">
            <text:p>2.40</text:p>
          </table:table-cell>
          <table:table-cell table:number-columns-repeated="2"/>
          <table:table-cell table:style-name="Default"/>
          <table:table-cell table:style-name="ce5"/>
          <table:table-cell table:style-name="ce8" office:value-type="string" calcext:value-type="string">
            <text:p>MAX</text:p>
          </table:table-cell>
          <table:table-cell table:formula="of:=MAX([.O3:.O99])" office:value-type="float" office:value="3.02916666666667" calcext:value-type="float">
            <text:p>3.03</text:p>
          </table:table-cell>
        </table:table-row>
      </table:table>
      <table:named-expressions/>
      <table:database-ranges>
        <table:database-range table:name="__Anonymous_Sheet_DB__0" table:target-range-address="cfabench.G3:cfabench.H10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efer pre-post'.K3:'Defer pre-post'.L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00-00-00</text:date>, <text:time style:data-style-name="N2" text:time-value="14:22:33.6539591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5:59:15.617073099</meta:creation-date>
    <dc:date>2019-01-22T14:23:22.818159130</dc:date>
    <meta:editing-duration>P5DT2H39M29S</meta:editing-duration>
    <meta:editing-cycles>21</meta:editing-cycles>
    <meta:generator>LibreOffice/5.1.6.2$Linux_X86_64 LibreOffice_project/10m0$Build-2</meta:generator>
    <meta:document-statistic meta:table-count="4" meta:cell-count="2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legend chart:legend-position="end" svg:x="14.775cm" svg:y="3.954cm" style:legend-expansion="high" chart:style-name="ch2"/>
        <chart:plot-area chart:style-name="ch3" table:cell-range-address="'Defer pre-post'.C3:'Defer pre-post'.C99 'Defer pre-post'.I3:'Defer pre-post'.I99 'Defer pre-post'.O3:'Defer pre-post'.O99" chart:data-source-has-labels="row" svg:x="1.331cm" svg:y="0.18cm" svg:width="13.124cm" svg:height="7.664cm">
          <chartooo:coordinate-region svg:x="2.243cm" svg:y="0.38cm" svg:width="11.787cm" svg:height="6.817cm"/>
          <chart:axis chart:dimension="x" chart:name="primary-x" chart:style-name="ch4">
            <chart:title svg:x="6.791cm" svg:y="8.024cm" chart:style-name="ch5">
              <text:p>imm time (sec)</text:p>
            </chart:title>
          </chart:axis>
          <chart:axis chart:dimension="y" chart:name="primary-y" chart:style-name="ch6">
            <chart:title svg:x="0.451cm" svg:y="4.704cm" chart:style-name="ch7">
              <text:p>speedup</text:p>
            </chart:title>
            <chart:grid chart:style-name="ch8" chart:class="major"/>
          </chart:axis>
          <chart:series chart:style-name="ch9" chart:values-cell-range-address="'Defer pre-post'.I3:'Defer pre-post'.I99" loext:label-string="def" chart:class="chart:scatter">
            <chart:domain table:cell-range-address="'Defer pre-post'.C3:'Defer pre-post'.C99"/>
            <chart:data-point chart:repeated="97"/>
          </chart:series>
          <chart:series chart:style-name="ch10" chart:values-cell-range-address="'Defer pre-post'.O3:'Defer pre-post'.O99" loext:label-string="tec" chart:class="chart:scatter">
            <chart:data-point chart:repeated="9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ef</text:p>
              </table:table-cell>
              <table:table-cell office:value-type="string">
                <text:p>te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">
                <text:p>363</text:p>
                <draw:g>
                  <svg:desc>'Defer pre-post'.C3:'Defer pre-post'.C99</svg:desc>
                </draw:g>
              </table:table-cell>
              <table:table-cell office:value-type="float" office:value="1.29181494661922">
                <text:p>1.29181494661922</text:p>
                <draw:g>
                  <svg:desc>'Defer pre-post'.I3:'Defer pre-post'.I99</svg:desc>
                </draw:g>
              </table:table-cell>
              <table:table-cell office:value-type="float" office:value="2.26875">
                <text:p>2.26875</text:p>
                <draw:g>
                  <svg:desc>'Defer pre-post'.O3:'Defer pre-post'.O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0.727810650887574">
                <text:p>0.72781065088757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375">
                <text:p>0.43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722627737226277">
                <text:p>0.72262773722627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5">
                <text:p>185</text:p>
              </table:table-cell>
              <table:table-cell office:value-type="float" office:value="2.4025974025974">
                <text:p>2.4025974025974</text:p>
              </table:table-cell>
              <table:table-cell office:value-type="float" office:value="1.63716814159292">
                <text:p>1.637168141592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">
                <text:p>240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.48148148148148">
                <text:p>1.48148148148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0.806916426512968">
                <text:p>0.806916426512968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8">
                <text:p>248</text:p>
              </table:table-cell>
              <table:table-cell office:value-type="float" office:value="0.8">
                <text:p>0.8</text:p>
              </table:table-cell>
              <table:table-cell office:value-type="float" office:value="1.48502994011976">
                <text:p>1.48502994011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0.836065573770492">
                <text:p>0.836065573770492</text:p>
              </table:table-cell>
              <table:table-cell office:value-type="float" office:value="1.51785714285714">
                <text:p>1.51785714285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0.717741935483871">
                <text:p>0.717741935483871</text:p>
              </table:table-cell>
              <table:table-cell office:value-type="float" office:value="1.21917808219178">
                <text:p>1.21917808219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">
                <text:p>264</text:p>
              </table:table-cell>
              <table:table-cell office:value-type="float" office:value="0.807339449541284">
                <text:p>0.807339449541284</text:p>
              </table:table-cell>
              <table:table-cell office:value-type="float" office:value="1.49152542372881">
                <text:p>1.491525423728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0">
                <text:p>270</text:p>
              </table:table-cell>
              <table:table-cell office:value-type="float" office:value="0.79646017699115">
                <text:p>0.79646017699115</text:p>
              </table:table-cell>
              <table:table-cell office:value-type="float" office:value="1.42105263157895">
                <text:p>1.42105263157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">
                <text:p>280</text:p>
              </table:table-cell>
              <table:table-cell office:value-type="float" office:value="0.811594202898551">
                <text:p>0.811594202898551</text:p>
              </table:table-cell>
              <table:table-cell office:value-type="float" office:value="1.50537634408602">
                <text:p>1.50537634408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1.20754716981132">
                <text:p>1.20754716981132</text:p>
              </table:table-cell>
              <table:table-cell office:value-type="float" office:value="1.93939393939394">
                <text:p>1.93939393939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">
                <text:p>241</text:p>
              </table:table-cell>
              <table:table-cell office:value-type="float" office:value="0.924528301886793">
                <text:p>0.924528301886793</text:p>
              </table:table-cell>
              <table:table-cell office:value-type="float" office:value="1.53503184713376">
                <text:p>1.535031847133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">
                <text:p>98</text:p>
              </table:table-cell>
              <table:table-cell office:value-type="float" office:value="0.857651245551601">
                <text:p>0.857651245551601</text:p>
              </table:table-cell>
              <table:table-cell office:value-type="float" office:value="1.55555555555556">
                <text:p>1.55555555555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">
                <text:p>199</text:p>
              </table:table-cell>
              <table:table-cell office:value-type="float" office:value="0.861471861471861">
                <text:p>0.861471861471861</text:p>
              </table:table-cell>
              <table:table-cell office:value-type="float" office:value="1.5546875">
                <text:p>1.554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7">
                <text:p>147</text:p>
              </table:table-cell>
              <table:table-cell office:value-type="float" office:value="0.875">
                <text:p>0.875</text:p>
              </table:table-cell>
              <table:table-cell office:value-type="float" office:value="1.53125">
                <text:p>1.5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8">
                <text:p>148</text:p>
              </table:table-cell>
              <table:table-cell office:value-type="float" office:value="0.808743169398907">
                <text:p>0.808743169398907</text:p>
              </table:table-cell>
              <table:table-cell office:value-type="float" office:value="1.46534653465347">
                <text:p>1.46534653465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.30769230769231">
                <text:p>1.30769230769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0.625">
                <text:p>0.625</text:p>
              </table:table-cell>
              <table:table-cell office:value-type="float" office:value="0.921052631578947">
                <text:p>0.921052631578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1.39393939393939">
                <text:p>1.39393939393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3">
                <text:p>93</text:p>
              </table:table-cell>
              <table:table-cell office:value-type="float" office:value="0.958762886597938">
                <text:p>0.9587628865979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1.15789473684211">
                <text:p>1.15789473684211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1.19444444444444">
                <text:p>1.1944444444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">
                <text:p>420</text:p>
              </table:table-cell>
              <table:table-cell office:value-type="float" office:value="1.56716417910448">
                <text:p>1.56716417910448</text:p>
              </table:table-cell>
              <table:table-cell office:value-type="float" office:value="2.38636363636364">
                <text:p>2.38636363636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59">
                <text:p>959</text:p>
              </table:table-cell>
              <table:table-cell office:value-type="float" office:value="1.54180064308682">
                <text:p>1.54180064308682</text:p>
              </table:table-cell>
              <table:table-cell office:value-type="float" office:value="2.37965260545906">
                <text:p>2.379652605459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0.8125">
                <text:p>0.8125</text:p>
              </table:table-cell>
              <table:table-cell office:value-type="float" office:value="1.23809523809524">
                <text:p>1.23809523809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7">
                <text:p>727</text:p>
              </table:table-cell>
              <table:table-cell office:value-type="float" office:value="1.79506172839506">
                <text:p>1.79506172839506</text:p>
              </table:table-cell>
              <table:table-cell office:value-type="float" office:value="3.02916666666667">
                <text:p>3.0291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6">
                <text:p>906</text:p>
              </table:table-cell>
              <table:table-cell office:value-type="float" office:value="1.70943396226415">
                <text:p>1.70943396226415</text:p>
              </table:table-cell>
              <table:table-cell office:value-type="float" office:value="2.7044776119403">
                <text:p>2.70447761194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76">
                <text:p>676</text:p>
              </table:table-cell>
              <table:table-cell office:value-type="float" office:value="1.77894736842105">
                <text:p>1.77894736842105</text:p>
              </table:table-cell>
              <table:table-cell office:value-type="float" office:value="2.91379310344828">
                <text:p>2.913793103448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2">
                <text:p>342</text:p>
              </table:table-cell>
              <table:table-cell office:value-type="float" office:value="0.892950391644909">
                <text:p>0.892950391644909</text:p>
              </table:table-cell>
              <table:table-cell office:value-type="float" office:value="1.37349397590361">
                <text:p>1.373493975903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1">
                <text:p>241</text:p>
              </table:table-cell>
              <table:table-cell office:value-type="float" office:value="0.882783882783883">
                <text:p>0.882783882783883</text:p>
              </table:table-cell>
              <table:table-cell office:value-type="float" office:value="1.53503184713376">
                <text:p>1.53503184713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3">
                <text:p>263</text:p>
              </table:table-cell>
              <table:table-cell office:value-type="float" office:value="0.665822784810127">
                <text:p>0.665822784810127</text:p>
              </table:table-cell>
              <table:table-cell office:value-type="float" office:value="1.0395256916996">
                <text:p>1.03952569169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9">
                <text:p>229</text:p>
              </table:table-cell>
              <table:table-cell office:value-type="float" office:value="0.817857142857143">
                <text:p>0.817857142857143</text:p>
              </table:table-cell>
              <table:table-cell office:value-type="float" office:value="1.46794871794872">
                <text:p>1.467948717948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">
                <text:p>238</text:p>
              </table:table-cell>
              <table:table-cell office:value-type="float" office:value="0.843971631205674">
                <text:p>0.843971631205674</text:p>
              </table:table-cell>
              <table:table-cell office:value-type="float" office:value="1.4875">
                <text:p>1.4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">
                <text:p>146</text:p>
              </table:table-cell>
              <table:table-cell office:value-type="float" office:value="0.884848484848485">
                <text:p>0.884848484848485</text:p>
              </table:table-cell>
              <table:table-cell office:value-type="float" office:value="1.58695652173913">
                <text:p>1.58695652173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2">
                <text:p>242</text:p>
              </table:table-cell>
              <table:table-cell office:value-type="float" office:value="0.828767123287671">
                <text:p>0.828767123287671</text:p>
              </table:table-cell>
              <table:table-cell office:value-type="float" office:value="1.48466257668712">
                <text:p>1.484662576687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8">
                <text:p>208</text:p>
              </table:table-cell>
              <table:table-cell office:value-type="float" office:value="0.787878787878788">
                <text:p>0.787878787878788</text:p>
              </table:table-cell>
              <table:table-cell office:value-type="float" office:value="1.29192546583851">
                <text:p>1.291925465838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">
                <text:p>263</text:p>
              </table:table-cell>
              <table:table-cell office:value-type="float" office:value="0.773529411764706">
                <text:p>0.773529411764706</text:p>
              </table:table-cell>
              <table:table-cell office:value-type="float" office:value="1.38421052631579">
                <text:p>1.38421052631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  <table:table-cell office:value-type="float" office:value="1.3125">
                <text:p>1.3125</text:p>
              </table:table-cell>
              <table:table-cell office:value-type="float" office:value="1.90909090909091">
                <text:p>1.90909090909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0.9375">
                <text:p>0.9375</text:p>
              </table:table-cell>
              <table:table-cell office:value-type="float" office:value="1.74418604651163">
                <text:p>1.744186046511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2">
                <text:p>302</text:p>
              </table:table-cell>
              <table:table-cell office:value-type="float" office:value="1.23265306122449">
                <text:p>1.23265306122449</text:p>
              </table:table-cell>
              <table:table-cell office:value-type="float" office:value="2.12676056338028">
                <text:p>2.12676056338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7">
                <text:p>247</text:p>
              </table:table-cell>
              <table:table-cell office:value-type="float" office:value="0.779179810725552">
                <text:p>0.7791798107255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">
                <text:p>9</text:p>
              </table:table-cell>
              <table:table-cell office:value-type="float" office:value="0.0466321243523316">
                <text:p>0.0466321243523316</text:p>
              </table:table-cell>
              <table:table-cell office:value-type="float" office:value="0.0692307692307692">
                <text:p>0.06923076923076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1.27272727272727">
                <text:p>1.272727272727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">
                <text:p>136</text:p>
              </table:table-cell>
              <table:table-cell office:value-type="float" office:value="0.839506172839506">
                <text:p>0.839506172839506</text:p>
              </table:table-cell>
              <table:table-cell office:value-type="float" office:value="1.43157894736842">
                <text:p>1.431578947368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0.75">
                <text:p>0.75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7">
                <text:p>307</text:p>
              </table:table-cell>
              <table:table-cell office:value-type="float" office:value="0.801566579634465">
                <text:p>0.801566579634465</text:p>
              </table:table-cell>
              <table:table-cell office:value-type="float" office:value="1.38288288288288">
                <text:p>1.382882882882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5">
                <text:p>275</text:p>
              </table:table-cell>
              <table:table-cell office:value-type="float" office:value="0.864779874213837">
                <text:p>0.864779874213837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9">
                <text:p>259</text:p>
              </table:table-cell>
              <table:table-cell office:value-type="float" office:value="0.921708185053381">
                <text:p>0.921708185053381</text:p>
              </table:table-cell>
              <table:table-cell office:value-type="float" office:value="1.37765957446809">
                <text:p>1.37765957446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0.549520766773163">
                <text:p>0.549520766773163</text:p>
              </table:table-cell>
              <table:table-cell office:value-type="float" office:value="0.761061946902655">
                <text:p>0.761061946902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8">
                <text:p>278</text:p>
              </table:table-cell>
              <table:table-cell office:value-type="float" office:value="0.899676375404531">
                <text:p>0.899676375404531</text:p>
              </table:table-cell>
              <table:table-cell office:value-type="float" office:value="1.64497041420118">
                <text:p>1.64497041420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702479338842975">
                <text:p>0.702479338842975</text:p>
              </table:table-cell>
              <table:table-cell office:value-type="float" office:value="1.01190476190476">
                <text:p>1.01190476190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">
                <text:p>102</text:p>
              </table:table-cell>
              <table:table-cell office:value-type="float" office:value="0.621951219512195">
                <text:p>0.621951219512195</text:p>
              </table:table-cell>
              <table:table-cell office:value-type="float" office:value="0.755555555555556">
                <text:p>0.7555555555555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.42857142857143">
                <text:p>1.428571428571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">
                <text:p>11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691358024691358">
                <text:p>0.6913580246913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8">
                <text:p>268</text:p>
              </table:table-cell>
              <table:table-cell office:value-type="float" office:value="0.819571865443425">
                <text:p>0.819571865443425</text:p>
              </table:table-cell>
              <table:table-cell office:value-type="float" office:value="1.45652173913043">
                <text:p>1.456521739130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6">
                <text:p>266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1.50282485875706">
                <text:p>1.502824858757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